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text-properties fo:color="#00B050"/>
    </style:style>
    <style:style style:name="P3" style:parent-style-name="PreformattedText" style:family="paragraph">
      <style:text-properties fo:color="#00B050"/>
    </style:style>
    <style:style style:name="P4" style:parent-style-name="PreformattedText" style:family="paragraph">
      <style:paragraph-properties fo:break-before="page"/>
    </style:style>
    <style:style style:name="P5" style:parent-style-name="PreformattedText" style:family="paragraph">
      <style:text-properties fo:color="#00B050"/>
    </style:style>
    <style:style style:name="P6" style:parent-style-name="PreformattedText" style:family="paragraph">
      <style:text-properties fo:color="#00B050"/>
    </style:style>
    <style:style style:name="P7" style:parent-style-name="PreformattedText" style:family="paragraph">
      <style:paragraph-properties fo:break-before="page"/>
    </style:style>
    <style:style style:name="P8" style:parent-style-name="PreformattedText" style:family="paragraph">
      <style:text-properties fo:color="#00B050"/>
    </style:style>
    <style:style style:name="P9" style:parent-style-name="PreformattedText" style:family="paragraph">
      <style:text-properties fo:color="#00B050"/>
    </style:style>
    <style:style style:name="P10" style:parent-style-name="PreformattedText" style:family="paragraph">
      <style:paragraph-properties fo:break-before="page"/>
    </style:style>
    <style:style style:name="P11" style:parent-style-name="PreformattedText" style:family="paragraph">
      <style:text-properties fo:color="#00B050"/>
    </style:style>
    <style:style style:name="P12" style:parent-style-name="PreformattedText" style:family="paragraph">
      <style:text-properties fo:color="#00B050"/>
    </style:style>
    <style:style style:name="P13" style:parent-style-name="PreformattedText" style:family="paragraph">
      <style:paragraph-properties fo:break-before="page"/>
    </style:style>
    <style:style style:name="P14" style:parent-style-name="PreformattedText" style:family="paragraph">
      <style:text-properties fo:color="#00B050"/>
    </style:style>
    <style:style style:name="P15" style:parent-style-name="PreformattedText" style:family="paragraph">
      <style:text-properties fo:color="#00B050"/>
    </style:style>
    <style:style style:name="P16" style:parent-style-name="PreformattedText" style:family="paragraph">
      <style:paragraph-properties fo:break-before="page"/>
    </style:style>
    <style:style style:name="P17" style:parent-style-name="PreformattedText" style:family="paragraph">
      <style:text-properties fo:color="#00B050"/>
    </style:style>
    <style:style style:name="P18" style:parent-style-name="PreformattedText" style:family="paragraph">
      <style:text-properties fo:color="#00B050"/>
    </style:style>
    <style:style style:name="P19" style:parent-style-name="PreformattedText" style:family="paragraph">
      <style:paragraph-properties fo:break-before="page"/>
    </style:style>
    <style:style style:name="P20" style:parent-style-name="PreformattedText" style:family="paragraph">
      <style:text-properties fo:color="#00B050"/>
    </style:style>
    <style:style style:name="T21" style:parent-style-name="Absatz-Standardschriftart" style:family="text">
      <style:text-properties fo:color="#00B050"/>
    </style:style>
    <style:style style:name="P22" style:parent-style-name="PreformattedText" style:family="paragraph">
      <style:paragraph-properties fo:break-before="page"/>
    </style:style>
    <style:style style:name="P23" style:parent-style-name="PreformattedText" style:family="paragraph">
      <style:text-properties fo:color="#00B050"/>
    </style:style>
    <style:style style:name="T24" style:parent-style-name="Absatz-Standardschriftart" style:family="text">
      <style:text-properties fo:color="#00B050"/>
    </style:style>
    <style:style style:name="P25" style:parent-style-name="PreformattedText" style:family="paragraph">
      <style:paragraph-properties fo:break-before="page"/>
    </style:style>
    <style:style style:name="P26" style:parent-style-name="PreformattedText" style:family="paragraph">
      <style:text-properties fo:color="#00B050"/>
    </style:style>
    <style:style style:name="P27" style:parent-style-name="PreformattedText" style:family="paragraph">
      <style:text-properties fo:color="#00B050"/>
    </style:style>
    <style:style style:name="P28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29" style:parent-style-name="PreformattedText" style:family="paragraph">
      <style:paragraph-properties fo:break-before="page"/>
    </style:style>
    <style:style style:name="P30" style:parent-style-name="PreformattedText" style:family="paragraph">
      <style:text-properties fo:color="#00B050"/>
    </style:style>
    <style:style style:name="P31" style:parent-style-name="PreformattedText" style:family="paragraph">
      <style:text-properties fo:color="#00B050"/>
    </style:style>
    <style:style style:name="T32" style:parent-style-name="Absatz-Standardschriftart" style:family="text">
      <style:text-properties style:font-name="MS Gothic" style:font-name-asian="MS Gothic"/>
    </style:style>
    <style:style style:name="P33" style:parent-style-name="PreformattedText" style:family="paragraph">
      <style:paragraph-properties fo:break-before="page"/>
    </style:style>
    <style:style style:name="P34" style:parent-style-name="PreformattedText" style:family="paragraph">
      <style:text-properties fo:color="#00B050"/>
    </style:style>
    <style:style style:name="T35" style:parent-style-name="Absatz-Standardschriftart" style:family="text">
      <style:text-properties fo:color="#00B050"/>
    </style:style>
    <style:style style:name="P36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37" style:parent-style-name="PreformattedText" style:family="paragraph">
      <style:paragraph-properties fo:break-before="page"/>
    </style:style>
    <style:style style:name="P38" style:parent-style-name="PreformattedText" style:family="paragraph">
      <style:text-properties fo:color="#00B050"/>
    </style:style>
    <style:style style:name="P39" style:parent-style-name="PreformattedText" style:family="paragraph">
      <style:text-properties fo:color="#00B050"/>
    </style:style>
    <style:style style:name="P40" style:parent-style-name="PreformattedText" style:family="paragraph">
      <style:paragraph-properties fo:break-before="page"/>
    </style:style>
    <style:style style:name="P41" style:parent-style-name="PreformattedText" style:family="paragraph">
      <style:text-properties fo:color="#00B050"/>
    </style:style>
    <style:style style:name="P42" style:parent-style-name="PreformattedText" style:family="paragraph">
      <style:paragraph-properties fo:text-align="justify"/>
    </style:style>
    <style:style style:name="T43" style:parent-style-name="Absatz-Standardschriftart" style:family="text">
      <style:text-properties fo:color="#00B050"/>
    </style:style>
    <style:style style:name="T44" style:parent-style-name="Absatz-Standardschriftart" style:family="text">
      <style:text-properties fo:color="#00B050"/>
    </style:style>
    <style:style style:name="T45" style:parent-style-name="Absatz-Standardschriftart" style:family="text">
      <style:text-properties fo:color="#00B050"/>
    </style:style>
    <style:style style:name="P46" style:parent-style-name="PreformattedText" style:family="paragraph">
      <style:paragraph-properties fo:text-align="justify"/>
    </style:style>
    <style:style style:name="T47" style:parent-style-name="Absatz-Standardschriftart" style:family="text">
      <style:text-properties style:font-name="MS Gothic" style:font-name-asian="MS Gothic"/>
    </style:style>
    <style:style style:name="T48" style:parent-style-name="Absatz-Standardschriftart" style:family="text">
      <style:text-properties style:font-name="MS Gothic" style:font-name-asian="MS Gothic"/>
    </style:style>
    <style:style style:name="P49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50" style:parent-style-name="PreformattedText" style:family="paragraph">
      <style:paragraph-properties fo:break-before="page"/>
    </style:style>
    <style:style style:name="P51" style:parent-style-name="PreformattedText" style:family="paragraph">
      <style:text-properties fo:color="#00B050"/>
    </style:style>
    <style:style style:name="P52" style:parent-style-name="PreformattedText" style:family="paragraph">
      <style:text-properties fo:color="#00B050"/>
    </style:style>
    <style:style style:name="P53" style:parent-style-name="PreformattedText" style:family="paragraph">
      <style:paragraph-properties fo:break-before="page"/>
    </style:style>
    <style:style style:name="P54" style:parent-style-name="PreformattedText" style:family="paragraph">
      <style:text-properties fo:color="#00B050"/>
    </style:style>
    <style:style style:name="T55" style:parent-style-name="Absatz-Standardschriftart" style:family="text">
      <style:text-properties fo:color="#00B050"/>
    </style:style>
    <style:style style:name="P56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57" style:parent-style-name="PreformattedText" style:family="paragraph">
      <style:paragraph-properties fo:break-before="page"/>
    </style:style>
    <style:style style:name="P58" style:parent-style-name="PreformattedText" style:family="paragraph">
      <style:text-properties fo:color="#00B050"/>
    </style:style>
    <style:style style:name="T59" style:parent-style-name="Absatz-Standardschriftart" style:family="text">
      <style:text-properties fo:color="#00B050"/>
    </style:style>
    <style:style style:name="P60" style:parent-style-name="PreformattedText" style:family="paragraph">
      <style:paragraph-properties fo:break-before="page"/>
    </style:style>
    <style:style style:name="P61" style:parent-style-name="PreformattedText" style:family="paragraph">
      <style:text-properties fo:color="#00B050"/>
    </style:style>
    <style:style style:name="T62" style:parent-style-name="Absatz-Standardschriftart" style:family="text">
      <style:text-properties fo:color="#00B050"/>
    </style:style>
    <style:style style:name="P63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64" style:parent-style-name="PreformattedText" style:family="paragraph">
      <style:paragraph-properties fo:break-before="page"/>
    </style:style>
    <style:style style:name="P65" style:parent-style-name="PreformattedText" style:family="paragraph">
      <style:text-properties fo:color="#00B050"/>
    </style:style>
    <style:style style:name="T66" style:parent-style-name="Absatz-Standardschriftart" style:family="text">
      <style:text-properties fo:color="#00B050"/>
    </style:style>
    <style:style style:name="P67" style:parent-style-name="PreformattedText" style:family="paragraph">
      <style:paragraph-properties fo:break-before="page"/>
    </style:style>
    <style:style style:name="P68" style:parent-style-name="PreformattedText" style:family="paragraph">
      <style:text-properties fo:color="#00B050"/>
    </style:style>
    <style:style style:name="T69" style:parent-style-name="Absatz-Standardschriftart" style:family="text">
      <style:text-properties fo:color="#00B050"/>
    </style:style>
    <style:style style:name="P70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T71" style:parent-style-name="Absatz-Standardschriftart" style:family="text">
      <style:text-properties style:font-name="MS Gothic" style:font-name-asian="MS Gothic"/>
    </style:style>
    <style:style style:name="P72" style:parent-style-name="PreformattedText" style:family="paragraph">
      <style:paragraph-properties fo:break-before="page"/>
    </style:style>
    <style:style style:name="P73" style:parent-style-name="PreformattedText" style:family="paragraph">
      <style:text-properties fo:color="#00B050"/>
    </style:style>
    <style:style style:name="T74" style:parent-style-name="Absatz-Standardschriftart" style:family="text">
      <style:text-properties fo:color="#00B050"/>
    </style:style>
    <style:style style:name="T75" style:parent-style-name="Absatz-Standardschriftart" style:family="text">
      <style:text-properties style:font-name="MS Gothic" style:font-name-asian="MS Gothic"/>
    </style:style>
    <style:style style:name="P76" style:parent-style-name="PreformattedText" style:family="paragraph">
      <style:paragraph-properties fo:break-before="page"/>
    </style:style>
    <style:style style:name="P77" style:parent-style-name="PreformattedText" style:family="paragraph">
      <style:text-properties fo:color="#00B050"/>
    </style:style>
    <style:style style:name="P78" style:parent-style-name="PreformattedText" style:family="paragraph">
      <style:paragraph-properties fo:text-align="justify"/>
    </style:style>
    <style:style style:name="T79" style:parent-style-name="Absatz-Standardschriftart" style:family="text">
      <style:text-properties fo:color="#00B050"/>
    </style:style>
    <style:style style:name="P80" style:parent-style-name="PreformattedText" style:family="paragraph">
      <style:paragraph-properties fo:text-align="justify"/>
    </style:style>
    <style:style style:name="P81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82" style:parent-style-name="PreformattedText" style:family="paragraph">
      <style:paragraph-properties fo:break-before="page"/>
    </style:style>
    <style:style style:name="P83" style:parent-style-name="PreformattedText" style:family="paragraph">
      <style:text-properties fo:color="#00B050"/>
    </style:style>
    <style:style style:name="T84" style:parent-style-name="Absatz-Standardschriftart" style:family="text">
      <style:text-properties fo:color="#00B050"/>
    </style:style>
    <style:style style:name="P85" style:parent-style-name="PreformattedText" style:family="paragraph">
      <style:paragraph-properties fo:break-before="page"/>
    </style:style>
    <style:style style:name="P86" style:parent-style-name="PreformattedText" style:family="paragraph">
      <style:text-properties fo:color="#00B050"/>
    </style:style>
    <style:style style:name="T87" style:parent-style-name="Absatz-Standardschriftart" style:family="text">
      <style:text-properties fo:color="#00B050"/>
    </style:style>
    <style:style style:name="T88" style:parent-style-name="Absatz-Standardschriftart" style:family="text">
      <style:text-properties style:font-name="MS Gothic" style:font-name-asian="MS Gothic"/>
    </style:style>
    <style:style style:name="P89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90" style:parent-style-name="PreformattedText" style:family="paragraph">
      <style:paragraph-properties fo:break-before="page"/>
    </style:style>
    <style:style style:name="P91" style:parent-style-name="PreformattedText" style:family="paragraph">
      <style:text-properties fo:color="#00B050"/>
    </style:style>
    <style:style style:name="T92" style:parent-style-name="Absatz-Standardschriftart" style:family="text">
      <style:text-properties fo:color="#00B050"/>
    </style:style>
    <style:style style:name="P93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94" style:parent-style-name="PreformattedText" style:family="paragraph">
      <style:paragraph-properties fo:break-before="page"/>
    </style:style>
    <style:style style:name="P95" style:parent-style-name="PreformattedText" style:family="paragraph">
      <style:text-properties fo:color="#00B050"/>
    </style:style>
    <style:style style:name="T96" style:parent-style-name="Absatz-Standardschriftart" style:family="text">
      <style:text-properties fo:color="#00B050"/>
    </style:style>
    <style:style style:name="T97" style:parent-style-name="Absatz-Standardschriftart" style:family="text">
      <style:text-properties style:font-name="MS Gothic" style:font-name-asian="MS Gothic"/>
    </style:style>
    <style:style style:name="P98" style:parent-style-name="PreformattedText" style:family="paragraph">
      <style:paragraph-properties fo:break-before="page"/>
    </style:style>
    <style:style style:name="P99" style:parent-style-name="PreformattedText" style:family="paragraph">
      <style:text-properties fo:color="#00B050"/>
    </style:style>
    <style:style style:name="T100" style:parent-style-name="Absatz-Standardschriftart" style:family="text">
      <style:text-properties fo:color="#00B050"/>
    </style:style>
    <style:style style:name="T101" style:parent-style-name="Absatz-Standardschriftart" style:family="text">
      <style:text-properties style:font-name="MS Gothic" style:font-name-asian="MS Gothic"/>
    </style:style>
    <style:style style:name="P102" style:parent-style-name="PreformattedText" style:family="paragraph">
      <style:paragraph-properties fo:break-before="page"/>
    </style:style>
    <style:style style:name="P103" style:parent-style-name="PreformattedText" style:family="paragraph">
      <style:text-properties fo:color="#00B050"/>
    </style:style>
    <style:style style:name="T104" style:parent-style-name="Absatz-Standardschriftart" style:family="text">
      <style:text-properties fo:color="#00B050"/>
    </style:style>
    <style:style style:name="P105" style:parent-style-name="PreformattedText" style:family="paragraph">
      <style:paragraph-properties fo:break-before="page"/>
    </style:style>
    <style:style style:name="P106" style:parent-style-name="PreformattedText" style:family="paragraph">
      <style:text-properties fo:color="#00B050"/>
    </style:style>
    <style:style style:name="P107" style:parent-style-name="PreformattedText" style:family="paragraph">
      <style:text-properties fo:color="#00B050"/>
    </style:style>
    <style:style style:name="P108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109" style:parent-style-name="PreformattedText" style:family="paragraph">
      <style:paragraph-properties fo:break-before="page"/>
    </style:style>
    <style:style style:name="P110" style:parent-style-name="PreformattedText" style:family="paragraph">
      <style:text-properties fo:color="#00B050"/>
    </style:style>
    <style:style style:name="T111" style:parent-style-name="Absatz-Standardschriftart" style:family="text">
      <style:text-properties fo:color="#00B050"/>
    </style:style>
    <style:style style:name="P112" style:parent-style-name="PreformattedText" style:family="paragraph">
      <style:paragraph-properties fo:break-before="page"/>
    </style:style>
    <style:style style:name="P113" style:parent-style-name="PreformattedText" style:family="paragraph">
      <style:text-properties fo:color="#00B050"/>
    </style:style>
    <style:style style:name="T114" style:parent-style-name="Absatz-Standardschriftart" style:family="text">
      <style:text-properties fo:color="#00B050"/>
    </style:style>
    <style:style style:name="P115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T116" style:parent-style-name="Absatz-Standardschriftart" style:family="text">
      <style:text-properties style:font-name="MS Gothic" style:font-name-asian="MS Gothic"/>
    </style:style>
  </office:automatic-styles>
  <office:body>
    <office:text text:use-soft-page-breaks="true">
      <text:p text:style-name="P1"/>
      <text:p text:style-name="P2">%-------------------------------------------------------------------</text:p>
      <text:p text:style-name="P3">% https://digital.slub-dresden.de/data/kitodo/BibltojeZ_478590679/BibltojeZ_478590679_tif/jpegs/00001357.tif.large.jpg %-------------------------------------------------------------------</text:p>
      <text:p text:style-name="PreformattedText"/>
      <text:p text:style-name="Standard">%-------------------------------------------------------------------</text:p>
      <text:p text:style-name="Standard"/>
      <text:p text:style-name="PreformattedText">kapitl((Sćenje swjateho Marka))</text:p>
      <text:p text:style-name="PreformattedText"/>
      <text:p text:style-name="PreformattedText">staw((Prěni staw))</text:p>
      <text:p text:style-name="PreformattedText"/>
      <text:p text:style-name="PreformattedText">detail((Chrystus, wot Jana křćeny, bu spytany, prěduje, powoła wučomnikow a hoji chorych))</text:p>
      <text:p text:style-name="PreformattedText"><text:s/></text:p>
      <text:p text:style-name="Standard">%-------------------------------------------------------------------</text:p>
      <text:p text:style-name="Standard"/>
      <text:p text:style-name="PreformattedText">1. To je započatk teho ewangeliona wot Jezom Chrysta teho Syna Božeho,</text:p>
      <text:p text:style-name="PreformattedText"/>
      <text:p text:style-name="PreformattedText">2. Jako pisane steji w<text:s/>profetach: Hlej, ja posćelu swojeho jandźela prjedy tebje, kotryž by twój puć před tobu přihotował. ref((Mal. 3, 1.))</text:p>
      <text:p text:style-name="PreformattedText"/>
      <text:p text:style-name="PreformattedText">3. Prědarja hłós je w pusćinje: Přihotujće puć teho Knjeza, čińće jeho šćežki rune. ref((Jez. 40, 3. Mat. 3, 3. Luk: 3, 4. Jan:1,23.))</text:p>
      <text:p text:style-name="PreformattedText"/>
      <text:p text:style-name="PreformattedText">4. Jan tón běše w pusćinje, křćiše a prědowaše wot křćenicy teje pokuty na wodawanje hrěchow.</text:p>
      <text:p text:style-name="PreformattedText"/>
      <text:p text:style-name="PreformattedText">5.<text:s/>A k njemu dźěše won cyła židowska zemja a<text:s/>Jerusalemjenjo, a buchu wšitcy wot njeho kšćeni we<text:s/>Jordanskej<text:s/>rězy a wuznachu swoje hrěchi.</text:p>
      <text:p text:style-name="PreformattedText"/>
      <text:p text:style-name="PreformattedText">6. Jan pak běše woblečeny z kamjelskimi włosami a měješe kožany pas na swojich bjedrach a jědźeše skóčki a lěsny měd; ref((Mat. 3, 4. 3 Mójz. 11, 22.))</text:p>
      <text:p text:style-name="PreformattedText"/>
      <text:p text:style-name="PreformattedText">7. A prědowaše a dźeše: Jedyn dźe za mnu, kotryž je sylniši dyžli ja, kotremuž ja dosć njejsym, zo N. t. bych ja so před nim dele chilał a te rjemjenje jeho črijow rozwjazał; ref((Mat. 3, 11.))</text:p>
      <text:p text:style-name="PreformattedText"/>
      <text:p text:style-name="PreformattedText">8. Ja křću was z wodu, ale wón budźe was ze swjatym Duchom křćić.</text:p>
      <text:p text:style-name="PreformattedText"/>
      <text:p text:style-name="PreformattedText">9. A poda so w tym samym času, zo Jezus z Galilejskeje wot Nacareta přińdźe a bu křćeny wot Jana we Jordanje. ref((Mat. 3, 16. Luk. 3, 21.))</text:p>
      <text:p text:style-name="PreformattedText"/>
      <text:p text:style-name="PreformattedText">10. A hnydom wustupi wón (Jan) z wody a widźeše njebjesa wotewrjene a teho Ducha, jako hołbja, na njeho dele přińdźo. ref((Jan. 1, 32.))</text:p>
      <text:p text:style-name="PreformattedText"/>
      <text:p text:style-name="PreformattedText">11. A sta so hłós z njebjes: Ty sy mój luby Syn, na kotrymž ja mam dobre spodobanje. ref((Mat. 3, 17. Luk. 9, 35.))</text:p>
      <text:p text:style-name="PreformattedText"/>
      <text:p text:style-name="PreformattedText">12. A hnydom honješe jeho Duch do pusćiny. ref((Mat. 4, 1. Luk. 4, 1.))</text:p>
      <text:p text:style-name="PreformattedText"/>
      <text:p text:style-name="PreformattedText">13. A běše tam w tej pusćinje štyrceći dnjow a bě spytany wot satana. A běše pola zwěriny, a jandźeljo jemu słužachu.</text:p>
      <text:p text:style-name="PreformattedText"/>
      <text:p text:style-name="PreformattedText">14. Jako pak Jan běše do jastwa podaty, přińdźe Jezus do Galilejskeje, prědowaše to<text:s/>ewangelijom wot kralestwa Božeho, ref((Mat. 4, 17. Luk. 4, 15.))</text:p>
      <text:p text:style-name="PreformattedText"/>
      <text:soft-page-break/>
      <text:p text:style-name="PreformattedText">15. A dźeše: Čas je dopjelnjeny, a kralestwo Bože je so přibližiło; čińće pokutu wěrće ewangelionej.</text:p>
      <text:soft-page-break/>
      <text:p text:style-name="P4"><text:s/></text:p>
      <text:p text:style-name="P5">%-------------------------------------------------------------------</text:p>
      <text:p text:style-name="P6">% https://digital.slub-dresden.de/data/kitodo/BibltojeZ_478590679/BibltojeZ_478590679_tif/jpegs/00001358.tif.large.jpg %-------------------------------------------------------------------</text:p>
      <text:p text:style-name="PreformattedText"/>
      <text:p text:style-name="PreformattedText">16. Jako wón pak při Galilejskim morju chodźeše, wuhlada wón<text:s/>Šimana a Handrija, jeho bratra, zo wonaj syće do morja ćiskaštaj (přetož wonaj běštaj rybakaj). ref((Mat. 4, 18. 21.<text:s/>Luk. 5, 2.))</text:p>
      <text:p text:style-name="PreformattedText"/>
      <text:p text:style-name="PreformattedText">17. A Jezus dźeše k nimaj: Pójtaj za mnu; ja chcu činić, zo budźetaj čłowjekow rybakaj.</text:p>
      <text:p text:style-name="PreformattedText"/>
      <text:p text:style-name="PreformattedText">18. A hnydom wopušćištaj wonaj swoje syće a dźěštaj za nim.</text:p>
      <text:p text:style-name="PreformattedText"/>
      <text:p text:style-name="PreformattedText">19. A jako wón běše trochu tam preč wotešoł, wuhlada wón Jakuba, Zebedeoweho syna, a Jana, jeho bratra, płatajo swoje syće we łódźi; ref((Mat. 4, 21.))</text:p>
      <text:p text:style-name="PreformattedText"/>
      <text:p text:style-name="PreformattedText">20. A na měsće wón jeju zawoła. A wonaj wopušćištaj swojeho nana Zžebedea we łódźi a tych najatych a dźěštaj za nim.</text:p>
      <text:p text:style-name="PreformattedText"/>
      <text:p text:style-name="PreformattedText">21. A woni dźěchu do Kapernauma; a hnydom na sabat dźěše wón do šule a wučeše.</text:p>
      <text:p text:style-name="PreformattedText"/>
      <text:p text:style-name="PreformattedText">22. A woni dźiwachu so jara na jeho wučbje; přetož wón wučeše jich móznje a nic jako pismawučeni. ref((Mat. 7, 28. Luk. 4, 32.))</text:p>
      <text:p text:style-name="PreformattedText"/>
      <text:p text:style-name="PreformattedText">23. A w jich šuli běše čłowjek z nječistym duchom wobsynjeny, tón wołaše, ref((Luk. 4, 33.))</text:p>
      <text:p text:style-name="PreformattedText"/>
      <text:p text:style-name="PreformattedText">24. A dźeše: Što mamy my z tobu, Jezu Nacarenski? Sy ty přišoł nas skazyć? Ja wěm, štó ty sy, tón swjaty Boži. ref((St. 5, 7.))</text:p>
      <text:p text:style-name="PreformattedText"/>
      <text:p text:style-name="PreformattedText">25. A Jezus pohrozy jemu a dźeše: Mjelč a wuńdź z teho čłowjeka! ref((St. 9, 25.))</text:p>
      <text:p text:style-name="PreformattedText"/>
      <text:p text:style-name="PreformattedText">26. A tón nječisty duch torhaše jeho a wołaše z wulkim hłosom a wuńdźe z njeho.</text:p>
      <text:p text:style-name="PreformattedText"/>
      <text:p text:style-name="PreformattedText">27. A woni so wšitcy jara dźiwachu, tak zo woni so bjez sobu woprašowachu a dźachu: Što je to? Kajka je to nowa wučba? Wón tež rozkazuje z<text:s/>mocu nječistym ducham, a woni jeho posłuchaju.</text:p>
      <text:p text:style-name="PreformattedText"/>
      <text:p text:style-name="PreformattedText">28. A na měsće bě wot njeho słyšane po wšitkich Galilejskich mjezach.</text:p>
      <text:p text:style-name="PreformattedText"/>
      <text:p text:style-name="PreformattedText">29. A woni dźěchu hnydom z teje šule a přińdźechu do<text:s/>Šimanoweje a Handrijoweje chěže, z Jakubom a z Janom.</text:p>
      <text:p text:style-name="PreformattedText"/>
      <text:p text:style-name="PreformattedText">30. A<text:s/>Šimanowa přichodna mać ležeše a měješe zymnu; a na měsće prajachu woni jemu wot njeje.</text:p>
      <text:p text:style-name="PreformattedText"/>
      <text:p text:style-name="PreformattedText">31. A wón přistupiwši pozběhnu ju horje a dźeržeše ju za ruku; a ta zymna ju hnydom wopušći, a wona jim słužeše.</text:p>
      <text:p text:style-name="PreformattedText"/>
      <text:p text:style-name="PreformattedText">32. Na wječor pak, jako słónco běše zašło, přinjesechu woni k njemu wšelkich chorych a wobsynjenych.</text:p>
      <text:p text:style-name="PreformattedText"/>
      <text:p text:style-name="PreformattedText">33. A cyłe město zhromadźi so k durjam.</text:p>
      <text:p text:style-name="PreformattedText"/>
      <text:p text:style-name="PreformattedText">34. A wón pomhaše wjele ludźom, kotřiž běchu na wšelke chorosće chori, a wuhna wjele čertow a njewotpušći čertam rěčeć; přetož woni jeho znajachu. ref((Jap. k 16, 17. 18.))</text:p>
      <text:p text:style-name="PreformattedText"/>
      <text:p text:style-name="PreformattedText">35. A rano do dnja stanu wón a wuńdźe a woteńdźe na puste město a činješe tam swoju modlitwu. ref((Luk. 4, 42.))</text:p>
      <text:p text:style-name="PreformattedText"/>
      <text:p text:style-name="PreformattedText">36. A za nim chwatachu<text:s/>Šiman a ći, kotřiž při nim běchu;</text:p>
      <text:p text:style-name="PreformattedText"/>
      <text:p text:style-name="PreformattedText">37. A jako jeho namakachu, dźachu woni k njemu: Wšitcy će pytaju.</text:p>
      <text:p text:style-name="PreformattedText"/>
      <text:p text:style-name="PreformattedText">38. A wón dźeše k nim: Pójmy do tych blišich městow, zo bych ja tam tež prědował; přetož na to sym ja přišoł. ref((Luk. 4, 43.))</text:p>
      <text:p text:style-name="PreformattedText"/>
      <text:p text:style-name="PreformattedText">39. A wón prědowaše we jich šulach po cyłej Galilejskej zemi a honješe čertow won.</text:p>
      <text:p text:style-name="PreformattedText"/>
      <text:p text:style-name="PreformattedText">40. A někajki wusadny přińdźe k njemu, tón prošeše jeho, poklaknu před nim a dźeše k njemu: Chceš-li jeno, dha móžeš ty mje wučisćić.</text:p>
      <text:p text:style-name="PreformattedText"/>
      <text:p text:style-name="PreformattedText">41. A Jezusej běše žel, přestrě ruku, dótknu so jeho a dźeše k njemu: Ja chcu, budź wučisćeny.</text:p>
      <text:soft-page-break/>
      <text:p text:style-name="P7"><text:s/></text:p>
      <text:p text:style-name="P8">%-------------------------------------------------------------------</text:p>
      <text:p text:style-name="P9">% https://digital.slub-dresden.de/data/kitodo/BibltojeZ_478590679/BibltojeZ_478590679_tif/jpegs/00001359.tif.large.jpg %-------------------------------------------------------------------</text:p>
      <text:p text:style-name="PreformattedText"/>
      <text:p text:style-name="PreformattedText">42. A jako wón to dźeše, dźěše na měsće tón wusad wot njeho, a wón bě wučisćeny.</text:p>
      <text:p text:style-name="PreformattedText"/>
      <text:p text:style-name="PreformattedText">43. A Jezus pohrozy jemu a honješe jeho hnydom wot sebje preč,</text:p>
      <text:p text:style-name="PreformattedText"/>
      <text:p text:style-name="PreformattedText">44. A dźeše k njemu: Hladaj, zo ty nikomu ničo njeprajiš; ale dźi a pokaž so měšnikej a wopruj za swoje wućišćenje, štož Mójzas je přikazał, k swědčenju na nich. ref((3 Mójz. 14, 2.))</text:p>
      <text:p text:style-name="PreformattedText"/>
      <text:p text:style-name="PreformattedText">45. Wón pak šedši won poča wjele wot teho rěčeć a tu wěc bjez ludźi přinjesć, tak zo wón tam dale njemóžeše wjazy zjawnje do města nutř hić; ale wón běše wonkach w pustych městach, a woni přińdźechu k njemu ze wšěch stronow. ref((Luk. 5, 15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2. staw))</text:p>
      <text:p text:style-name="PreformattedText"/>
      <text:p text:style-name="PreformattedText">detail((Wo jichtnym; Mateja powołanje a Chrystusowe zamołwjenje přećiwo<text:s/>Pharizejskim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1. A po někotrych dnjach dźěše wón zaso do Kapernauma; a wono bě zhonjene, zo wón w chěži je. ref((Mat. 9, 1.))</text:p>
      <text:p text:style-name="PreformattedText"/>
      <text:p text:style-name="PreformattedText">2. A jich wjele so hnydom k njemu zhromadźichu, tak zo woni města njemějachu, tež nic wonkach<text:s/>před durjemi; a wón praješe jim to słowo.</text:p>
      <text:p text:style-name="PreformattedText"/>
      <text:p text:style-name="PreformattedText">3. A někajcy k njemu přińdźechu, kiž jichtneho přinjesechu, kotryž běše wot štyrjoch njeseny. ref((Mat. 9, 2.))</text:p>
      <text:p text:style-name="PreformattedText"/>
      <text:p text:style-name="PreformattedText">4. A jako woni njemóžachu před njeho přińć luda dla, wotkrychu woni tu třěchu, hdźež wón běše; a jako tu běchu rozkopali, pušćichu woni to poslešćo dele, na kotrymž tón jichtny ležeše.</text:p>
      <text:p text:style-name="PreformattedText"/>
      <text:p text:style-name="PreformattedText">5. Jako pak Jezus jich wěru widźeše, dźeše wón k temu jichtnemu: Mój syno, twoje hrěchi su tebi wodate.</text:p>
      <text:p text:style-name="PreformattedText"/>
      <text:p text:style-name="PreformattedText">6. Někotři pismawučeni pak běchu, ći tam sedźachu a pomyslichu sebi w swojich wutrobach:</text:p>
      <text:p text:style-name="PreformattedText"/>
      <text:p text:style-name="PreformattedText">7. Kak rěči tón tajke Bože hanjenje? Štó móže hrěchi wodawać, chiba Bóh sam?</text:p>
      <text:p text:style-name="PreformattedText"/>
      <text:p text:style-name="PreformattedText">8. A Jezus pózna hnydom w swojim Duchu, zo woni tak sami při sebi pomyslichu, a dźeše k nim: Što wy sebi to pomysliće w swojich wutrobach? ref((Jan.2, 24.))</text:p>
      <text:p text:style-name="PreformattedText"/>
      <text:p text:style-name="PreformattedText">9. Što je lóžše, prajić k temu jichtnemu: Tebi su twoje hrěchi wodate; abo prajić: Postań, wzmi swoje poslešćo a chodź?</text:p>
      <text:p text:style-name="PreformattedText"/>
      <text:p text:style-name="PreformattedText">10. So byšće pak wědźeli, zo člorózki syn móc ma, na zemi hrěchi wodawać, dźeše wón k temu jichtnemu:</text:p>
      <text:p text:style-name="PreformattedText"/>
      <text:p text:style-name="PreformattedText">11. Ja ći praju, stań horje, zběhń swoje poslešćo a dźi do swojeho doma.</text:p>
      <text:p text:style-name="PreformattedText"/>
      <text:p text:style-name="PreformattedText">12. A na měsće stanu wón, zběhnu swoje poslešćo a dźěše won před wšitkimi, tak zo wšitcy buchu<text:s/><text:soft-page-break/>zatorhnjeni a chwalachu Boha a dźachu: My to hišće nihdy njejsmy widźeli.</text:p>
      <text:p text:style-name="PreformattedText"/>
      <text:p text:style-name="PreformattedText">13. A wón wuńdźe zaso k morju; a wšitkón lud přińdźe k njemu, a wón jich wučeše.</text:p>
      <text:p text:style-name="PreformattedText"/>
      <text:p text:style-name="PreformattedText">14. A jako wón nimo preč dźěše, wuhlada wón Levia, Alfeoweho syna, na złi sedźo a dźeše k njemu: Pój za mnu. A wón stanu a dźěše za nim. ref((Mat. 9, o. Luk. 5, 27.))</text:p>
      <text:p text:style-name="PreformattedText"/>
      <text:p text:style-name="PreformattedText">15. A sta so, jako wón so k blidu synu we jeho chěži, synu so k blidu wjele złonikow a hrěšnikow z Jezusom a z jeho wučomnikami. Přetož jich běše wjele, a běchu za nim šli.</text:p>
      <text:p text:style-name="PreformattedText"/>
      <text:p text:style-name="PreformattedText">16. A jako pismawučeni a Farizejscy widźachu, zo wón z złonikami a z hrěšnikami jědźiše, dźachu woni k jeho wučomnikam:<text:s/>Čoho dla jě a pije wón z złonikami a z hrěšnikami?</text:p>
      <text:p text:style-name="PreformattedText"/>
      <text:p text:style-name="PreformattedText">17. A jako to Jezus słyšeše, dźeše wón k nim: Sylni njepotrjebaju lěkarja, ale chori; ja sym přišoł, hrěšnikow k pokuće wołać, a nic prawych. ref((Mat. 9, 13. Luk. 5,32. 1 Tim. 1, 15.))</text:p>
      <text:p text:style-name="PreformattedText"/>
      <text:p text:style-name="PreformattedText">18. A Jana a Farizejskich wučomnicy požčachu so často; a někotři přińdźechu a dźachu k njemu: Čoho dla požča so Janowi a Farizejscy wučomnicy, a twoji wučomnicy so njepožča? ref((Mat. 9, 14.))</text:p>
      <text:soft-page-break/>
      <text:p text:style-name="P10"><text:s/></text:p>
      <text:p text:style-name="P11">%-------------------------------------------------------------------</text:p>
      <text:p text:style-name="P12">% https://digital.slub-dresden.de/data/kitodo/BibltojeZ_478590679/BibltojeZ_478590679_tif/jpegs/00001360.tif.large.jpg %-------------------------------------------------------------------</text:p>
      <text:p text:style-name="PreformattedText"/>
      <text:p text:style-name="PreformattedText">19. A Jezus dźeše k nim: Kak móža so kwasni hosćo posćić, dokelž nawoženja pola nich je? Tak dołho hač nawoženju při sebi maju, njemóža woni so posćić.</text:p>
      <text:p text:style-name="PreformattedText"/>
      <text:p text:style-name="PreformattedText">20. Čas pak budźe přińć, zo budźe nawoženja wot nich wzaty, a tehdy budźa woni so posćić.</text:p>
      <text:p text:style-name="PreformattedText"/>
      <text:p text:style-name="PreformattedText">21. A nichtó njepřišiwa zapłatu wot noweho płata k starej<text:s/>drasće; přetož ta nowa zapłata so wšak wot stareho wottorhnje, a dźěra budźe wjetša. ref((Mat. o, 16. Luk. 5, 36.))</text:p>
      <text:p text:style-name="PreformattedText"/>
      <text:p text:style-name="PreformattedText">22. A nichtó njepjelni mošt do stareho sudobja; hewak dha tón mošt to sudobje roztorha, a tón mošt so wulije, a to sudobje wozmje kónc. Ale mošt ma so do noweho sudobja linuć.</text:p>
      <text:p text:style-name="PreformattedText"/>
      <text:p text:style-name="PreformattedText">23. A sta su, ako wón na sabat přez žito dźěše, a jeho wučomnicy ducy počachu kłosy torhać. ref((5 Mójz. 23, 25.))</text:p>
      <text:p text:style-name="PreformattedText"/>
      <text:p text:style-name="PreformattedText">24. Tuž dźachu ći Farizejscy k njemu: Hlej, što činja twoji wučomnicy na sabat, štož so njesłuša?</text:p>
      <text:p text:style-name="PreformattedText"/>
      <text:p text:style-name="PreformattedText">25. A wón dźeše k nim: Njejsće wy nihdy lazowali, što Dapit činješe, jako wón trjebaše a hłódny běše, wón a tež kotřiž z nim běchu?</text:p>
      <text:p text:style-name="PreformattedText"/>
      <text:p text:style-name="PreformattedText">26. Kak wón do Božeho doma dźěše w času Abjathara, teho wyšeho měšnika, a jědźeše te poswjećene chlěby, kotrež wšak nichtó jěsć njesmědźeše, chiba jeno měšnicy sami, a wón dawaše te same tež tym, kiž při nim běchu? ref((1 Sam. 21, 6. 2 Mójz. 29, 32.))</text:p>
      <text:p text:style-name="PreformattedText"/>
      <text:p text:style-name="PreformattedText">27. A tež dźeše wón k nim: Sabat je čłowjeka dla sčinjeny, a nic čłowjek sabata dla. ((5 Mójz. 5, 14.))</text:p>
      <text:p text:style-name="PreformattedText"/>
      <text:p text:style-name="PreformattedText">28. Teho dla je člorózki syn tež knjez na sabaće. ref((Luk. 6, 5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3. staw))</text:p>
      <text:p text:style-name="PreformattedText"/>
      <text:p text:style-name="PreformattedText">detail((Wo wuknjenej rucy, Chrystusowym ćeknjenju, japoštołow powołanju, pismawučenych leztrowanju a wo Božich přećelach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1. A wón dźěše zaso do šule; a tam běše čłowjek, kiž měješe wuschnjenu ruku. ref((Mat. 12, 9. 10. Luk. 6, 6.))</text:p>
      <text:p text:style-name="PreformattedText"/>
      <text:p text:style-name="PreformattedText">2. A woni kedźbowachu skradźu na njeho, hač wón jeho tež na sabat zahojić budźe, tak zo bychu jeho wobskoržili.</text:p>
      <text:p text:style-name="PreformattedText"/>
      <text:p text:style-name="PreformattedText">3. A wón dźeše k temu čłowjekej, kiž tu wuschnjenu ruku měješe: Pój sem bjez nas!</text:p>
      <text:p text:style-name="PreformattedText"/>
      <text:p text:style-name="PreformattedText">4. A wón dźeše k nim: Hodźi so na sabat derje abo zlě činić? žiwjenje zdźeržeć abo morić? Ale woni mjelčachu.</text:p>
      <text:p text:style-name="PreformattedText"/>
      <text:p text:style-name="PreformattedText">5. A wón pohlada z hněwom na nich wokoło a zrudźi so na jich wutroby twjerdosći a dźeše k temu<text:s/><text:soft-page-break/>čłowjekej: Přestrě) swoju ruku. A wón ju přestrě, a ta sama jeho ruka bu čerstwa, jako ta druha. ref((1 Kral. 13, 6.))</text:p>
      <text:p text:style-name="PreformattedText"/>
      <text:p text:style-name="PreformattedText">6. A ći Farizejscy šedši won dźeržachu hnydom radu na njeho z Herodašowymi słužownikami, kak bychu jeho skóncowali. ref((Mat. 12, 14.))</text:p>
      <text:p text:style-name="PreformattedText"/>
      <text:p text:style-name="PreformattedText">7. Ale Jezus wustupi ze swojimi wučomnikami k morju, a wjele luda dźěše za nim z Galilejskeje a ze Židowskeje,</text:p>
      <text:p text:style-name="PreformattedText"/>
      <text:p text:style-name="PreformattedText">8. A z Jerusalema a z Jdumejzkeje a wot tamneje strony teho Jordana a kotřiž wokoło Tirusa a Sidona bydla, wulki lud, kotřiž jeho skutki słyšachu a přińdźechu k njemu.</text:p>
      <text:p text:style-name="PreformattedText"/>
      <text:p text:style-name="PreformattedText">9. A wón dźeše k swojim wučomnikam, zo bychu jemu łódźičku hotowu měli teho luda dla, zo bychu jeho njećišćeli.</text:p>
      <text:p text:style-name="PreformattedText"/>
      <text:p text:style-name="PreformattedText">10. Přetož wón běše wjele ludźi wustrowił, tak zo woni jeho nadpadźechu, zo bychu so jeho dótkli, wšitcy, kiž běchu jara chori.</text:p>
      <text:p text:style-name="PreformattedText"/>
      <text:p text:style-name="PreformattedText">11. A nječisći duchojo, jako jeho widźachu, padźechu před nim dele, wołachu a dźachu: Ty sy Syn Boži.</text:p>
      <text:soft-page-break/>
      <text:p text:style-name="P13"><text:s/></text:p>
      <text:p text:style-name="P14">%-------------------------------------------------------------------</text:p>
      <text:p text:style-name="P15">% https://digital.slub-dresden.de/data/kitodo/BibltojeZ_478590679/BibltojeZ_478590679_tif/jpegs/00001361.tif.large.jpg %-------------------------------------------------------------------</text:p>
      <text:p text:style-name="PreformattedText"/>
      <text:p text:style-name="PreformattedText">12. A wón jim twjerdźe hrožeše, zo bychu jeho zjawneho nječinili.</text:p>
      <text:p text:style-name="PreformattedText"/>
      <text:p text:style-name="PreformattedText">13. A wón dźěše na horu a zawoła k sebi tych, kotrychž wón chcyše, a woni dźěchu k njemu.</text:p>
      <text:p text:style-name="PreformattedText"/>
      <text:p text:style-name="PreformattedText">14. A wón wustaji tych dwanaće, zo bychu při nim byli a zo by wón jich won pósłał prědować, ref((Mat. 10, 1. Luk 6, 13. St. 9, 1.))</text:p>
      <text:p text:style-name="PreformattedText"/>
      <text:p text:style-name="PreformattedText">15. A zo bychu móc měli chorosće zahojić a čertow won honić.</text:p>
      <text:p text:style-name="PreformattedText"/>
      <text:p text:style-name="PreformattedText">16. A da<text:s/>Šimanej to mjeno Pětr;</text:p>
      <text:p text:style-name="PreformattedText"/>
      <text:p text:style-name="PreformattedText">17. A Jakuba, syna Zebedeoweho, a Jana, Jakuboweho bratra; a da jimaj mjeno Boanerges, to je hrimanja dźěći;</text:p>
      <text:p text:style-name="PreformattedText"/>
      <text:p text:style-name="PreformattedText">18. A Handrija a Philippa a Bartroma a Mateja a Tomaša a Jakuba, Alfejoweho syna, a Tadeja a Šimana Kananejzkeho,</text:p>
      <text:p text:style-name="PreformattedText"/>
      <text:p text:style-name="PreformattedText">19. A Judaša Išariotha, kotryž tež jeho přeradźi.</text:p>
      <text:p text:style-name="PreformattedText"/>
      <text:p text:style-name="PreformattedText">20. A woni přińdźechu dom. A lud so zaso hromadu zeńdźe, tak zo woni tež njemóžachu chlěba pojěsć. ref((St. 6, 31.))</text:p>
      <text:p text:style-name="PreformattedText"/>
      <text:p text:style-name="PreformattedText">21. A jako to słyšachu, kiž jemu přisłušachu, wuńdźechu woni, zo bychu jeho dźerželi; přetož woni dźachu: přińć.</text:p>
      <text:p text:style-name="PreformattedText"/>
      <text:p text:style-name="PreformattedText">22. Pismawučeni pak, kotřiž běchu z Jerusalema dele přišli, dźachu: Wón ma Beelzebuba, a přez tych čertow wyšeho honi wón čertow won. ref((Mat. 9, 34. Luk. 11, 15.))</text:p>
      <text:p text:style-name="PreformattedText"/>
      <text:p text:style-name="PreformattedText">23. A wón zawoła jich k sebi a dźeše k nim w přirunanjach: Kak móže satan satana won honić?</text:p>
      <text:p text:style-name="PreformattedText"/>
      <text:p text:style-name="PreformattedText">24. Hdyž kralestwo samo ze sobu přez jene njeje, dha njemóže to same kralestwo wobstać. ref((Luk. 11, 17.))</text:p>
      <text:p text:style-name="PreformattedText"/>
      <text:p text:style-name="PreformattedText">25. A hdyž chěža sama ze sobu přez jene njeje, dha njemóže ta sama chěža wobstać.</text:p>
      <text:p text:style-name="PreformattedText"/>
      <text:p text:style-name="PreformattedText">26. A jeli zo satan sam sebi je přećiwny a ze sobu njeje přez jene, njemóže wón wobstać, ale bjerje kónc.</text:p>
      <text:p text:style-name="PreformattedText"/>
      <text:p text:style-name="PreformattedText">27. Nichtó njemóže sylnemu do jeho doma panuć a jeho grat jemu pobrać, chiba zo wón sylneho prjedy zwježe a potom hakle jeho chěžu wurubi.</text:p>
      <text:p text:style-name="PreformattedText"/>
      <text:p text:style-name="PreformattedText">28. Zawěrnje, ja praju wam: Wšitke hrěchi budźa wodate člorzkim dźěćom, tež to Bože hanjenje, z kotrymžkuli woni Boha hanja;</text:p>
      <text:p text:style-name="PreformattedText"/>
      <text:p text:style-name="PreformattedText">29. Štóž pak swjateho Ducha hani, tón nima žaneho wodawanja wěčnje, ale je hódny wěčneho sudźenja.</text:p>
      <text:p text:style-name="PreformattedText"/>
      <text:p text:style-name="PreformattedText">30. Přetož woni dźachu, zo ma nječisteho ducha. ref((St. 22.))</text:p>
      <text:p text:style-name="PreformattedText"/>
      <text:p text:style-name="PreformattedText">31. A jeho bratřo a jeho mać přińdźechu a pósłachu k njemu stejo wonkach a dachu jeho zawołać.</text:p>
      <text:p text:style-name="PreformattedText"/>
      <text:p text:style-name="PreformattedText">32. (A lud sedźeše wokoło njeho.) A woni dźachu k njemu: Hlej, twoja mać a twoji bratřo prašeju so wonkach za tobu. ref((Luk. 8, 109.))</text:p>
      <text:p text:style-name="PreformattedText"/>
      <text:p text:style-name="PreformattedText">33. A wón wotmołwi jim a dźeše: Štó je moja mać? abo kotřiž su moji bratřa?</text:p>
      <text:p text:style-name="PreformattedText"/>
      <text:p text:style-name="PreformattedText">34. A wón pohlada koło wokoło so na tych wučomnikow, kiž wokoło njeho sedźachu, a dźeše: Hlej, ći su moja mać a moji bratřa.</text:p>
      <text:p text:style-name="PreformattedText"/>
      <text:p text:style-name="PreformattedText">35. Přetož štóž Božu wolu čini, tón je mój bratr a moja sotra a moja mać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4. staw))</text:p>
      <text:p text:style-name="PreformattedText"/>
      <text:p text:style-name="PreformattedText">detail((Wšelake přirunanja; spokojenje morja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1. A wón zaso poča wučić při morju, a wjele luda so k njemu zhromadźi, tak zo wón dyrbješe do łódźe stupić a na wodźe sedźić; wšitkón lud pak běše na zemi při morju.</text:p>
      <text:p text:style-name="PreformattedText"/>
      <text:p text:style-name="PreformattedText">2. A wón jich dołho wučeše přez wšelke přirunanja. A w swojej wučbje dźeše wón k nim:</text:p>
      <text:p text:style-name="PreformattedText"/>
      <text:p text:style-name="PreformattedText">3. Posłuchajće! Hlej, syjer wuńdźe, zo by rozsywał. ref((Mat. 13, 1. Luk. 8, 4.))</text:p>
      <text:p text:style-name="PreformattedText"/>
      <text:p text:style-name="PreformattedText">4. A poda so, jako wón rozsywaše, padźe někotre při puću; a te ptaki pod njebjesami přińdźechu a zežrachu jo.</text:p>
      <text:soft-page-break/>
      <text:p text:style-name="P16"><text:s/></text:p>
      <text:p text:style-name="P17">%-------------------------------------------------------------------</text:p>
      <text:p text:style-name="P18">% https://digital.slub-dresden.de/data/kitodo/BibltojeZ_478590679/BibltojeZ_478590679_tif/jpegs/00001362.tif.large.jpg %-------------------------------------------------------------------</text:p>
      <text:p text:style-name="PreformattedText"/>
      <text:p text:style-name="PreformattedText">5. Někotre pak padźe na skałojte, hdźež wjele zemje njeměješe; a zeńdźe hnydom, teho dla, zo njeměješe hłuboku zemju.</text:p>
      <text:p text:style-name="PreformattedText"/>
      <text:p text:style-name="PreformattedText">6. Jako pak słónco běše zešło, zwjadnu wone, a dokelž korjenja njeměješe, wuschnu wone.</text:p>
      <text:p text:style-name="PreformattedText"/>
      <text:p text:style-name="PreformattedText">7. A někotre padźe bjez ćernje, a te ćernje rosćechu sobu a zdusychu jo a njepřinjese žaneho płoda.</text:p>
      <text:p text:style-name="PreformattedText"/>
      <text:p text:style-name="PreformattedText">8. Někotre pak padźe na dobru zemju a přinjese płód, kiž přiběraše a rosćeše; a přinjese někotre třiceći króć a někotre šěsć dźesać króć a někotre sto króć.</text:p>
      <text:p text:style-name="PreformattedText"/>
      <text:p text:style-name="PreformattedText">9. A wón dźeše k nim: Štóž ma wuši k posłuchanju, tón posłuchaj.</text:p>
      <text:p text:style-name="PreformattedText"/>
      <text:p text:style-name="PreformattedText">10. A jako wón sam běše, woprašachu jeho ći, kiž při nim běchu z tymi dwanaćomi, wo te same přirunanja.</text:p>
      <text:p text:style-name="PreformattedText"/>
      <text:p text:style-name="PreformattedText">11. A wón dźeše k nim: Wam je date, zo byšće wědźeli te potajnstwa Božeho kralestwa; tym pak wonkach stanje so wšitko přez přirunanja,</text:p>
      <text:p text:style-name="PreformattedText"/>
      <text:p text:style-name="PreformattedText">12. Tak zo bychu woni z widźacymaj wočomaj widźeli a wšak njepóznali, a ze słyšacymaj wušomaj słyšeli a wšak njezrozumili, tak zo bychu so něhdźe njewobroćili a jim jich hrěchi wodate byłe. ref((Jez. 6, 9. 10. Mat. 13, 14. Luk. 8, 16. Jan. 12, 40. Jap. zk. 28, 26. Rom. 11, 8.))</text:p>
      <text:p text:style-name="PreformattedText"/>
      <text:p text:style-name="PreformattedText">13. A dale dźeše wón k nim: Njerozumiće wy to přirunanje, kak dha chceće wy te druhe wšitke zrozumić?</text:p>
      <text:p text:style-name="PreformattedText"/>
      <text:p text:style-name="PreformattedText">14. Tón syjer rozsywa to słowo.</text:p>
      <text:p text:style-name="PreformattedText"/>
      <text:p text:style-name="PreformattedText">15. Ći su pak, kiž při puću su: hdźež to słowo rozsyte budźe, a hdyž woni to su słyšeli, tuž přińdźe na měsće satan a wozmje preč to słowo, kotrež do jich wutrobow běše wusyte.</text:p>
      <text:p text:style-name="PreformattedText"/>
      <text:p text:style-name="PreformattedText">16. Tak tež ći su, kiž na skałojte syći su: hdyž woni to słowo su słyšeli, wozmu woni to same hnydom z wjesołosću horje;</text:p>
      <text:p text:style-name="PreformattedText"/>
      <text:p text:style-name="PreformattedText">17. A nimaju korjenja w sebi, ale su počasni; hdyž so horjo abo přesćěhanje słowa dla zběhnje, woni so hnydom pohórša.</text:p>
      <text:p text:style-name="PreformattedText"/>
      <text:p text:style-name="PreformattedText">18. A ći, kotřiž bjez ćernje su syći, ći su: kiž to słowo słyša, ref((St. 10, 23. 24.))</text:p>
      <text:p text:style-name="PreformattedText"/>
      <text:p text:style-name="PreformattedText">19. Ale ta starosć teho swěta a to jebate bohatstwo a wjele druhich žadosćow šedši nutř zduša to słowo, a tak bjez płodow wostanje. ref((Luk 12, 15. 1<text:s/>Tim. 6, 17.))</text:p>
      <text:p text:style-name="PreformattedText"/>
      <text:p text:style-name="PreformattedText">20. A ći su, kiž na dobru zemju su syći: kotřiž to słowo słyša a wozmu to same horje a přinjesu płody, někotry třiceći króć a někotry šěsć dźesać króć a někotry sto króć.</text:p>
      <text:p text:style-name="PreformattedText"/>
      <text:p text:style-name="PreformattedText">21. A wón dźeše dale k nim: Zaswěći tež štó swěcu, tak zo by pod běrtl abo pod blido była stajena? Njebudźe wona na swěćenk stajena? ref((Mat. 5, 15. Luk. 8, 16. St. 11, 33.))</text:p>
      <text:p text:style-name="PreformattedText"/>
      <text:p text:style-name="PreformattedText">22. Přetož ničo njeje potajne, kotrež by njebyło zjewjene; a njeje ničo tak skradźu, zo by njewušło. ref((Mat. 10, 26.))</text:p>
      <text:p text:style-name="PreformattedText"/>
      <text:p text:style-name="PreformattedText">23. Jeli zo štó ma wuši k posłuchanju, tón posłuchaj. ref((Mat. 11, 15.))</text:p>
      <text:p text:style-name="PreformattedText"/>
      <text:p text:style-name="PreformattedText">24. A dale wón dźeše k nim: Hlajće, što wy słyšiće. S kajkejž měru wy měriće, z tajkej budźa wam zaso měrić; a budźa wam hišće přidać, kiž wy to słyšiće. ref((Mat. 7, 2. Luk. 6, 38.))</text:p>
      <text:p text:style-name="PreformattedText"/>
      <text:p text:style-name="PreformattedText">25. Přetož štóž ma, temu budźe date, a štóž nima, wot teho budźe tež wzate, štož wón ma. ref((Luk. 19, 26.))</text:p>
      <text:p text:style-name="PreformattedText"/>
      <text:p text:style-name="PreformattedText">26. Tež dźeše wón: Bože kralestwo ma so tak, runje jako by čłowjek symjo do zemje ćisnył,</text:p>
      <text:p text:style-name="PreformattedText"/>
      <text:p text:style-name="PreformattedText">27. A by spał a stawał wodnjo a w nocy, a to symjo by zešło a rostło, zo wón njewě;</text:p>
      <text:p text:style-name="PreformattedText"/>
      <text:p text:style-name="PreformattedText">28. Přetož zemja sama wot sebje přinjese płody, najprjedy zelinu, potom kłós, potom połnu pšeńcu w kłosu.</text:p>
      <text:soft-page-break/>
      <text:p text:style-name="P19"><text:s/></text:p>
      <text:p text:style-name="P20">%-------------------------------------------------------------------</text:p>
      <text:p text:style-name="PreformattedText"><text:span text:style-name="T21">% https://digital.slub-dresden.de/data/kitodo/BibltojeZ_478590679/BibltojeZ_478590679_tif/jpegs/00001363.tif.large.jpg %-------------------------------------------------------------------</text:span></text:p>
      <text:p text:style-name="PreformattedText"/>
      <text:p text:style-name="PreformattedText">29. Hdyž wona pak płody je přinjesła, pósćele wón tam hnydom serp; přetož žně su nastałe.</text:p>
      <text:p text:style-name="PreformattedText"/>
      <text:p text:style-name="PreformattedText">30. Dale dźeše wón: Komu chcemy my Bože kralestwo přirunać? abo z kajkim přirunanjom chcemy my jo přirunać?</text:p>
      <text:p text:style-name="PreformattedText"/>
      <text:p text:style-name="PreformattedText">31. Wone je jako žonopowe zorno; hdyž to same na rolu budźe wosyte, je wone to najmjeńše bje wšitkimi symjenjemi na zemi; ((Mat. 13, 31. Luk. 13, 19.))</text:p>
      <text:p text:style-name="PreformattedText"/>
      <text:p text:style-name="PreformattedText">32. Ale hdyž budźe wusyte, přiběra wone a budźe wjetše, dyžli wšitka zelina, a přinjese wulke hałuzy, tak zo móža pod jeho chłódkom tych njebjesow ptaki sebi hnězda činić.</text:p>
      <text:p text:style-name="PreformattedText"/>
      <text:p text:style-name="PreformattedText">33. A přez wjele tajke přirunanja praješe wón jim to słowo, kaž móžachu to same słyšeć.</text:p>
      <text:p text:style-name="PreformattedText"/>
      <text:p text:style-name="PreformattedText">34. Bjez přirunanja pak njeryčeše wón ničo k nim. Ale wosebje wón te wšitke swojim wučomnikam wułoži.</text:p>
      <text:p text:style-name="PreformattedText"/>
      <text:p text:style-name="PreformattedText">35. A tón samy dźeń wječor dźeše wón k nim:<text:s/>Přewjezmy<text:s/>so na druhu stronu.</text:p>
      <text:p text:style-name="PreformattedText"/>
      <text:p text:style-name="PreformattedText">36. A woni dachu so ludu rozeńć a wzachu jeho tak, kajkiž wón běše na łódźi; wono běše tež wjazy łódźičkow při nim. ref((Mat. 8, 23.))</text:p>
      <text:p text:style-name="PreformattedText"/>
      <text:p text:style-name="PreformattedText">37. A wulki wichor so zběhnu a žołmy walichu so na łódź, tak zo bu ta łódź napjelnjena. ref((Jon. 1, 4. 5.))</text:p>
      <text:p text:style-name="PreformattedText"/>
      <text:p text:style-name="PreformattedText">38. A wón běše z posledka we łódźi a spaše na<text:s/>zawku. A woni zbudźichu jeho a dźachu k njemu: Mištrje,<text:s/>njestaraš<text:s/>ty so wo to, zo my kónc wozmjemy? ref((Mat. 8, 25. 26.))</text:p>
      <text:p text:style-name="PreformattedText"/>
      <text:p text:style-name="PreformattedText">39. A wón postanu a pohrozy wětrej a dźeše k morju: Mjelč a woněm! A wětr<text:s/>přesta<text:s/>a sta so wulka ćišina.</text:p>
      <text:p text:style-name="PreformattedText"/>
      <text:p text:style-name="PreformattedText">40. A wón dźeše k nim: Kak zo so wy tak bojiće? Kak zo wy žaneje wěry nimaće?</text:p>
      <text:p text:style-name="PreformattedText"/>
      <text:p text:style-name="PreformattedText">41. A woni so jara bojachu a dźachu bjez sobu: Štó to je tón? Přetož tež wětr a morjo staj jemu posłušnaj. ref((Pj. 107, 25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5. staw))</text:p>
      <text:p text:style-name="PreformattedText"/>
      <text:p text:style-name="PreformattedText">detail((Wo wobsynjenym, žonje, kotraž<text:s/>krawu<text:s/>chorosć měješe, a Jairowej dźowčičcy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woni přińdźechu na tamnu stronu teho morja, do Gadarenzkeho kraja. ref((Mat. 8, 28. Luk. 8, 26.))</text:p>
      <text:p text:style-name="PreformattedText"/>
      <text:p text:style-name="PreformattedText">2. A jako wón z łódźe wustupi, běžeše jemu hnydom napřećiwo z rowow čłowjek, kotryž běše z nječistym duchom wobsynjeny,</text:p>
      <text:p text:style-name="PreformattedText"/>
      <text:p text:style-name="PreformattedText">3. Kotryž w rowach bydleše; a njemóžeše jeho nichtó zwjazać, tež nic z rjećazami.</text:p>
      <text:p text:style-name="PreformattedText"/>
      <text:p text:style-name="PreformattedText">4. Přetož wón běše často z putami a z rjećazami zwjazany był, a běše te rjećazy<text:s/>roztorhał<text:s/>a te puta<text:s/>rozłamał, a nichtó njemóžeše jeho skludźić.</text:p>
      <text:p text:style-name="PreformattedText"/>
      <text:p text:style-name="PreformattedText">5. A běše přeco, wodnjo a w nocy, na horach a w rowach, wołaše a biješe so sam z kamjenjemi.</text:p>
      <text:p text:style-name="PreformattedText"/>
      <text:p text:style-name="PreformattedText">6. Jako wón pak Jezusa z daloka wuhlada, přiběža wón a panu před nim dele,</text:p>
      <text:p text:style-name="PreformattedText"/>
      <text:p text:style-name="PreformattedText">7. A wołaše z wulkim hłosom a dźeše: Što mam ja z tobu činić, Jezu, ty<text:s/>Syno<text:s/>Boha<text:s/>wjeršneho? Ja će na Boha zaroću, zo by ty mje<text:s/>nječwělował.</text:p>
      <text:p text:style-name="PreformattedText"/>
      <text:p text:style-name="PreformattedText">8. Wón pak dźeše k njemu:<text:s/>Wuńdź, ty nječisty ducho, z teho čłowjeka!</text:p>
      <text:p text:style-name="PreformattedText"/>
      <text:p text:style-name="PreformattedText">9. Tuž wopraša jeho: Kajke maš ty mjeno? A wón wotmołwi a dźeše: Moje mjeno je legion, přetož nas je wjele.</text:p>
      <text:p text:style-name="PreformattedText"/>
      <text:p text:style-name="PreformattedText">10. A wón prošeše jeho jara, zo by jich z teho sameho kraja njewuhnał.</text:p>
      <text:p text:style-name="PreformattedText"/>
      <text:p text:style-name="PreformattedText">11. Wulke stadło swinjow pak tam běše při horach na<text:s/>pastwje.</text:p>
      <text:p text:style-name="PreformattedText"/>
      <text:p text:style-name="PreformattedText">12. A ći čerći prošachu jeho wšitcy a dźachu: Pušć nas do tych swini, zo bychmy do nich zašli.</text:p>
      <text:soft-page-break/>
      <text:p text:style-name="P22"><text:s/></text:p>
      <text:p text:style-name="P23">%-------------------------------------------------------------------</text:p>
      <text:p text:style-name="PreformattedText"><text:span text:style-name="T24">% https://digital.slub-dresden.de/data/kitodo/BibltojeZ_478590679/BibltojeZ_478590679_tif/jpegs/00001364.tif.large.jpg %-------------------------------------------------------------------</text:span></text:p>
      <text:p text:style-name="PreformattedText"/>
      <text:p text:style-name="PreformattedText">13. A hnydom wotpušći to jim Jezus. A ći nječisći duchojo šedši won dźěchu do tych swini, a to stadło skoči jene dobo dele do morja (wono běše jich pak pola dweju tawzynt) a tepichu so w morju.</text:p>
      <text:p text:style-name="PreformattedText"/>
      <text:p text:style-name="PreformattedText">14. Ći<text:s/>swinjacy<text:s/>pastyrjo pak ćeknychu a<text:s/>připowědachu<text:s/>to w měsće a wsach. A woni wuńdźechu, zo bychu wohladali, štož so běše stało.</text:p>
      <text:p text:style-name="PreformattedText"/>
      <text:p text:style-name="PreformattedText">15. A přińdźechu k Jezusej a<text:s/>widźachu<text:s/>teho, kotryž běše wot čertow był wobsynjeny, zo wón sedźeše a běše zwoblečeny a při swojim rozomje; a woni so bojachu.</text:p>
      <text:p text:style-name="PreformattedText"/>
      <text:p text:style-name="PreformattedText">16. A kotřiž to<text:s/>widźeli<text:s/>běchu,<text:s/>powědachu<text:s/>jim, štož so z tym wobsynjenym běše stało, a to wot tych swini.</text:p>
      <text:p text:style-name="PreformattedText"/>
      <text:p text:style-name="PreformattedText">17. A woni počachu jeho prosyć, zo by wón<text:s/>chcył<text:s/>z jich mjezow<text:s/>wuńć.</text:p>
      <text:p text:style-name="PreformattedText"/>
      <text:p text:style-name="PreformattedText">18. A jako wón do łódźe stupi, prošeše jeho tón wobsynjeny, zo by<text:s/>móhł<text:s/>pola njeho być.</text:p>
      <text:p text:style-name="PreformattedText"/>
      <text:p text:style-name="PreformattedText">19. Jezus pak jemu to njewotpušći, ale dźeše k njemu: Dźi ty dom k tym swojim a<text:s/>připowědaj<text:s/>jim, kajke wulke wěcy tebi tón Knjez je činił a zo wón so na tebi je smilił.</text:p>
      <text:p text:style-name="PreformattedText"/>
      <text:p text:style-name="PreformattedText">20. A wón woteńdźe a poča won wołać w tych dźesać městach, kak wulke wěcy jemu Jezus je činił. A wšitcy ludźo so dźiwachu.</text:p>
      <text:p text:style-name="PreformattedText"/>
      <text:p text:style-name="PreformattedText">21. A jako so Jezus zaso we łódźi přewjeze na druhu stronu, zhromadźi so wjele luda k njemu a běše při morju.</text:p>
      <text:p text:style-name="PreformattedText"/>
      <text:p text:style-name="PreformattedText">22. A hlaj, k njemu přińdźe jedyn tych wyšich wot šule, z mjenom Jairus. A jako jeho widźeše, padźe wón k jeho nohomaj, ref((Mat. 9, 18. Luk. 8, 41.))</text:p>
      <text:p text:style-name="PreformattedText"/>
      <text:p text:style-name="PreformattedText">23. A prošeše jeho jara a dźeše: Moja dźowka je w<text:s/>poslednim<text:s/>skónčenju; pój wšak a połož rucy na nju, zo by wona wotchoriła a žiwa była.</text:p>
      <text:p text:style-name="PreformattedText"/>
      <text:p text:style-name="PreformattedText">24. A wón dźěše z nim; a wjele ludźi dźěše za nim, a woni jeho ćišćachu.</text:p>
      <text:p text:style-name="PreformattedText"/>
      <text:p text:style-name="PreformattedText">25. A někajka žónska tam běše, kotraž swoju<text:s/>krawu<text:s/>chorosć dwanaće lět běše měła, ref((3 Mójz. 15, 25. Mat. 9, 20.))</text:p>
      <text:p text:style-name="PreformattedText"/>
      <text:p text:style-name="PreformattedText">26. A běše wjele<text:s/>ćerpiła<text:s/>wot wjele lěkarjow a wšitko swoje zamóženje na to wułožiła, a njepomhaše jej ničo, ale bě přeco hórje z njej.</text:p>
      <text:p text:style-name="PreformattedText"/>
      <text:p text:style-name="PreformattedText">27. Jako ta wot Jezusa słyšeše, přińdźe wona w ludu zady a dótknu so jeho drasty; ref((Lut. 8, 44.))</text:p>
      <text:p text:style-name="PreformattedText"/>
      <text:p text:style-name="PreformattedText">28. Přetož wona běše prajiła: Hdy bych so ja jeno jeho drasty dótknyła, dha bych wotchoriła.</text:p>
      <text:p text:style-name="PreformattedText"/>
      <text:p text:style-name="PreformattedText">29. A na měsće wuschnu ta studnja jeje krwě, a wona čuješe na žiwoće, zo je wot swojeje<text:s/>čwěle<text:s/>zahojena.</text:p>
      <text:p text:style-name="PreformattedText"/>
      <text:p text:style-name="PreformattedText">30. A na měsće, jako Jezus sam na sebi pózna, zo móc běše z njeho wušła, wobroći wón so k ludu a dźeše: Štó je so mojeje drasty<text:s/>dótknył?</text:p>
      <text:p text:style-name="PreformattedText"/>
      <text:p text:style-name="PreformattedText">31. Ale jeho wučomnicy dźachu k njemu: Ty widźiš, zo će ludźo ćišća, a rjeknješ: Štó je so mje<text:s/>dótknył?</text:p>
      <text:p text:style-name="PreformattedText"/>
      <text:p text:style-name="PreformattedText">32. A wón so wohlada za tej, kotraž to běše činiła.</text:p>
      <text:p text:style-name="PreformattedText"/>
      <text:p text:style-name="PreformattedText">33. Ta žona so pak boješe a<text:s/>třepotaše<text:s/>(přetož wona<text:s/>wjedźeše, štož so běše na njej stało), přińdźe a padźe před nim dele a<text:s/>powědaše<text:s/>jemu wšitku prawdu.</text:p>
      <text:p text:style-name="PreformattedText"/>
      <text:p text:style-name="PreformattedText">34. Wón dźeše pak k njej: Moja dźowka, twoja wěra je tebi pomhała; dźi z měrom a budź čerstwa wot swojeje<text:s/>čwěle.</text:p>
      <text:p text:style-name="PreformattedText"/>
      <text:p text:style-name="PreformattedText">35. Jako wón hišće tak rěčeše, přińdźechu<text:s/>někotři<text:s/>wot čeledźe teho šulskeho wyšeho a dźachu: Twoja dźowka je<text:s/>wumrěła; što ty hišće teho mištra<text:s/>prócuješ?</text:p>
      <text:p text:style-name="PreformattedText"/>
      <text:p text:style-name="PreformattedText">36. Jezus pak hnydom wusłyša tu ryč, kiž běše ryčana, a dźeše k temu<text:s/>šulskemu<text:s/>wyšemu: Njebój, so; jeno<text:s/>wěr. ref(( Luk. 8, 50.))</text:p>
      <text:p text:style-name="PreformattedText"/>
      <text:soft-page-break/>
      <text:p text:style-name="P25"><text:s/></text:p>
      <text:p text:style-name="P26">%-------------------------------------------------------------------</text:p>
      <text:p text:style-name="P27">% https://digital.slub-dresden.de/data/kitodo/BibltojeZ_478590679/BibltojeZ_478590679_tif/jpegs/00001365.tif.large.jpg %-------------------------------------------------------------------</text:p>
      <text:p text:style-name="PreformattedText"/>
      <text:p text:style-name="PreformattedText">37. A njeda nikomu za sobu hić, w swojim wótznym kraju a domach hač jeno Pětrej a Jakubej a Janej, Jakubowemu bratrej.</text:p>
      <text:p text:style-name="PreformattedText"/>
      <text:p text:style-name="PreformattedText">38. A wón přińdźe do chěže teho šulskeho wyšeho a widźeše tón ropot a kotřiž jara płakachu a skiwlachu. ref((Jer. 4, 8.))</text:p>
      <text:p text:style-name="PreformattedText"/>
      <text:p text:style-name="PreformattedText">39. A wón dźeše k nim<text:s/>přišedši<text:s/>nutř: Što wy tajki ropot ćěriće a płačeće? To dźěćo njeje<text:s/>wumrěło, ale spi. ref((Jan. 11, 11.))</text:p>
      <text:p text:style-name="PreformattedText"/>
      <text:p text:style-name="PreformattedText">40. A woni so jemu smějachu. Wón pak wuhna wšitkich a wza k sebi teho dźěsća nana a maćer a tych, kotřiž z nim běchu, a dźěše nutř, hdźež to dźěćo ležeše.</text:p>
      <text:p text:style-name="PreformattedText"/>
      <text:p text:style-name="PreformattedText">41. A wón<text:s/>přija<text:s/>to dźěćo za ruku a dźeše k njemu: Talitha kumi, to je přełožene: Holčatko, ja praju tebi, stawaj!</text:p>
      <text:p text:style-name="PreformattedText"/>
      <text:p text:style-name="PreformattedText">42. A na měsće postanu to holčatko a chodźeše wokoło; wone běše pak dwanaće lět stare. A woni buchu jara zatorhnjeni.</text:p>
      <text:p text:style-name="PreformattedText"/>
      <text:p text:style-name="PreformattedText">43. A wón jim twjerdźe zakaza, zo by nichtó wo tym<text:s/>njewědźał, a dźeše, zo bychu jej jěsć dali.</text:p>
      <text:p text:style-name="PreformattedText"/>
      <text:p text:style-name="Standard">%-------------------------------------------------------------------</text:p>
      <text:p text:style-name="P28"><text:tab/></text:p>
      <text:p text:style-name="PreformattedText">staw((6. staw))</text:p>
      <text:p text:style-name="PreformattedText"/>
      <text:p text:style-name="PreformattedText">detail((Chrystus bu<text:s/>zacpějny, pósćele japoštołow won; Janej bu hłowa wotćata; dźiwne nasyćenje a pomoc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/>
      <text:p text:style-name="PreformattedText">1. A wón wuńdźe tam a přińdźe do swojeho<text:s/>wótcneho<text:s/>kraja; a jeho wučomnicy dźěchu za nim. ref((Mat. 13, 54. Luk. 4, 16.))</text:p>
      <text:p text:style-name="PreformattedText"/>
      <text:p text:style-name="PreformattedText">2. A jako sabat přińdźe, poča wón wučić we jich šuli. A wjele, kiž posłuchachu, dźiwachu so jeho wučbje a dźachu: Z wotkal ma tón tuto? A kajka je to<text:s/>mudrosć, kotraž jemu je data, zo tajke skutki so přez jeho rucy stanu?</text:p>
      <text:p text:style-name="PreformattedText"/>
      <text:p text:style-name="PreformattedText">3. Njeje to tón ćěsla, Mariny syn, a bratr Jakubowy a<text:s/>Jezusowy<text:s/>a Judašowy a<text:s/>Šimanowy? Njejsu tež jeho sotry tudy pola nas? A pohóršachu so na nim. ref(( Luk. 4, 22.))</text:p>
      <text:p text:style-name="PreformattedText"/>
      <text:p text:style-name="PreformattedText">4. Jezus pak dźeše k nim: Profeta nihdźe mjenje njepłaći, hač w swojim wócnym kraju a domach při swojich. ref((Jan. 4,44.))</text:p>
      <text:p text:style-name="PreformattedText"/>
      <text:p text:style-name="PreformattedText"/>
      <text:p text:style-name="PreformattedText">5. A wón njemóžeše tam žadyn skutk činić, chiba na mało chorych połoži wón rucy a zahoji jich.</text:p>
      <text:p text:style-name="PreformattedText"/>
      <text:p text:style-name="PreformattedText">6. A podźiwa so jich njewěrje. A<text:s/>wobchodźi<text:s/>po<text:s/>městkach<text:s/>wokoło a wučeše.</text:p>
      <text:p text:style-name="PreformattedText"/>
      <text:p text:style-name="PreformattedText">7. A wón zawoła tych dwanaće a poča jich won pósłać po dwěmaj a da jim móc nad<text:s/>nječistymi<text:s/>duchami. ref((Mat. 10, 1.))</text:p>
      <text:p text:style-name="PreformattedText"/>
      <text:p text:style-name="PreformattedText">8. A přikaza jim, zo bychu ničo sobu na puć njebrali, chiba jeno kij, nic wačok, nic chlěba ani pjenjezy w pasu;</text:p>
      <text:p text:style-name="PreformattedText"/>
      <text:p text:style-name="PreformattedText">9. Ale zo bychu w črijach byli a so dwě sukni njewoblekli.</text:p>
      <text:p text:style-name="PreformattedText"/>
      <text:p text:style-name="PreformattedText">10. A dźeše k nim: Hdźež wy do chěže<text:s/>přińdźeće, tam wy wostańće, hač byšće tam zaso wotešli.</text:p>
      <text:p text:style-name="PreformattedText"/>
      <text:p text:style-name="PreformattedText">11. A jeli zo<text:s/>někotři<text:s/>was horje njewozmu ani was njeposłuchaju, tam wy preč dźiće a<text:s/>třasće<text:s/>tež tón proch z wašich nohow, na swědčenje na nich. Zawěrnje, ja praju wam: Sodomzkim abo Gomorzkim budźe na sudny dźeń lóže, dyžli tajkemu městu. ref((Mat: 10, 14. Luk. 9, 5. Jap. zk.13,51.))</text:p>
      <text:p text:style-name="PreformattedText"/>
      <text:p text:style-name="PreformattedText">12. A woni šedši won prědowachu, zo bychu ludźo pokutu činili.</text:p>
      <text:p text:style-name="PreformattedText"/>
      <text:p text:style-name="PreformattedText">13. A wuhnachu wjele čertow a žałbowachu wjele chorych z wolijom a<text:s/>wustrowichu<text:s/>jich. ref((Jak. 5, 14.))</text:p>
      <text:p text:style-name="PreformattedText"/>
      <text:p text:style-name="PreformattedText">14. A kral Herodas słyšeše to (přetož jeho mjeno běše zjawne<text:s/>sčinjene) a dźeše: Jan, tón křćenik, je wot morwych<text:s/>stanuł, a teho dla stanu so tajke skutki w nim. ref((Mat. 14, 1. Luk. 9, 7.))</text:p>
      <text:p text:style-name="PreformattedText"/>
      <text:p text:style-name="PreformattedText">15.<text:s/>Někotři<text:s/>pak dźachu: Wón je Elias;<text:s/>někotři<text:s/>pak: Wón je profeta abo jedyn tych profetow.</text:p>
      <text:p text:style-name="PreformattedText"/>
      <text:p text:style-name="PreformattedText">16. Jako pak to Herodas słyšeše, dźeše wón: To je Jan, kotremuž ja sym hłowu<text:s/>sćał; tón je wot morwych<text:s/>stanył.</text:p>
      <text:soft-page-break/>
      <text:p text:style-name="P29"><text:s/></text:p>
      <text:p text:style-name="P30">%-------------------------------------------------------------------</text:p>
      <text:p text:style-name="P31">% https://digital.slub-dresden.de/data/kitodo/BibltojeZ_478590679/BibltojeZ_478590679_tif/jpegs/00001366.tif.large.jpg %-------------------------------------------------------------------</text:p>
      <text:p text:style-name="PreformattedText"/>
      <text:p text:style-name="PreformattedText">17. Přetož wón, Herodas, běše won pósłał, jimał Jana a jeho sadźił do jastwa, Herodiady, Philippa, swojeho bratra,<text:s/>mandźelskeje<text:s/>dla; přetož wón běše ju za mandźelsku wzał. ref((Luk. 3, 19. 20.))</text:p>
      <text:p text:style-name="PreformattedText"/>
      <text:p text:style-name="PreformattedText">18. Jan pak dźeše k Herodašej: Tebi so njesłuša, twojeho bratra mandźelsku měć. ref((3 Mójz. 18, 6.))</text:p>
      <text:p text:style-name="PreformattedText"/>
      <text:p text:style-name="PreformattedText">19. Herodias teho dla łakaše na njeho a chcyše jeho morić, ale njemóžeše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detail((Tekst na 5. njedźelu po třoch kralach. III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/>
      <text:p text:style-name="PreformattedText">20. [Herodas pak so Jana boješe, dokelž wón<text:s/>wjedźeše, zo wón prawy a swjaty muž běše, a wobarnowa jeho; a we wjele wězach<text:s/>jeho a słyšeše jeho rad.</text:p>
      <text:p text:style-name="PreformattedText"/>
      <text:p text:style-name="PreformattedText">21. Jako pak sprawny dźeń přińdźe, zo Herodas<text:s/>wjećer<text:s/>hotowaše na swój narodny dźeń swojim wyšim a hejtmanam a tym wosebnym w Galilejskej; ref((Mat. 14, 6.))</text:p>
      <text:p text:style-name="PreformattedText"/>
      <text:p text:style-name="PreformattedText">22. A nutř stupi dźowka teje Herodiady a rejwaše; a to so Herodašej lubješe a tym, kotřiž za blidom sedźichu; tuž dźeše tón kral k temu holčeću: Proš mje, za čož ty chceš, ja chcu jo tebi dać.</text:p>
      <text:p text:style-name="PreformattedText"/>
      <text:p text:style-name="PreformattedText">23. A<text:s/>přisahnu<text:s/>so jej: Štož ty mje budźeš prosyć, to chcu ja tebi dać hač do połojzy mojeho kralestwa.</text:p>
      <text:p text:style-name="PreformattedText"/>
      <text:p text:style-name="PreformattedText">24. Wona pak wuńdźe won a dźeše k swojej maćeri: Što ja dyrbju prosyć? Ta dźeše: Pře hłowu Jana, teho křćenika.</text:p>
      <text:p text:style-name="PreformattedText"/>
      <text:p text:style-name="PreformattedText">25. A wona na měsće z khwatanjom zańdźe nutř k kralej, prošeše a dźeše: Ja chcu, zo by ty mi dał nětk hnydom na škli tu hłowu Jana, teho křćenika.</text:p>
      <text:p text:style-name="PreformattedText"/>
      <text:p text:style-name="PreformattedText">26. Tón kral bu zrudny; dha wšak teje pšisahi a tych dla, kotřiž za blidom sedźichu, njechaše wón jej zapowjedźić.</text:p>
      <text:p text:style-name="PreformattedText"/>
      <text:p text:style-name="PreformattedText">27. A na měsće pósła tón kral wobwješerja a da jeho hłowu hew přinjesć. Tón teho dla šedši tam zća jemu hłowu we<text:s/>jastwje;</text:p>
      <text:p text:style-name="PreformattedText"/>
      <text:p text:style-name="PreformattedText">28. A přinjese jeho hłowu na škli a da ju temu holčeću; a to holčo da ju swojej maćeri.</text:p>
      <text:p text:style-name="PreformattedText"/>
      <text:p text:style-name="PreformattedText">29. A jako to jeho wučomnicy słyšachu, přińdźechu woni a wzachu jeho ćěło a schowachu jo do rowa.<text:span text:style-name="T32">]</text:span></text:p>
      <text:p text:style-name="PreformattedText"/>
      <text:p text:style-name="PreformattedText">30. A ći pósli pak zhromadźichu so zaso k Jezusej a zjewichu jemu to wšitko a štož běchu činili a wučili. ref((Mat. 14, 13. Luk. 9, 10.))</text:p>
      <text:p text:style-name="PreformattedText"/>
      <text:p text:style-name="PreformattedText">31. A wón dźeše k nim: Pójće wy wosebje do pusćiny a<text:s/>wotpočńće<text:s/>trochu. Přetož jich běše wjele,<text:s/><text:soft-page-break/>kotřiž<text:s/>přichadźachu<text:s/>a<text:s/>wotchadźachu, tak zo woni ani k jědźi<text:s/>chwile<text:s/>njemějachu.</text:p>
      <text:p text:style-name="PreformattedText">32. A woni so wjezechu na łódźi do pusćiny wosebje.</text:p>
      <text:p text:style-name="PreformattedText"/>
      <text:p text:style-name="PreformattedText">33. A ludźo jich<text:s/>widźachu, zo so preč wjezechu, a jich wjele jeho póznachu a běžachu tam pěši ze wšěch městow, a přińdźechu prjedy nich a zeńdźechu so k njemu.</text:p>
      <text:p text:style-name="PreformattedText"/>
      <text:p text:style-name="PreformattedText">34. A Jezus šedši z łódźe won wuhlada tón wulki lud, a běše jemu žel teho sameho; přetož woni běchu jako wowcy, kiž nimaju žaneho pastyrja. A wón poča jich wučić wjele wěcow. ref((Mat. 9, 36.))</text:p>
      <text:p text:style-name="PreformattedText"/>
      <text:p text:style-name="PreformattedText">35. A jako nětk chcyše skoro wječor być,<text:s/>přistupichu<text:s/>jeho wučomnicy k njemu a dźachu: Tudy je<text:s/>pusćina<text:s/>a dźeń je so<text:s/>minył; ref((Mat. 14, 15. Luk. 9, 12. Jan. 6, 5.))</text:p>
      <text:p text:style-name="PreformattedText"/>
      <text:p text:style-name="PreformattedText">36.<text:s/>Rozpušć<text:s/>jich, zo bychu woni ducy do wokolnych wsow a městow sebi chlěb kupili; přetož woni nimaju ničo k jědźi.</text:p>
      <text:p text:style-name="PreformattedText"/>
      <text:p text:style-name="PreformattedText">37. Wón pak wotmołwi a dźeše k nim: Dajće wy jim jěsć. A woni dźachu k njemu: Mamy dha my hić a za dwě zćě krošow chlěba kupić a jim jěsć dać? ref((Jan. 6, 7.))</text:p>
      <text:p text:style-name="PreformattedText"/>
      <text:p text:style-name="PreformattedText">38. Wón pak dźeše k nim: Wjele chlěba wy maće? Dźiće a pohladajće. A jako so běchu wobhonili, dźachu woni: Pjeć, a dwě rybje.</text:p>
      <text:soft-page-break/>
      <text:p text:style-name="P33"><text:s/></text:p>
      <text:p text:style-name="P34">%-------------------------------------------------------------------</text:p>
      <text:p text:style-name="PreformattedText"><text:span text:style-name="T35">% https://digital.slub-dresden.de/data/kitodo/BibltojeZ_478590679/BibltojeZ_478590679_tif/jpegs/00001367.tif.large.jpg %-------------------------------------------------------------------</text:span></text:p>
      <text:p text:style-name="PreformattedText"/>
      <text:p text:style-name="PreformattedText">39. A wón přikaza jim, zo bychu so wšitcy dele zesydali, jene połne blido po druhim, na zelenu trawu.</text:p>
      <text:p text:style-name="PreformattedText"/>
      <text:p text:style-name="PreformattedText">40. A woni zesydachu so po rjadu, sto a sto, pjeć dźesać a pjeć dźesać.</text:p>
      <text:p text:style-name="PreformattedText"/>
      <text:p text:style-name="PreformattedText">41. A wón wza te pjeć pokroty a tej dwě rybje a pohlada do njebjes, dźakowaše so a łamaše te chlěby a da je swojim wučomnikam, zo bychu jim prjódk kładli. A tej dwě rybje<text:s/>rozdźěli<text:s/>wón bjez wšitkich.</text:p>
      <text:p text:style-name="PreformattedText"/>
      <text:p text:style-name="PreformattedText">42. A woni<text:s/>jědźachu<text:s/>wšitcy a buchu nasyćeni.</text:p>
      <text:p text:style-name="PreformattedText"/>
      <text:p text:style-name="PreformattedText">43. A woni zebrachu kruškow chlěba, dwanaće korbow połnych, a wot teju rybow (něšto).</text:p>
      <text:p text:style-name="PreformattedText"/>
      <text:p text:style-name="PreformattedText">44. A běše tych, kotřiž běchu jědli, pola pjeć tawzynt mužow.</text:p>
      <text:p text:style-name="PreformattedText"/>
      <text:p text:style-name="PreformattedText">45. A hnydom<text:s/>přinući<text:s/>wón swojich wučomnikow, zo bychu na łódź stupili a prjedy njeho so přewjezli do Bethzaidy, hač by wón tón lud<text:s/>rozpušćił. ref((Mat. 14, 22. Jan. 6, 17.))</text:p>
      <text:p text:style-name="PreformattedText"/>
      <text:p text:style-name="PreformattedText">46. A jako wón jich běše wot sebje preč pósłał, dźěše wón na horu, zo by so modlił.</text:p>
      <text:p text:style-name="PreformattedText"/>
      <text:p text:style-name="PreformattedText">47. A jako wječor bu, běše ta łódź srjedźa na morju, wón pak sam na zemi.</text:p>
      <text:p text:style-name="PreformattedText"/>
      <text:p text:style-name="PreformattedText">48. A wón widźeše, zo woni z wulkej<text:s/>prócu<text:s/>so wjezechu; přetož wětr běše jim přećiwny. Teho dla při štwórtej<text:s/>nócnej<text:s/>waše přińdźe wón k nim, chodźeše po morju a chcyše nimo nich prjedy přińć.</text:p>
      <text:p text:style-name="PreformattedText"/>
      <text:p text:style-name="PreformattedText">49. Jako pak woni<text:s/>widźachu, zo wón po morju chodźeše, měnjachu woni, zo je šerjenje, a<text:s/>zakřičachu;</text:p>
      <text:p text:style-name="PreformattedText"/>
      <text:p text:style-name="PreformattedText">50. Přetož wšitcy jeho<text:s/>widźachu<text:s/>a nastróžichu so. A na měsće rěčeše wón z nimi a dźeše k nim: Budźće dobreje mysle; ja to sym, njebójće so.</text:p>
      <text:p text:style-name="PreformattedText"/>
      <text:p text:style-name="PreformattedText">51. A wón stupi k nim do łódźe, a tón wětr woćichnu. A woni so jara wulcy w sebi nastróžichu a dźiwachu so. ref((St. 4, 39.))</text:p>
      <text:p text:style-name="PreformattedText"/>
      <text:p text:style-name="PreformattedText">52. Přetož ničo rozomniši njebuchu nad tymi khlěbami, a jich wutroba běše stwjerdnjena.</text:p>
      <text:p text:style-name="PreformattedText"/>
      <text:p text:style-name="PreformattedText">53. A jako so přewjezli běchu, přińdźechu woni do Genezarethzkeho kraja, a tam woni tu łódź k brjohej<text:s/>přistajichu. ref((Mat. 14, 34.))</text:p>
      <text:p text:style-name="PreformattedText"/>
      <text:p text:style-name="PreformattedText">54. A jako nětk z łódźe běchu wušli, hnydom jeho ludźo póznachu;</text:p>
      <text:p text:style-name="PreformattedText"/>
      <text:p text:style-name="PreformattedText">55. A woni, běžawši po wšitkim tym samym wokolnym kraju wokoło, počachu chorych na łožach wokoło nosyć, hdźež woni słyšachu, zo wón tam je.</text:p>
      <text:p text:style-name="PreformattedText"/>
      <text:p text:style-name="PreformattedText">56. A hdźež wón dźěše do městow abo do městow abo do wsow, tam kładźechu woni chorych na torhošćo a prošachu jeho, zo bychu so jeno teho wobruba jeho drasty dótkli. A kotřiž so jeho dótkachu, ći buchu<text:s/>wustrowjeni.</text:p>
      <text:p text:style-name="PreformattedText"/>
      <text:p text:style-name="Standard">%-------------------------------------------------------------------</text:p>
      <text:p text:style-name="P36"><text:tab/></text:p>
      <text:soft-page-break/>
      <text:p text:style-name="PreformattedText">staw((7. staw))</text:p>
      <text:p text:style-name="PreformattedText"/>
      <text:p text:style-name="PreformattedText">detail((Wo hejchleŕztwje Farizejskich,<text:s/>pohanskeje<text:s/>žony dźowčičcy, hłuchim a němym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k njemu so zeńdźechu Farizejscy a<text:s/>někotři<text:s/>wot pismawučenych, kotřiž běchu z Jerusalema přišli. ref((Mat. 15, 1.))</text:p>
      <text:p text:style-name="PreformattedText"/>
      <text:p text:style-name="PreformattedText">2. A jako woni<text:s/>widźachu, zo<text:s/>někotři<text:s/>jeho wučomnikow z gmejn, to je z njemytymaj rukomaj chlěb<text:s/>jědźachu, swarjachu woni na to. ref((Luk. 11, 38.))</text:p>
      <text:p text:style-name="PreformattedText"/>
      <text:p text:style-name="PreformattedText">3. Přetož Farizejscy a wšitcy Zidźi njejědźa, chiba zo su sebi rucy husto zmyli, a dźerža tak tych staršich<text:s/>wustajenja.</text:p>
      <text:p text:style-name="PreformattedText"/>
      <text:p text:style-name="PreformattedText">4. A hdyž z torhošća přińdu, njejědźa woni, chiba zo su so zmyli. A tych wěcow je wjele, kotrež su horje wzali, zo<text:s/>chcedźa<text:s/>je dźeržeć, jako je wumyće tych piwnych sudobjow, tych karanow, tych<text:s/>koporowych<text:s/>sudobjow a tych blidow.</text:p>
      <text:p text:style-name="PreformattedText"/>
      <text:p text:style-name="PreformattedText">5.<text:s/>Tuž teho dla woprašachu jeho ći Farizejscy a pismawučeni: Čeho dla njechodźa twoji wučomnicy po tych staršich jich wustajenjach, ale jědźa chlěb z njemytymaj rukomaj?</text:p>
      <text:soft-page-break/>
      <text:p text:style-name="P37"><text:s/></text:p>
      <text:p text:style-name="P38">%-------------------------------------------------------------------</text:p>
      <text:p text:style-name="P39">% https://digital.slub-dresden.de/data/kitodo/BibltojeZ_478590679/BibltojeZ_478590679_tif/jpegs/00001368.tif.large.jpg %-------------------------------------------------------------------</text:p>
      <text:p text:style-name="PreformattedText"/>
      <text:p text:style-name="PreformattedText">6. Wón pak wotmołwi a dźeše k nim: Derje je Jezajas wot was błudnikow wěšćił, jako je pisane: Tón lud česći mje z hubomaj, ale jich wutroba je daloko wote mnje. ref((Jez 29, 13. Mat. 15,7.))</text:p>
      <text:p text:style-name="PreformattedText"/>
      <text:p text:style-name="PreformattedText">7. Podarmo pak mi słuža, dokelž wuča tajke wučby, kotrež su<text:s/>člowske<text:s/>přikaznje.</text:p>
      <text:p text:style-name="PreformattedText"/>
      <text:p text:style-name="PreformattedText">8. Přetož wy wopušćiće Bože přikazanje a dźeržiće tych čłowjekow wustajenje, jako je to wumyće tych karanow a piwnych<text:s/>kanow; teho runja tajkich wěcow druhich činiće wy wjele.</text:p>
      <text:p text:style-name="PreformattedText"/>
      <text:p text:style-name="PreformattedText">9. A wón dźeše k nim: Wy<text:s/>ćišće<text:s/>Bože přikazanje zaćisnjeće, zo byšće waše wustajenje dźerželi.</text:p>
      <text:p text:style-name="PreformattedText"/>
      <text:p text:style-name="PreformattedText">10. Přetož Mójzas je prajił: Česć swojeho nana a swoju maćer, a štóž na nana abo na maćer złe rěči, tón dyrbi smjerće<text:s/>wumrěć. ref((2 Mójz. 20, 12. 5 Mójz. 5, 16.))</text:p>
      <text:p text:style-name="PreformattedText"/>
      <text:p text:style-name="PreformattedText">11. Wy pak wučiće: Hdyž štó rjeknje k nanej abo k maćeri: Korban (to je, hdyž ja to wopruju, dha je wone tebi wjele wužitniše), tón čini derje.</text:p>
      <text:p text:style-name="PreformattedText"/>
      <text:p text:style-name="PreformattedText">12. A tak wy ničo wjazy njewotpušćiće, zo by wón činił swojemu nanej abo swojej maćeri;</text:p>
      <text:p text:style-name="PreformattedText"/>
      <text:p text:style-name="PreformattedText">13. A zběhnjeće Bože słowo přez waše wustajenje, kotrež wy sće<text:s/>wustajili; a teho runja činiće wy wjele.</text:p>
      <text:p text:style-name="PreformattedText"/>
      <text:p text:style-name="PreformattedText">14. A wón zawoła k sebi wšitkón lud a dźeše k nim: Posłuchajće wšitcy na mnje a zrozyńće. ref((Mat: 15, 10.))</text:p>
      <text:p text:style-name="PreformattedText"/>
      <text:p text:style-name="PreformattedText">15. Ničo njeje, kiž wonkach do čłowjeka dźe, zo by jeho nječisteho činiło; ale štož wot njeho won dźe, to je, kiž čłowjeka nječisteho čini.</text:p>
      <text:p text:style-name="PreformattedText"/>
      <text:p text:style-name="PreformattedText">16. Ma-li štó wuši k posłuchanju, tón posłuchaj. ref((Mat. 11, 15. St. 13, 9.))</text:p>
      <text:p text:style-name="PreformattedText"/>
      <text:p text:style-name="PreformattedText">17. A jako wón wot luda do chěže přińdźe, woprašachu jeho jeho wučomnicy wo to přirunanje. ref((Mat. 15, 15.))</text:p>
      <text:p text:style-name="PreformattedText"/>
      <text:p text:style-name="PreformattedText">18. A wón dźeše k nim: Sće wy dha tež tak njerozomni?<text:s/>Njezrozumiće<text:s/>wy hišće, zo wšitko, štož wonkach je a do čłowjeka dźe, to jeho njemóže nječisteho činić?</text:p>
      <text:p text:style-name="PreformattedText"/>
      <text:p text:style-name="PreformattedText">19. Přetož wone njeńdźe do jeho wutroby, ale do brjucha, a wuńdźe do<text:s/>wuchoda, hdźež wšitka jědź so wurjedźi.</text:p>
      <text:p text:style-name="PreformattedText"/>
      <text:p text:style-name="PreformattedText">20. Wón pak dźeše: Štož z čłowjeka wuńdźe, to same čłowjeka nječisteho čini;</text:p>
      <text:p text:style-name="PreformattedText"/>
      <text:p text:style-name="PreformattedText">21. Přetož<text:s/>nutřkach, z wutroby tych čłowjekow, wuńdu złe mysle, mandźelstwo-łamanje,<text:s/>kurwarstwo, mordarstwo,</text:p>
      <text:p text:style-name="PreformattedText"/>
      <text:p text:style-name="PreformattedText">22.<text:s/>Paduchstwo,<text:s/>łakomstwo,<text:s/>njeprawdosć,<text:s/>lesnosć,<text:s/>njepócćiwosć, złe woko, Bože hanjenje, pycha,<text:s/>njemdrosć;</text:p>
      <text:p text:style-name="PreformattedText"/>
      <text:p text:style-name="PreformattedText">23. Wšitke te złe wěcy<text:s/>znutřkach<text:s/>won wuńdu a činja čłowjeka nječisteho.</text:p>
      <text:p text:style-name="PreformattedText"/>
      <text:p text:style-name="PreformattedText">24. A wón stanu tam a woteńdźe do Tirizkich a Sidonskich mjezow. A šedši do doma njechaše wón, zo by štó wo nim<text:s/>wědźał, a wšak njemóžeše so potajić. ref((Mat. 15, 21.))</text:p>
      <text:p text:style-name="PreformattedText"/>
      <text:p text:style-name="PreformattedText">25. Přetož žona běše wot njeho słyšała, kotrejež (jejne) dźowčatko nječisteho ducha měješe; a<text:s/>přišedši<text:s/>padźe dele k jeho nohomaj;</text:p>
      <text:p text:style-name="PreformattedText"/>
      <text:p text:style-name="PreformattedText">26. (Ta žona pak běše Grichizka, Sirophönizizka z roda) a ta prošeše jeho, zo by wón djaboła z jeje dźowki wuhnał.</text:p>
      <text:p text:style-name="PreformattedText"/>
      <text:p text:style-name="PreformattedText">27. Jezus pak dźeše k njej: Njech so prjedy dźěći najědźa; přetož wono njeje pěknje, zo so dźěćom chlěb wozmje a ćisnje so psam. ref((Mat. 1d, 26.))</text:p>
      <text:p text:style-name="PreformattedText"/>
      <text:p text:style-name="PreformattedText">28. Wona pak wotmołwi a dźeše k njemu: Haj, Knježe, dha wšak tež jědźa te psyčatka pod blidom wot drjebjeńčkow tych dźěći.</text:p>
      <text:p text:style-name="PreformattedText"/>
      <text:p text:style-name="PreformattedText">29. A wón dźeše k njej: Teho słowa dla dźi; čert je z twojeje dźowki wušoł.</text:p>
      <text:soft-page-break/>
      <text:p text:style-name="P40"><text:s/></text:p>
      <text:p text:style-name="P41">%-------------------------------------------------------------------</text:p>
      <text:p text:style-name="P42"><text:span text:style-name="T43">%<text:s/></text:span><text:bookmark-start text:name="__DdeLink__3394_538625336"/><text:span text:style-name="T44">https://digital.slub-dresden.de/data/kitodo/BibltojeZ_478590679/BibltojeZ_478590679_tif/jpegs/00001369.tif.large.jpg</text:span><text:bookmark-end text:name="__DdeLink__3394_538625336"/><text:span text:style-name="T45"><text:s/>%-------------------------------------------------------------------</text:span></text:p>
      <text:p text:style-name="P46"/>
      <text:p text:style-name="PreformattedText">30. A wona woteńdźe do swojeho doma a namaka, zo tón čert běše wušoł, a zo ta dźowka na łožu ležeše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detail((Sćenje na 12. njedźelu po swj. Trojicy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31.<text:s/><text:span text:style-name="T47">[</text:span>A jako wón zaso wuńdźe z Tirizkich a Sidonskich mjezow, přińdźe wón k Galilejzkemu morju, srjedźa na mjezy tych dźesać městow. ref((Mat. 15, 20.))</text:p>
      <text:p text:style-name="PreformattedText"/>
      <text:p text:style-name="PreformattedText">32. A woni přiwjedźechu k njemu hłucheho, kiž němy běše, a prošachu jeho, zo by ruku na njeho połožił. ref((Mat. 9, 32. Luk. 11, 14.))</text:p>
      <text:p text:style-name="PreformattedText"/>
      <text:p text:style-name="PreformattedText">33. A wón wza jeho wot luda wosebje, tyknu jemu swoje<text:s/>porsty<text:s/>do jeho wušow a wuplunu a dótknu so jeho jazyka. ref((St. 8, 23.))</text:p>
      <text:p text:style-name="PreformattedText"/>
      <text:p text:style-name="PreformattedText">34. A pohlada horje k njebjesam, zdychnu a dźeše k njemu: Hephata, to je:<text:s/>wotewr<text:s/>so! ref((Jan. 11, 41.))</text:p>
      <text:p text:style-name="PreformattedText"/>
      <text:p text:style-name="PreformattedText">35. A hnydom wotewrištej so jeho wuši a tón zwjazk jeho jazyka so<text:s/>rozwjaza, a wón rěčeše prawje.</text:p>
      <text:p text:style-name="PreformattedText"/>
      <text:p text:style-name="PreformattedText">36. A wón jim zakaza, zo bychu to nikomu njeprajili. pak wón jim zakaza, woni jo<text:s/>roznjesechu.</text:p>
      <text:p text:style-name="PreformattedText"/>
      <text:p text:style-name="PreformattedText">37. A dźiwachu so přez měru a dźachu: Wón je wšitko derje činił; hłuchich čini wón<text:s/>słyšacych<text:s/>a němych<text:s/>ražacych.<text:span text:style-name="T48">]</text:span><text:s/>ref((Mójz. 1, 31.))</text:p>
      <text:p text:style-name="PreformattedText"/>
      <text:p text:style-name="Standard">%-------------------------------------------------------------------</text:p>
      <text:p text:style-name="P49"><text:tab/></text:p>
      <text:p text:style-name="PreformattedText">staw((8. staw))</text:p>
      <text:p text:style-name="PreformattedText"/>
      <text:p text:style-name="PreformattedText">detail((Wo sydom<text:s/>chlěbach, zejchach a kwasu Farizejskich, slepym, póznaću wot Chrystusa a jeho ćerpjenju.))</text:p>
      <text:p text:style-name="PreformattedText"/>
      <text:p text:style-name="PreformattedText">detail((Ćim<text:s/>bóle ćim bóle Sćenje na 7. njedźelu po swj. Trojicy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[W tych samych dnjach, jako wulki lud tam běše a njemějachu ničo k jědźi, zawoła Jezus swojich wučomnikow k sebi a dźeše k nim: ref((Mat. 15, 32.))</text:p>
      <text:p text:style-name="PreformattedText"/>
      <text:p text:style-name="PreformattedText">2. Mi je žel teho luda; přetož woni su hižom na tři dny pola mje<text:s/>zawostali<text:s/>a nimaju ničo k jědźi;</text:p>
      <text:p text:style-name="PreformattedText"/>
      <text:p text:style-name="PreformattedText">3. A hdy bych ja jich bjez jědźe dom pušćił, bychu woni na puću zawutlili. Přetož<text:s/>někotři<text:s/>běchu z daloka přišli.</text:p>
      <text:p text:style-name="PreformattedText"/>
      <text:p text:style-name="PreformattedText">4. Jeho<text:s/>słužownicy<text:s/>pak wotmołwichu jemu: Hdźe my chlěba wozmjemy tudy w pusćinje, zo bychmy jich nasyćili?</text:p>
      <text:p text:style-name="PreformattedText"/>
      <text:p text:style-name="PreformattedText">5. A wón prašeše jich: Wjele maće pokrotow? Woni pak dźachu: Sydom.</text:p>
      <text:p text:style-name="PreformattedText"/>
      <text:p text:style-name="PreformattedText">6. A wón přikaza ludu, zo bychu so na zemju zesydali. A wza te sydom pokroty a dźakowaše so a łamaše a da je swojim wučomnikam, zo bychu je prjódk kładli, a woni kładźechu je ludu prjódk.</text:p>
      <text:p text:style-name="PreformattedText"/>
      <text:p text:style-name="PreformattedText">7. A mějachu trochu rybičkow; a wón so dźakowaše a kazaše te same tež prjódk kłasć.</text:p>
      <text:p text:style-name="PreformattedText"/>
      <text:p text:style-name="PreformattedText">8. Woni<text:s/>jědźachu<text:s/>pak a buchu nasyćeni a nazběrachu<text:s/>zbytnych<text:s/>kruškow sydom korbow. ref((2 Kral. 4, 44.))</text:p>
      <text:p text:style-name="PreformattedText"/>
      <text:p text:style-name="PreformattedText">9. A jich běše na štyri tawzyntow, kiž jědli běchu; a wón pušći jich wot sebje.)</text:p>
      <text:p text:style-name="PreformattedText"/>
      <text:p text:style-name="PreformattedText">10. A hnydom stupi wón do łódźe ze swojimi wučomnikami a přińdźe do Dalmanutzkeho kraja.</text:p>
      <text:p text:style-name="PreformattedText"/>
      <text:p text:style-name="PreformattedText">11. A ći Farizejscy wuńdźechu a počachu so z nim woprašować a žadachu wot njeho zejch z njebjes, spytawši jeho. ref((Mat. 16, 1. St. 12, 38.))</text:p>
      <text:p text:style-name="PreformattedText"/>
      <text:p text:style-name="PreformattedText">12. A wón zdychnu w swojim duchu a dźeše: Što pyta wšak ta šlachta<text:s/>zejch?<text:s/>Woprawdźe, ja praju wam: Tej šlachće žadyn zejch njebudźe daty. ref((Luk. 11, 29.))</text:p>
      <text:p text:style-name="PreformattedText"/>
      <text:p text:style-name="PreformattedText">13. A wón stupi zaso do łódźe, wostajiwši jich, a přewjeze so na druhi<text:s/>brjóh.</text:p>
      <text:p text:style-name="PreformattedText"/>
      <text:p text:style-name="PreformattedText">14. A woni běchu zapomnili chlěba sobu wzać; a njemějachu wjazy sobu na łódźi, hač jeno jenu pokrotu. ref((Mat. 16, 5. 6.))</text:p>
      <text:p text:style-name="PreformattedText"/>
      <text:p text:style-name="PreformattedText">15. A wón přikaza jim a dźeše: Pohladajće a hladajće so před kwasom tych Farizejskich a před kwasom Herodaša. ref((Mat. 16, 6. Luk. 12, 1.))</text:p>
      <text:p text:style-name="PreformattedText"/>
      <text:p text:style-name="PreformattedText">16. A woni sebi myslachu tam a sem, a dźeše jedyn k druhemu: My chlěba nimamy.</text:p>
      <text:p text:style-name="PreformattedText"/>
      <text:soft-page-break/>
      <text:p text:style-name="P50"><text:s/></text:p>
      <text:p text:style-name="P51">%-------------------------------------------------------------------</text:p>
      <text:p text:style-name="P52">% https://digital.slub-dresden.de/data/kitodo/BibltojeZ_478590679/BibltojeZ_478590679_tif/jpegs/00001370.tif.large.jpg %-------------------------------------------------------------------</text:p>
      <text:p text:style-name="PreformattedText"/>
      <text:p text:style-name="PreformattedText">17. A Jezus zrozumi to a dźeše k nim: Što so wy tež staraće, zo chlěba nimaće? Njepóznajeće wy hišće ani<text:s/>njerozumiće? Maće wy hišće wašu stwjerdnjenu wutrobu? ref((St. 3, 5. St. 6, 52.))</text:p>
      <text:p text:style-name="PreformattedText"/>
      <text:p text:style-name="PreformattedText">18. Maće woči a njewidźiće? a maće wuši a njesłyšiće? Abo<text:s/>njespominaće<text:s/>na to?</text:p>
      <text:p text:style-name="PreformattedText"/>
      <text:p text:style-name="PreformattedText">19. Jako ja pjeć chlěbow łamach za tych pjeć tawzynt, kak wjele korbow połnych kruškow wy nazběrašće? Woni dźachu: Dwanaće. ref((Mat. 14, 19. Luk. o, 13. Jan. 6, 9. 13.))</text:p>
      <text:p text:style-name="PreformattedText"/>
      <text:p text:style-name="PreformattedText">20. Jako ja pak sydom łamach za te štyri tawzynt, kak wjele korbow połnych kruškow nazběrašće wy? Woni pak dźachu: Sydom.</text:p>
      <text:p text:style-name="PreformattedText"/>
      <text:p text:style-name="PreformattedText">21. A wón dźeše k nim: Kak dha, zo wy ničo<text:s/>njerozumiće?</text:p>
      <text:p text:style-name="PreformattedText"/>
      <text:p text:style-name="PreformattedText">22. A wón přińdźe do Bethzaidy; a woni přiwjedźechu k njemu slepeho a prošachu jeho, zo by so jeho<text:s/>dótknył.</text:p>
      <text:p text:style-name="PreformattedText"/>
      <text:p text:style-name="PreformattedText">23. A wón wza teho slepeho za ruku a wjedźeše jeho won z<text:s/>města<text:s/>a plunu do jeho wočow, połoži swojej rucy na njeho a wopraša jeho: Widźiš što? ref((St. 7, 32. 33. Jan. 9, 6.))</text:p>
      <text:p text:style-name="PreformattedText"/>
      <text:p text:style-name="PreformattedText">24. A wón pohlada horje a dźeše: Ja widźu, zo ludźo<text:s/>chodźa, jako bych štomy<text:s/>widźał.</text:p>
      <text:p text:style-name="PreformattedText"/>
      <text:p text:style-name="PreformattedText">25. Potom połoži wón zaso rucy na jeho woči a kazaše jemu zaso hladać; a wón bě zaso<text:s/>wustrowjeny, tak zo wšitko z daloka jasnje widźeše.</text:p>
      <text:p text:style-name="PreformattedText"/>
      <text:p text:style-name="PreformattedText">26. A wón jeho dom pósła a dźeše: Njechodź do<text:s/>města<text:s/>ani njepowěs to tež nikomu<text:s/>nutřkach. ref((St. 7, 36.))</text:p>
      <text:p text:style-name="PreformattedText"/>
      <text:p text:style-name="PreformattedText">27. A Jezus wuńdźe won a jeho wučomnicy do městow Zezareje Philippa. A na puću wopraša wón swojich wučomnikow a dźeše k nim: Štó praja ludźo, zo ja sym? ref((Mat. 16, 13. Luk. 9, 18.))</text:p>
      <text:p text:style-name="PreformattedText"/>
      <text:p text:style-name="PreformattedText">28. A woni wotmołwichu: Woni praja, zo sy ty Jan, tón křćenik;<text:s/>někotři<text:s/>pak praja, zo sy Elias; a<text:s/>někotři, zo sy tych profetow jedyn.</text:p>
      <text:p text:style-name="PreformattedText"/>
      <text:p text:style-name="PreformattedText">29. A wón dźeše k nim: Wy pak, što prajiće wy, zo ja sym? Pětr pak wotmołwi a dźeše k njemu: Ty sy Chrystus. ref((Jan. 1, 49.))</text:p>
      <text:p text:style-name="PreformattedText"/>
      <text:p text:style-name="PreformattedText">30. A wón pohrozy jim, zo bychu nikomu wot njeho njeprajili.</text:p>
      <text:p text:style-name="PreformattedText"/>
      <text:p text:style-name="PreformattedText">31. A poča jich wučić, zo čłowjeka syn ma wjele ćerpić, a zo dyrbi zaćisnjeny być wot staršich a wyšich měšnikow a pismawučenych, a zo budźe morjeny, a zo po třoch dnjach budźe horje<text:s/>stanyć. ref((Mat. 16, 21. Luk. 18, 31.))</text:p>
      <text:p text:style-name="PreformattedText"/>
      <text:p text:style-name="PreformattedText">32. A wón rěčeše to słowo zjawnje. Tuž<text:s/>zapřimny<text:s/>jeho Pětr a poča jemu wobarać.</text:p>
      <text:p text:style-name="PreformattedText"/>
      <text:p text:style-name="PreformattedText">33. Wón so pak wobroći, a pohlada na swojich wučomnikow, pohrozy Pětrej a dźeše: Dźi preč wote mnje,<text:s/>satanje; přetož ty so<text:s/>njewustejiš<text:s/>na to, štož Bože, ale na to, štož<text:s/>čłowječne<text:s/>je.</text:p>
      <text:p text:style-name="PreformattedText"/>
      <text:p text:style-name="PreformattedText">34. A wón zawoła k sebi tón lud a swojich wučomnikow a dźeše k nim: Štóž chce za mnu přińć, tón sam so zaprěj a wzmi swój křiž na so a chodź za mnu. ref((Mat. 16, 24. Luk. 9, 23.))</text:p>
      <text:p text:style-name="PreformattedText"/>
      <text:soft-page-break/>
      <text:p text:style-name="PreformattedText">35. Přetož štóž chce swoje žiwjenje zachować, tón budźe to same zhubić; a štóž swoje žiwjenje zhubi moje a teho ewangeliona dla, tón budźe to same zachować. ref((Mat. 10, 39.))</text:p>
      <text:p text:style-name="PreformattedText"/>
      <text:p text:style-name="PreformattedText">36. Přetož što pomha čłowjekej, hdy by wón runje wšitkón swět dobył a škodu wzał na swojej duši?</text:p>
      <text:p text:style-name="PreformattedText"/>
      <text:p text:style-name="PreformattedText">37. Abo što móže čłowjek dać k<text:s/>wumóženju<text:s/>swojeje duše?</text:p>
      <text:p text:style-name="PreformattedText"/>
      <text:p text:style-name="PreformattedText">38. Štóž so pak mje a mojich słowow hanibuje bjez tym mandźelstwo-łamacym<text:s/>a hrěšnym narodom, teho budźe so tež čłowjeka syn hanibować, hdyž wón budźe přińć w<text:s/>krasnosći<text:s/>swojeho Wótca ze swjatymi jandźelemi. ref((Mat. 10, 32. Luk. 9, 26. St. 12, 8.))</text:p>
      <text:soft-page-break/>
      <text:p text:style-name="P53"><text:s/></text:p>
      <text:p text:style-name="P54">%-------------------------------------------------------------------</text:p>
      <text:p text:style-name="PreformattedText"><text:span text:style-name="T55">% https://digital.slub-dresden.de/data/kitodo/BibltojeZ_478590679/BibltojeZ_478590679_tif/jpegs/00001371.tif.large.jpg %-------------------------------------------------------------------</text:span></text:p>
      <text:p text:style-name="PreformattedText"/>
      <text:p text:style-name="PreformattedText">St. 9.<text:s/>St.</text:p>
      <text:p text:style-name="PreformattedText"/>
      <text:p text:style-name="PreformattedText">1. A wón dźeše k nim: Zawěrnje, ja praju wam:<text:s/>Někotři<text:s/>tudy su a<text:s/>steja, kotřiž smjerće njebudźa woptać, hač woni budźa<text:s/>widźeć, zo to kralestwo Bože z<text:s/>mocu<text:s/>přichadźa. ref((Mat. 16, 28. Luk. 9, 29.))</text:p>
      <text:p text:style-name="PreformattedText"/>
      <text:p text:style-name="Standard">%-------------------------------------------------------------------</text:p>
      <text:p text:style-name="P56"><text:tab/></text:p>
      <text:p text:style-name="PreformattedText">staw((9. staw))</text:p>
      <text:p text:style-name="PreformattedText"/>
      <text:p text:style-name="PreformattedText">detail((Historija<text:s/>wo Chrystusowym<text:s/>překrasnjenju<text:s/>a naměsaznym synu; wučba wo<text:s/>ponižnosći<text:s/>a pohóršenju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2. A po<text:s/>šesći<text:s/>dnjach wza Jezus k sebi Pětra a Jakuba a Jana a wjedźeše jich na wysoku horu wosebje samych a<text:s/>přeměni<text:s/>so před nimi. ref((Mat. 17, 1. Luk. 9, 28.))</text:p>
      <text:p text:style-name="PreformattedText"/>
      <text:p text:style-name="PreformattedText">3. A jeho<text:s/>drasta<text:s/>bu jasna a jara běła, jako sněh, kotruž žadyn<text:s/>barbar<text:s/>na zemi njemóže tak běłu<text:s/>sčinić. ref((Mat. 28, 3.))</text:p>
      <text:p text:style-name="PreformattedText"/>
      <text:p text:style-name="PreformattedText">4. A jim so zjewi Elias z Mójzasom, a měještaj<text:s/>rozrěčowanje<text:s/>z Jezusom.</text:p>
      <text:p text:style-name="PreformattedText"/>
      <text:p text:style-name="PreformattedText">5. A Pětr wotmołwi a dźeše k Jezusej: Rabbi, tudy je nam dobro być; teho dla čińmy tři hěty, tebi jenu, Mójzasej jenu a Eliasej jenu.</text:p>
      <text:p text:style-name="PreformattedText"/>
      <text:p text:style-name="PreformattedText">6. Přetož wón<text:s/>njewjedźeše, što rěči, dokelž woni běchu<text:s/>nastróženi.</text:p>
      <text:p text:style-name="PreformattedText"/>
      <text:p text:style-name="PreformattedText">7. A mróčel přińdźe, kotraž jich wobkhłódkowa. A hłós padźe z teje mróčele a dźeše: To je tón samy mój luby Syn, teho maće wy posłuchać. ref((Mat. 3, 17.))</text:p>
      <text:p text:style-name="PreformattedText"/>
      <text:p text:style-name="PreformattedText">8. A hnydom wohladawši so<text:s/>njewidźachu<text:s/>woni nikoho wjazy, hač jeno Jezusa sameho při sebi.</text:p>
      <text:p text:style-name="PreformattedText"/>
      <text:p text:style-name="PreformattedText">9. Jako woni pak z hory dele dźěchu, zakaza wón jim, zo bychu nikomu njeprajili, što su<text:s/>widźeli, hač by čłowjeka syn wot morwych<text:s/>stanył.</text:p>
      <text:p text:style-name="PreformattedText"/>
      <text:p text:style-name="PreformattedText">10. A woni<text:s/>zakowachu<text:s/>tu wěc při sebi a woprašowachu so bjez sobu, što by to stawanje wot morwych było.</text:p>
      <text:p text:style-name="PreformattedText"/>
      <text:p text:style-name="PreformattedText">11. A woprašachu jeho a dźachu:<text:s/>Čeho<text:s/>dla dha pismawučeni praja, zo ma Elias prjedy přińć? ref((Mal. 4, 5.))</text:p>
      <text:p text:style-name="PreformattedText"/>
      <text:p text:style-name="PreformattedText">12. Wón pak wotmołwi a dźeše k nim: Elias ma wšak prjedy přińć a wšitko zaso na prawe přinjesć; a k temu tež dyrbi čłowjeka syn wjele ćerpić a<text:s/>zacpěty<text:s/>być, jako steji pisane.</text:p>
      <text:p text:style-name="PreformattedText"/>
      <text:p text:style-name="PreformattedText">13. Ale ja praju wam: A Elias je přišoł a woni su jemu činili, štož su<text:s/>chcyli, jako wot njeho steji pisane. ref((Mat. 11, 14.))</text:p>
      <text:p text:style-name="PreformattedText"/>
      <text:p text:style-name="PreformattedText">14. A wón<text:s/>přišedši<text:s/>k druhim wučomnikam widźeše wulki lud wokoło nich a pismawučenych, kotřiž so z nimi woprašowachu.</text:p>
      <text:p text:style-name="PreformattedText"/>
      <text:p text:style-name="PreformattedText">15. A na měsće so wšitkón lud stróži, jako jeho wuhlada, a<text:s/>přiběžawši<text:s/>powitachu jeho.</text:p>
      <text:p text:style-name="PreformattedText"/>
      <text:p text:style-name="PreformattedText">16. A wón wopraša tych pismawučenych: Što woprašujeće wy so z nimi?</text:p>
      <text:p text:style-name="PreformattedText"/>
      <text:p text:style-name="PreformattedText">17. A jedyn z teho luda wotmołwi a dźeše: Mištrje, ja sym swojeho syna k tebi<text:s/>přiwjedł, kotryž ma němeho ducha; ref((Mat. 17, 14. Luk. 9, 38.))</text:p>
      <text:p text:style-name="PreformattedText"/>
      <text:p text:style-name="PreformattedText">18. A hdźež wón jeho dosahnje, torha wón jeho, a wón pěni a<text:s/>křipi<text:s/>ze swojimi zubami a schnje. Ja sym z twojimi wučomnikami rěčał, zo bychu jeho wuhnali, woni pak njemóžachu.</text:p>
      <text:p text:style-name="PreformattedText"/>
      <text:p text:style-name="PreformattedText">19. Wón wotmołwi jemu pak a dźeše: O ty njewěrny narodźe, kak dołho mam ja pola was być? Kak dołho mam ja was ćerpić?<text:s/>Přiwjedźće<text:s/>jeho ke mni.</text:p>
      <text:p text:style-name="PreformattedText"/>
      <text:p text:style-name="PreformattedText">20. A woni přiwjedźechu jeho k njemu. A hnydom, jako Jezus jeho wohlada, torhaše jeho tón duch; wón pak padźe na zemju, waleše so a pěnješe.</text:p>
      <text:p text:style-name="PreformattedText"/>
      <text:p text:style-name="PreformattedText">21. A wón wopraša jeho nana: Kak dołho je, jako so jemu to stało je? Wón pak dźeše? Hnydom wot<text:s/>małosće;</text:p>
      <text:p text:style-name="PreformattedText"/>
      <text:p text:style-name="PreformattedText">22. A husto je wón jeho do wohenja a do wody mjetał, zo by jeho<text:s/>skóncował. Móžeš-li ty pak što, dha smil so nad nami a pomhaj nam.</text:p>
      <text:soft-page-break/>
      <text:p text:style-name="P57"><text:s/></text:p>
      <text:p text:style-name="P58">%-------------------------------------------------------------------</text:p>
      <text:p text:style-name="PreformattedText"><text:span text:style-name="T59">% https://digital.slub-dresden.de/data/kitodo/BibltojeZ_478590679/BibltojeZ_478590679_tif/jpegs/00001372.tif.large.jpg %-------------------------------------------------------------------</text:span></text:p>
      <text:p text:style-name="PreformattedText"/>
      <text:p text:style-name="PreformattedText">23. Jezus pak dźeše k njemu: Hdy by ty wěrić<text:s/>móhł. Temu, kiž wěri, su wšitke wěcy móžne. ref((Luk. 17, 6.))</text:p>
      <text:p text:style-name="PreformattedText"/>
      <text:p text:style-name="PreformattedText">24. A hnydom zawoła teho dźěsća nan a dźeše ze sylzami: Ja wěrju, mój Knježe; pomhaj mojej njewěrje!</text:p>
      <text:p text:style-name="PreformattedText"/>
      <text:p text:style-name="PreformattedText">25. A jako pak Jezus widźeše, zo lud<text:s/>přiběži, pohrozy wón temu<text:s/>nječistemu<text:s/>duchu a dźeše k njemu: Ty němy a hłuchi ducho, ja ći<text:s/>přikažu, wuńdź z njeho a njechodź wjazy do njeho.</text:p>
      <text:p text:style-name="PreformattedText"/>
      <text:p text:style-name="PreformattedText">26. Tuž wołaše wón a torhaše jeho jara a wuńdźe. A wón bu jako morwy, tak zo jich tež wjele praješe: Wón je wumrěł.</text:p>
      <text:p text:style-name="PreformattedText"/>
      <text:p text:style-name="PreformattedText">27. Jezus pak<text:s/>zapřija<text:s/>jeho z ruku a pozběhnu jeho; a wón postanu.</text:p>
      <text:p text:style-name="PreformattedText"/>
      <text:p text:style-name="PreformattedText">28. A jako wón dom přińdźe, woprašachu jeho jeho wučomnicy wosebje:<text:s/>Čeho<text:s/>dla dha my jeho njemóžachmy wuhnać? ref((Mat. 17, 19.))</text:p>
      <text:p text:style-name="PreformattedText"/>
      <text:p text:style-name="PreformattedText">29. Wón pak dźeše: Tón narod hinak njemóže wuńć, chiba přez modlitwu a<text:s/>posćenje.</text:p>
      <text:p text:style-name="PreformattedText"/>
      <text:p text:style-name="PreformattedText">30. A woni dźěchu tam preč a<text:s/>chodźachu<text:s/>přez<text:s/>Galilejsku; a wón<text:s/>nochcyše, zo by štó wo tym<text:s/>wědźał.</text:p>
      <text:p text:style-name="PreformattedText"/>
      <text:p text:style-name="PreformattedText">31. Wón wučeše pak swojich wučomnikow a dźeše k nim:<text:s/>Čłowjeka<text:s/>syn budźe podaty do čłowjekow jich rukow, a woni budźa jeho morić; a hdyž budźe morjeny, budźe wón na třeći dźeń zaso horje<text:s/>stanyć. ref((Mat. 17, 22.<text:s/>Luk. 9, 44.))</text:p>
      <text:p text:style-name="PreformattedText"/>
      <text:p text:style-name="PreformattedText">32. Woni pak<text:s/>njezrozumichu<text:s/>to słowo a bojachu so jeho woprašeć.</text:p>
      <text:p text:style-name="PreformattedText"/>
      <text:p text:style-name="PreformattedText">33. A wón přińdźe do Kapernauma. A jako wón domach běše, prašeše wón jich: Što wy so na puću bjez sobu<text:s/>rozrěčešće?</text:p>
      <text:p text:style-name="PreformattedText"/>
      <text:p text:style-name="PreformattedText">34. Woni pak mjelčachu; přetož woni so bjez sobu na puću běchu<text:s/>rozrěčowali, štó by wot nich wjetši był? ref((Mat. 18, 1. Luk. 9, 46.))</text:p>
      <text:p text:style-name="PreformattedText"/>
      <text:p text:style-name="PreformattedText">35. A wón synu so a zawoła tych dwanaće a dźeše k nim: Chce-li štó prěni być, tón budźe posleni přede wšitkimi a wšitkich jich wotročk.</text:p>
      <text:p text:style-name="PreformattedText"/>
      <text:p text:style-name="PreformattedText">36. A wza dźěćatko a<text:s/>postaji<text:s/>jo srjedźa bjez nich a wokoša to same a dźeše k nim:</text:p>
      <text:p text:style-name="PreformattedText"/>
      <text:p text:style-name="PreformattedText">37. Štóž jene tajke dźěćatko w mojim mjenje horje wozmje, tón wozmje mje horje; a štóž mje horje wozmje, tón njewozmje mje horje, ale teho, kotryž mje je pósłał.</text:p>
      <text:p text:style-name="PreformattedText"/>
      <text:p text:style-name="PreformattedText">38. Jan pak wotmołwi jemu a dźeše: Mištrje, my<text:s/>widźachmy<text:s/>jeneho, tón djabołow w twojim mjenje won honješe, kotryž wšak za nami njechodźi; a my jemu zakazachmy, teho dla, zo wón za nami njechodźi. ref((Luk. 9, 49. 4 Mójz. 11, 27. 28. 29.))</text:p>
      <text:p text:style-name="PreformattedText"/>
      <text:p text:style-name="PreformattedText">39. Jezus pak dźeše: Njezakažće jemu to; přetož nichtó njeje, kiž by skutk činił w mojim mjenje a<text:s/>móhł<text:s/>hnydom wote mnje złe rěčeć. ref((1 Kor. 12, 3.))</text:p>
      <text:p text:style-name="PreformattedText"/>
      <text:p text:style-name="PreformattedText">40. Přetož štóž přećiwo nam njeje, tón je za nas. ref((Mat. 12, 30.))</text:p>
      <text:p text:style-name="PreformattedText"/>
      <text:soft-page-break/>
      <text:p text:style-name="PreformattedText">41. Štóž pak was napowa z<text:s/>kanku<text:s/>wody w mojim mjenje, teho dla, zo wy<text:s/>Chrystusej<text:s/>přisłušeće, zawěrnje, ja praju wam, to jemu njebudźe njezapłaćene<text:s/>wostać. ref((Mat. 10, 42.))</text:p>
      <text:p text:style-name="PreformattedText"/>
      <text:p text:style-name="PreformattedText">42. A štóž tych małych jeneho pohórši, kiž do mnje wěrja, tajkemu by lěpje było, zo by jemu<text:s/>młynski<text:s/>kamjeń za jeho šiju był zwjazany a wón do morja ćisnjeny był. ref((Mat. 18, 6. Luk. 17, 1.))</text:p>
      <text:p text:style-name="PreformattedText"/>
      <text:p text:style-name="PreformattedText">43. Jeli zo će pak twoja ruka pohórši, wotetń ju. Lěpje tebi je, zo ty<text:s/>kromy<text:s/>do žiwjenja dźeš, dyžli zo by ty<text:s/>wobjě<text:s/>rucy měł a šoł do hele, do teho wěčneho wohenja, ref((Mat. d, 30. St. 18, 8.))</text:p>
      <text:soft-page-break/>
      <text:p text:style-name="P60"><text:s/></text:p>
      <text:p text:style-name="P61">%-------------------------------------------------------------------</text:p>
      <text:p text:style-name="PreformattedText"><text:span text:style-name="T62">% https://digital.slub-dresden.de/data/kitodo/BibltojeZ_478590679/BibltojeZ_478590679_tif/jpegs/00001373.tif.large.jpg %-------------------------------------------------------------------</text:span></text:p>
      <text:p text:style-name="PreformattedText"/>
      <text:p text:style-name="PreformattedText">44. Hdźež jich čeŕró<text:s/>njewumrě<text:s/>a jich woheń njehasnje. ref((Jez. 66, 24.))</text:p>
      <text:p text:style-name="PreformattedText"/>
      <text:p text:style-name="PreformattedText">45. Pohóršuje će twoja noha, wotetń ju.<text:s/>Lěpje<text:s/>ći je, zo ty bědny do žiwjenja póńdźeš, dyžli zo by ty dwě nocy měł a był do hele ćisnjeny do teho wěčneho wohenja, ref((Mat. 18, 8.))</text:p>
      <text:p text:style-name="PreformattedText"/>
      <text:p text:style-name="PreformattedText">46. Hdźež jich čeŕro<text:s/>njewumrě<text:s/>a jich woheń njehasnje.</text:p>
      <text:p text:style-name="PreformattedText"/>
      <text:p text:style-name="PreformattedText">47. Pohóršuje će twoje woko, ćisń jo wot sebje. Lěpje tebi je, zo ty z jenym wokom do Božeho kralestwa póńdźeš, dyžli zo by ty dwě woči měł a był do<text:s/>helskeho<text:s/>wohenja ćisnjeny, ref((St. 18, 9.))</text:p>
      <text:p text:style-name="PreformattedText"/>
      <text:p text:style-name="PreformattedText">48. Hdźež jich čeŕro<text:s/>njewumrě<text:s/>a jich woheń njehasnje.</text:p>
      <text:p text:style-name="PreformattedText"/>
      <text:p text:style-name="PreformattedText">49. Wšitko dyrbi być z wohenjom naselene, a kóždy wopor budźe ze selu woseleny. ref((3 Mójz. 2, 13.))</text:p>
      <text:p text:style-name="PreformattedText"/>
      <text:p text:style-name="PreformattedText">50. Dobra je sól; budźe-li pak sól njesłona, z čim budźeće ju woselić? Mějće sól při sebi a mějće pokoj bjez sobu. ref((Mat. 5, 13. Luk. 14, 34.))</text:p>
      <text:p text:style-name="PreformattedText"/>
      <text:p text:style-name="Standard">%-------------------------------------------------------------------</text:p>
      <text:p text:style-name="P63"><text:tab/></text:p>
      <text:p text:style-name="PreformattedText">staw((10. staw))</text:p>
      <text:p text:style-name="PreformattedText"/>
      <text:p text:style-name="PreformattedText">detail((Wo<text:s/>rózno dźělenju<text:s/>mandźelskich, małych dźěćatkach, bohatych swěta, ćerpjenju Chrystusowym,<text:s/>łakomstwje<text:s/>po česći wučomnikow a slepym Bartimeusu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wón stany wot tudy a přińdźe do mjezow židowskeje zemje z tamneje strony Jordana. A ludźo so zaso k njemu zhromadźichu; a kaž wón wašnje měješe, wučeše wón jich pak zaso. ref((Mat. 19, 1.))</text:p>
      <text:p text:style-name="PreformattedText"/>
      <text:p text:style-name="PreformattedText">2. A Farizejscy přistupiwši woprašachu jeho: Móže tež muž žonu wot sebje pušćić? A spytachu jeho z tym.</text:p>
      <text:p text:style-name="PreformattedText"/>
      <text:p text:style-name="PreformattedText">3. Wón wotmołwi pak a dźeše k nim: Što je wam Mójzas přikazał?</text:p>
      <text:p text:style-name="PreformattedText"/>
      <text:p text:style-name="PreformattedText">4. A woni dźachu: Mójzas je wotpušćił,<text:s/>lóslist<text:s/>napisać a ju wot sebje pušćić. ref((5 Mójz. 24, 1. Mat. 5, 31.))</text:p>
      <text:p text:style-name="PreformattedText"/>
      <text:p text:style-name="PreformattedText">5. Jezus pak wotmołwi a dźeše k nim: Wašeje wutroby twjerdosće dla je wón wam tajke přikaznje napisał;</text:p>
      <text:p text:style-name="PreformattedText"/>
      <text:p text:style-name="PreformattedText">6. Ale wot spočatka stworjenja je jeju Bóh stworił muža a žonu. ref((1 Mójz. 1, 27.))</text:p>
      <text:p text:style-name="PreformattedText"/>
      <text:p text:style-name="PreformattedText">7. Teho dla budźe čłowjek swojeho nana a maćer wopušćić a so dźeržeć k swojej žonje. ref((Mat. 19, 5. 1 Mójz. 2, 24. Eph. 5, 31.))</text:p>
      <text:p text:style-name="PreformattedText"/>
      <text:p text:style-name="PreformattedText">8. A budźetaj taj dwaj jene ćěło.<text:s/>Njejstaj<text:s/>teho dla dwě, ale jene ćěło. ref((1 Kor. 6, 16.))</text:p>
      <text:p text:style-name="PreformattedText"/>
      <text:soft-page-break/>
      <text:p text:style-name="PreformattedText">9. Štož teho dla Bóh hromadu zwjazał je, to čłowjek njedźěl.</text:p>
      <text:p text:style-name="PreformattedText"/>
      <text:p text:style-name="PreformattedText">10. A domach woprašachu jeho wospjet jeho wučomnicy wo to samo.</text:p>
      <text:p text:style-name="PreformattedText"/>
      <text:p text:style-name="PreformattedText">11. A wón dźeše k nim: Štóž swoju mandźelsku wot sebje pušći a wozmje sebi druhu, tón mandźelstwo złama z njej; ref((Mat. 5, 32.))</text:p>
      <text:p text:style-name="PreformattedText"/>
      <text:p text:style-name="PreformattedText">12. A jeli zo by žona wot sebje swojeho muža pušćiła abo wot druheho wzata była, ta złama mandźelstwo.</text:p>
      <text:p text:style-name="PreformattedText"/>
      <text:p text:style-name="PreformattedText">13. Tuž přinjesechu dźěćatka k njemu, zo by wón so jich dótknył. Wučomnicy pak wrězkachu na tych, kiž je<text:s/>přinošachu. ref((Mat. 19, 13. 14. Łuk 18, 15.))</text:p>
      <text:p text:style-name="PreformattedText"/>
      <text:p text:style-name="PreformattedText">14. Jako pak to Jezus widźeše, bu wón hněwny a dźeše k nim: Njech dźěćatka ke mni přińdu a njewobarajće jim, přetož tajkich je to Bože kralestwo.</text:p>
      <text:p text:style-name="PreformattedText"/>
      <text:p text:style-name="PreformattedText">15. Zawěrnje, ja praju wam: Štóž to kralestwo Bože horje njewozmje jako dźěćatko, tón njebudźe do njeho přińć. ref((Mat. 18, 3.))</text:p>
      <text:p text:style-name="PreformattedText"/>
      <text:p text:style-name="PreformattedText">16. A wón te same wokoša a połoži rucy na nje a žohnowaše je. ref((St. 9, 36. Mat. 19, 15.))</text:p>
      <text:p text:style-name="PreformattedText"/>
      <text:p text:style-name="PreformattedText">17. A jako wón pak wušoł běše a so na puć dał, přiběža jedyn a poklaknu před nim a wopraša jeho: Dobry mištrje, što mam ja činić, zo bych to wěčne žiwjenje dóstał? ref((Mat. 19, 16. Luk. 18, 18.))</text:p>
      <text:p text:style-name="PreformattedText"/>
      <text:p text:style-name="PreformattedText">18. Ale Jezus dźeše k njemu: Što ty mi rěkaš dobry? Nichtó njeje dobry, hač tón jenički Bóh.</text:p>
      <text:soft-page-break/>
      <text:p text:style-name="P64"><text:s/></text:p>
      <text:p text:style-name="P65">%-------------------------------------------------------------------</text:p>
      <text:p text:style-name="PreformattedText"><text:span text:style-name="T66">% https://digital.slub-dresden.de/data/kitodo/BibltojeZ_478590679/BibltojeZ_478590679_tif/jpegs/00001374.tif.large.jpg %-------------------------------------------------------------------</text:span></text:p>
      <text:p text:style-name="PreformattedText"/>
      <text:p text:style-name="PreformattedText">19. Ty wšak te kaznje wěš: Ty njedyrbiš mandźelstwo łamać. Ty njedyrbiš morić. Ty njedyrbiš<text:s/>kradnyć. Ty njedyrbiš njepraweho swědčenja dawać. Ty njedyrbiš nikoho zjebać. Česć swojeho nana a maćer. ref((2 Mójz. 20, 12. 5 Mójz. 5, 16 u.))</text:p>
      <text:p text:style-name="PreformattedText"/>
      <text:p text:style-name="PreformattedText">20. Wón pak wotmołwi a dźeše k njemu: Mištrje, to wšitko sym ja dźeržał wot swojeje<text:s/>młodosće.</text:p>
      <text:p text:style-name="PreformattedText"/>
      <text:p text:style-name="PreformattedText">21. Jezus pak pohlada na njeho, lubowaše jeho a dźeše k njemu: Jene je tebi hišće trjeba: Dźi,<text:s/>předaj, štož maš, a daj jo chudym, dha budźeš ty šaz měć w njebju; a<text:s/>přińdź, pój za mnu a wzmi křiž na so. ref((Mat. 6, 19. Luk. 12, 33.))</text:p>
      <text:p text:style-name="PreformattedText"/>
      <text:p text:style-name="PreformattedText">22. Wón pak bu njewjeseły teje ryče dla a woteńdźe zrudny; přetož wón měješe wjele kubłow.</text:p>
      <text:p text:style-name="PreformattedText"/>
      <text:p text:style-name="PreformattedText">23. A Jezus so wohlada a dźeše k swojim wučomnikam: Kak ćežzy budźa bohaći do Božeho kralestwa přińć. ref((Mat. 19, 23. Luk. 18, 24.))</text:p>
      <text:p text:style-name="PreformattedText"/>
      <text:p text:style-name="PreformattedText">24. Ći wučomnicy pak so stróžichu na jeho ryčach. Ale Jezus wotmołwi zaso a dźeše k nim: Moje dźěći, kak ćežko je, zo, kotřiž swoje dowěrjenje na bohatstwo staja, do Božeho kralestwa přińdu. ((Ps 62, 11. 1 Tim. 6,17.))</text:p>
      <text:p text:style-name="PreformattedText"/>
      <text:p text:style-name="PreformattedText">25. Lóžšo je, zo kamjel přez jehline wucho<text:s/>přeńdźe, dyžli zo bohaty do Božeho kralestwa přińdźe.</text:p>
      <text:p text:style-name="PreformattedText"/>
      <text:p text:style-name="PreformattedText">26. Woni stróžichu so pak hišće bóle a dźachu bjez sobu: Štóha móže zbóžny być?</text:p>
      <text:p text:style-name="PreformattedText"/>
      <text:p text:style-name="PreformattedText">27. Jezus pak pohlada na nich a dźeše: Pola čłowjekow je to njemóžne, ale nic pola Boha; přetož wšitke wěcy su móžne pola Boha. ref((Luk. 1, 32.))</text:p>
      <text:p text:style-name="PreformattedText"/>
      <text:p text:style-name="PreformattedText">28. Tuž poča Pětr k njemu prajić: Hlej, my smy wšitko wopušćili a smy za tobu šli. ref((Mat. 19, 27. Luk. 5, 11. St. 18, 28.))</text:p>
      <text:p text:style-name="PreformattedText"/>
      <text:p text:style-name="PreformattedText">29. Jezus pak wotmołwi a dźeše: Zawěrnje, ja praju wam:<text:s/>Žadyn<text:s/>njeje, kiž wopušći chěžu abo bratrow abo sotry abo nana abo maćer abo žonu abo dźěći abo pola moje a teho ewangeliona dla,</text:p>
      <text:p text:style-name="PreformattedText"/>
      <text:p text:style-name="PreformattedText">30. Kotryž by sto króć<text:s/>njedóstał, nětk w tym času, chěže a bratrow a sotry a maćerje a dźěći a pola z<text:s/>přesćěhanjemi, a w tym přichodnym swěće to wěčne žiwjenje.</text:p>
      <text:p text:style-name="PreformattedText"/>
      <text:p text:style-name="PreformattedText">31. Wjele pak, kiž prěni su, budźa<text:s/>posledni, a kiž<text:s/>posledni<text:s/>su, budźa prěni. ref((Mat. 19, 30. St. 20, 16. Luk. 13, 30.))</text:p>
      <text:p text:style-name="PreformattedText"/>
      <text:p text:style-name="PreformattedText">32. Woni běchu pak na puću ducy do Jerusalema. A Jezus dźěše prjedy nich, a woni strachowachu so, dźěchu za nim a bojachu so. A wón wza zaso k sebi tych dwanaće a poča jim prajić, što so jemu stać budźe: ref((Mat. 17, 22. St. 20, 17. Luk. 18, 31.))</text:p>
      <text:p text:style-name="PreformattedText"/>
      <text:p text:style-name="PreformattedText">33. Hlajće, my dźemy horje do Jerusalema, a čłowjeka syn budźe podaty wyšim měšnikam a pismawučenym; a woni budźa jeho k smjerći<text:s/>přisudźić<text:s/>a jeho<text:s/>pohanam<text:s/>podać; ref((Mat. 16, 21.))</text:p>
      <text:p text:style-name="PreformattedText"/>
      <text:p text:style-name="PreformattedText">34. Ći budźa so jemu smjeć a jeho<text:s/>chłostać<text:s/>a na njeho pluwać a jeho morić; a na třeći dźeń budźe wón zaso stanyć.</text:p>
      <text:p text:style-name="PreformattedText"/>
      <text:p text:style-name="PreformattedText">35. Tehdy<text:s/>přistupištaj<text:s/>k njemu Jakub a Jan, taj synaj Zžebedeusowaj, a dźeštaj: Mištrje, mój<text:s/>chcemoj, zo štož mój prosyć<text:s/>budźemoj, ty by namaj činił. ref((Mat. 20, 20.))</text:p>
      <text:p text:style-name="PreformattedText"/>
      <text:p text:style-name="PreformattedText">36. Wón pak dźeše k nimaj: Što<text:s/>chcetaj<text:s/>wój, zo bych ja wamaj činił?</text:p>
      <text:p text:style-name="PreformattedText"/>
      <text:p text:style-name="PreformattedText">37. A wonaj praještaj k njemu: Daj namaj, zo<text:s/>bychmoj<text:s/>sedźałoj, jedyn na twojej prawicy a druhi na twojej lěwicy, w twojej<text:s/>krasnosći.</text:p>
      <text:p text:style-name="PreformattedText"/>
      <text:p text:style-name="PreformattedText">38. Jezus pak dźeše k nimaj: Wój njewěztaj, što prosytaj. Móžetaj wój tón<text:s/>keluch<text:s/>pić, kotryž ja piju, a so dać křćić z tej<text:s/>křćencu, z kotrejž ja křćeny budu? ref((Mat. 20, 22. Luk. 12, 50.))</text:p>
      <text:p text:style-name="PreformattedText"/>
      <text:p text:style-name="PreformattedText">39. Wonaj dźeštaj k njemu: Haj, mój<text:s/>móžemoj. Jezus pak dźeše k nimaj: Wój budźetaj derje tón<text:s/>keluch<text:s/>pić, kotryž ja piju, a budźetaj<text:s/>křćenaj<text:s/>z tej<text:s/>křćencu, z kotrejž ja křćeny budu; ref((Jap. zk. 12, 2.))</text:p>
      <text:p text:style-name="PreformattedText"/>
      <text:soft-page-break/>
      <text:p text:style-name="P67"><text:s/></text:p>
      <text:p text:style-name="P68">%-------------------------------------------------------------------</text:p>
      <text:p text:style-name="PreformattedText"><text:span text:style-name="T69">% https://digital.slub-dresden.de/data/kitodo/BibltojeZ_478590679/BibltojeZ_478590679_tif/jpegs/00001375.tif.large.jpg %-------------------------------------------------------------------</text:span></text:p>
      <text:p text:style-name="PreformattedText"/>
      <text:p text:style-name="PreformattedText">40. Ale sedźić na mojej prawicy a na mojej lěwicy, njesłuša mi wam dać, ale kotrymž je<text:s/>přihotowane.</text:p>
      <text:p text:style-name="PreformattedText"/>
      <text:p text:style-name="PreformattedText">41. A jako to ći dźesaćo słyšachu, počachu woni so hněwać na Jakuba a Jana.</text:p>
      <text:p text:style-name="PreformattedText"/>
      <text:p text:style-name="PreformattedText">42. Ale Jezus zawoła jich a dźeše k nim: Wy wěsće, zo swětni fěrštojo knježa, a<text:s/>mócni<text:s/>bjez nimi maja na nich móc. ref((Mat. 20, 25. Luk. 22, 25.))</text:p>
      <text:p text:style-name="PreformattedText"/>
      <text:p text:style-name="PreformattedText">43. Tak pak njedyrbi bjez wami być; ale štóž chce wulki bjez wami być, tón dyrbi waš<text:s/>słužownik<text:s/>być.</text:p>
      <text:p text:style-name="PreformattedText"/>
      <text:p text:style-name="PreformattedText">44. A štóž bjez wami chce<text:s/>wosobniši<text:s/>być, tón njech je waš wšitkich wotročk. ref((1 Pětr. 5, 3.))</text:p>
      <text:p text:style-name="PreformattedText"/>
      <text:p text:style-name="PreformattedText">45. Přetož tež čłowjeka syn njeje přišoł, zo by sebi dał słužić, ale zo by wón słužił a dał swoje žiwjenje k zapłaćenju za jich wjele. ref((Mat. 20, 28.))</text:p>
      <text:p text:style-name="PreformattedText"/>
      <text:p text:style-name="PreformattedText">46. A woni přińdźechu do Jericha. A jako wón z Jericha won dźěše, wón a jeho wučomnicy a wulki lud, sedźeše slepy, Bartimej, Timeowy syn, při puću a prošeše. ref((Mat. 20, 20. 30. Luk. 18, 35.))</text:p>
      <text:p text:style-name="PreformattedText"/>
      <text:p text:style-name="PreformattedText">47. A jako wón słyšeše, zo Jezus z Nacareta je, poča wón wołać a prajić: Jezu, ty syno Dawidowy, smil so nade mnu!</text:p>
      <text:p text:style-name="PreformattedText"/>
      <text:p text:style-name="PreformattedText">48. A jich wjele pohrozychu jemu, zo by mjelčał. Wón pak wołaše wjele bóle: Ty syno Dapitowy, smil so nade mnu!</text:p>
      <text:p text:style-name="PreformattedText"/>
      <text:p text:style-name="PreformattedText">49. A Jezus<text:s/>zasta<text:s/>a kazaše jeho k sebi zawołać. A woni zawołachu slepeho a dźachu k njemu: Budź dobreje nadźije,<text:s/>postań, wón će woła.</text:p>
      <text:p text:style-name="PreformattedText"/>
      <text:p text:style-name="PreformattedText">50. A wón wotćisnu swoju drastu, staže a přińdźe k Jezusej.</text:p>
      <text:p text:style-name="PreformattedText"/>
      <text:p text:style-name="PreformattedText">51. A Jezus wotmołwi a dźeše k njemu: Što ty chceš, zo bych ja tebi činił? A tón slepy dźeše k njemu: Rabbuni, zo bych ja<text:s/>widźał.</text:p>
      <text:p text:style-name="PreformattedText"/>
      <text:p text:style-name="PreformattedText">52. Jezus pak dźeše k njemu: Dźi, twoja wěra je će<text:s/>wustrowiła. A hnydom wón widźeše a dźěše za Jezusom po puću.</text:p>
      <text:p text:style-name="PreformattedText"/>
      <text:p text:style-name="Standard">%-------------------------------------------------------------------</text:p>
      <text:p text:style-name="P70"><text:tab/></text:p>
      <text:p text:style-name="PreformattedText">staw((11. staw))</text:p>
      <text:p text:style-name="PreformattedText"/>
      <text:p text:style-name="PreformattedText">detail((Wo Chrystusowym nutsćehnjenju, zakleću<text:s/>figowca,<text:s/>čisćenju<text:s/>templa.))</text:p>
      <text:p text:style-name="PreformattedText"/>
      <text:p text:style-name="PreformattedText">detail((Tekst na njedźelu Palmarum.III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<text:s/><text:span text:style-name="T71">[</text:span>A jako woni so<text:s/>přibližowachu<text:s/>k<text:s/>Jerusalemu, do Bethfage a Bethanije při wolijowej horje, pósła wón swojeju wučomnikow dweju, ref((Mat. 21, 1. Luk. 19, 29. Jan. 12, 12.))</text:p>
      <text:p text:style-name="PreformattedText"/>
      <text:soft-page-break/>
      <text:p text:style-name="PreformattedText">2. A dźeše k nimaj: Dźitaj do teho<text:s/>města, kotrež prjedy waju leži, a hnydom, hdyž wój nutř<text:s/>přińdźetaj, budźetaj wój wóslatko přiwjazane namakać, na kotrymž hišće žadyn čłowjek njeje<text:s/>sedźał; wotwježtaj jo a<text:s/>přiwjedźtaj<text:s/>to same hew.</text:p>
      <text:p text:style-name="PreformattedText"/>
      <text:p text:style-name="PreformattedText">3. A budźe-li štó k wamaj<text:s/>rjeknyć:<text:s/>Čoho<text:s/>dla wój to činitaj? dha rjekńtaj, zo jo tón Knjez potrjeba; a na měsće budźe wón to same sem pósłać.</text:p>
      <text:p text:style-name="PreformattedText"/>
      <text:p text:style-name="PreformattedText">4. Wonaj pak woteńdźeštaj a namakaštaj to wóslatko přiwjazane při durjach, wonkach na<text:s/>rozpuću, a wotwjazaštaj jo.</text:p>
      <text:p text:style-name="PreformattedText"/>
      <text:p text:style-name="PreformattedText">5. A<text:s/>někotři, kiž tam stejachu, dźachu k nimaj: Što činitaj wój, zo wój to wóslatko wotwjazataj?</text:p>
      <text:p text:style-name="PreformattedText"/>
      <text:p text:style-name="PreformattedText">6. Wonaj pak dźeštaj k nim, kaž jimaj Jezus běše přikazał; a woni jimaj wotpušćichu.</text:p>
      <text:p text:style-name="PreformattedText"/>
      <text:p text:style-name="PreformattedText">7. A wonaj<text:s/>přiwjedźeštaj<text:s/>to wóslatko k Jezusej a połožištaj swoje drasty na njo, a wón so synu na njo.</text:p>
      <text:p text:style-name="PreformattedText"/>
      <text:p text:style-name="PreformattedText">8. Jich wjele pak<text:s/>přesćěrachu<text:s/>swoje drasty na puć.<text:s/>Někotři<text:s/>pak rubachu<text:s/>hałuzy<text:s/>wot drjewow a zćelichu je na puć.</text:p>
      <text:p text:style-name="PreformattedText"/>
      <text:p text:style-name="PreformattedText">9. A kotřiž prjedy a za nim dźěchu, wołachu a dźachu:<text:s/>Hosianna, chwaleny budź, kiž přińdźe w mjenje teho Knjeza! ref((Ps. 118, 25.))</text:p>
      <text:soft-page-break/>
      <text:p text:style-name="P72"><text:s/></text:p>
      <text:p text:style-name="P73">%-------------------------------------------------------------------</text:p>
      <text:p text:style-name="PreformattedText"><text:span text:style-name="T74">% https://digital.slub-dresden.de/data/kitodo/BibltojeZ_478590679/BibltojeZ_478590679_tif/jpegs/00001376.tif.large.jpg %-------------------------------------------------------------------</text:span></text:p>
      <text:p text:style-name="PreformattedText"/>
      <text:p text:style-name="PreformattedText">10. Budź<text:s/>chwalene<text:s/>to kralestwo našeho Wótca Davita, kotrež přińdźe w mjenje teho Knjeza;<text:s/>Hosianna<text:s/>we wysokosći!<text:span text:style-name="T75">]</text:span></text:p>
      <text:p text:style-name="PreformattedText"/>
      <text:p text:style-name="PreformattedText">11. A Jezus ćehnješe do Jerusalema a do templa a wobhlada wšitko; a na wječor dźěše wón won z tymi<text:s/>dwanaćomi<text:s/>do Bethanije.</text:p>
      <text:p text:style-name="PreformattedText"/>
      <text:p text:style-name="PreformattedText">12. A na druhi dźeń, jako woni z Bethanije wuńdźechu, běše wón hłódny. ref((Mat. 21, 18.))</text:p>
      <text:p text:style-name="PreformattedText"/>
      <text:p text:style-name="PreformattedText">13. A widźeše figowc z daloka, kotryž lizće měješe; tuž wón přistupi, hač by<text:s/>móhł<text:s/>što na nim namakać. A<text:s/>přišedši<text:s/>k njemu njenamaka wón ničo hač lizće; přetož čas hišće njeběše, zo figi być dyrbjachu.</text:p>
      <text:p text:style-name="PreformattedText"/>
      <text:p text:style-name="PreformattedText">14. A Jezus wotmołwi a dźeše k njemu: Nihdy wjazy do<text:s/>wěcnosće<text:s/>nichtó wot tebje žadyn płód njejěs. A jeho wučomnicy słyšachu to.</text:p>
      <text:p text:style-name="PreformattedText"/>
      <text:p text:style-name="PreformattedText">15. A woni přińdźechu do Jerusalema. A Jezus dźěše do templa, poča won honić tych, kiž předawachu a kupowachu w templu; a te blida<text:s/>tych,<text:s/>kiž<text:s/>pjenjezy<text:s/>přeměnjachu, a te stoły tych, kotřiž hołbje předawachu,<text:s/>přewróći<text:s/>wón; ref((Mat. 21, 12. Luk. 19, 45.))</text:p>
      <text:p text:style-name="PreformattedText"/>
      <text:p text:style-name="PreformattedText">16. A wón<text:s/>njepřida, zo by štó što přez tón templ<text:s/>přenjesł.</text:p>
      <text:p text:style-name="PreformattedText"/>
      <text:p text:style-name="PreformattedText">17. A wón wučeše a dźeše k nim:<text:s/>Njesteji<text:s/>pisane: Moja chěža dyrbi chěža teje modlitwy rěkać wšitkim<text:s/>pohanam? Wy pak sće<text:s/>mordarsku<text:s/>jamu wot njeje<text:s/>sčinili. ref((Jez: 56, 7Jer.7,11.))</text:p>
      <text:p text:style-name="PreformattedText"/>
      <text:p text:style-name="PreformattedText">18. A to słyšachu ći pismawučeni a wyši měšnicy; a stejachu za tym, kak bychu jeho morili. Woni pak so jeho bojachu, dokelž wšitkón lud so jeho wučbje dźiwaše. ref((Luk. 19, 47. 48.))</text:p>
      <text:p text:style-name="PreformattedText"/>
      <text:p text:style-name="PreformattedText">19. A na wječor dźěše wón won před město.</text:p>
      <text:p text:style-name="PreformattedText"/>
      <text:p text:style-name="PreformattedText">20. A rano ducy nimo<text:s/>widźachu<text:s/>woni tón figowc, zo wón běše<text:s/>wusknył<text:s/>z korjenja. ref((Mat. 21, 20.))</text:p>
      <text:p text:style-name="PreformattedText"/>
      <text:p text:style-name="PreformattedText">21. A Pětr spomni na to a dźeše k njemu: Rabbi, hlaj, tón figowc, kotryž ty sy poklał, je<text:s/>wusknył. ref((Hebr. 6, 8.))</text:p>
      <text:p text:style-name="PreformattedText"/>
      <text:p text:style-name="PreformattedText">22. Jezus pak wotmołwi a dźeše k nim: Wěrće do Boha.</text:p>
      <text:p text:style-name="PreformattedText"/>
      <text:p text:style-name="PreformattedText">23. Přetož zawěrnje, ja praju wam: Štóž k tutej horje by<text:s/>rjeknył:<text:s/>Zběhń<text:s/>so a ćisń so do morja, a njebył<text:s/>njewěsty<text:s/>w swojej wutrobje, ale wěrił, zo by so stało, štož wón rjeknje; dha budźe so jemu stać, štož wón praji. ref((Mat. 17, 20.))</text:p>
      <text:p text:style-name="PreformattedText"/>
      <text:p text:style-name="PreformattedText">24. Teho dla praju ja wam: Wšitko, štož wy prosyće we wašej modlitwje, wěrće jeno, zo wy to same dostać budźeće; wone so wam budźe stać. ref((Mat. 7, 7.St. 21,22. Luk. 11, 9.))</text:p>
      <text:p text:style-name="PreformattedText"/>
      <text:p text:style-name="PreformattedText">25. A hdyž wy stejiće. a prosyće, dha wodajće, maće-li što přećiwo komu, tak zo by tež waš Wótc w njebjesach wam waše hrěchi wodał.</text:p>
      <text:p text:style-name="PreformattedText"/>
      <text:p text:style-name="PreformattedText">26. Hdyž wy pak njewodaće, dha tež wam waš Wótc, kiž w njebjesach je, njebudźe waše hrěchi wodać. ref((Mat. 6, 15.))</text:p>
      <text:p text:style-name="PreformattedText"/>
      <text:soft-page-break/>
      <text:p text:style-name="PreformattedText">27. A woni přińdźechu zaso do Jerusalema. A jako wón w templu chodźeše, přińdźechu k njemu wyši měšnicy a pismawučeni a starši, ref((Mat. 21, 23. Luk. 20, 1.))</text:p>
      <text:p text:style-name="PreformattedText"/>
      <text:p text:style-name="PreformattedText">28. A dźachu k njemu: S kajkeje mozy činiš ty to? A štó je tebi tajku móc dał, zo ty to činiš? ref((2 Mójz. 2, 14.))</text:p>
      <text:p text:style-name="PreformattedText"/>
      <text:p text:style-name="PreformattedText">29. Jezus pak wotmołwi a dźeše k nim: Ja chcu was tež jene słowo woprašeć; a<text:s/>wotmołwće<text:s/>mi, dha chcu ja wam prajić, z kajkeje mozy ja to činju.</text:p>
      <text:p text:style-name="PreformattedText"/>
      <text:p text:style-name="PreformattedText">30. Janowa<text:s/>křćenca, běše wona z njebjes abo wot čłowjekow?<text:s/>Wotmołwće<text:s/>mi.</text:p>
      <text:p text:style-name="PreformattedText"/>
      <text:p text:style-name="PreformattedText">31. A woni při sebi myslachu a dźachu: Prajimy<text:s/>my, zo je z njebjes była, dha budźe wón<text:s/>rjeknyć:<text:s/>Čoho<text:s/>dla dha wy jemu njejsće wěrili? ref((Luk. 7, 30.))</text:p>
      <text:soft-page-break/>
      <text:p text:style-name="P76"><text:s/></text:p>
      <text:p text:style-name="P77">%-------------------------------------------------------------------</text:p>
      <text:p text:style-name="P78"><text:span text:style-name="T79">% https://digital.slub-dresden.de/data/kitodo/BibltojeZ_478590679/BibltojeZ_478590679_tif/jpegs/00001377.tif.large.jpg %-------------------------------------------------------------------</text:span></text:p>
      <text:p text:style-name="P80"/>
      <text:p text:style-name="PreformattedText">32. Prajimy my pak, zo je wot čłowjekow była, dha woni so ludźi bojachu. Dokelž wšitcy za to mějachu, zo Jan zawěrnje profeta je.</text:p>
      <text:p text:style-name="PreformattedText"/>
      <text:p text:style-name="PreformattedText">33. A woni wotmołwichu a dźachu k Jezusej: My njewěmy. A Jezus wotmołwi a dźeše k nim: Dha ja wam tež njepowěm, z čejeje mozy ja to činju.</text:p>
      <text:p text:style-name="PreformattedText"/>
      <text:p text:style-name="Standard">%-------------------------------------------------------------------</text:p>
      <text:p text:style-name="P81"><text:tab/></text:p>
      <text:p text:style-name="PreformattedText">staw((12. staw))</text:p>
      <text:p text:style-name="PreformattedText"/>
      <text:p text:style-name="PreformattedText">detail((Wo winicy,<text:s/>dańskim<text:s/>krošu, horjestaću, najwosebnišej kazni, Mesiasu, pismawučenych a<text:s/>chudej<text:s/>wudowje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wón poča přez přirunanja k nim rěčeć:<text:s/>Čłowjek<text:s/>płodźeše winicu a wobhrodźi ju z płotom a wukopa prasu a natwari tórm a<text:s/>přenaja<text:s/>ju winicarjam a ćehnješe preč. ref((Jez. 5, 1. Mat. 21, 33.<text:s/>Ps. 80, 9.))</text:p>
      <text:p text:style-name="PreformattedText"/>
      <text:p text:style-name="PreformattedText">2.<text:s/>A pósła<text:s/>k tym winicarjam, jako čas přińdźe, wotročka, zo by brał wot winicarjow płody teje winicy.</text:p>
      <text:p text:style-name="PreformattedText"/>
      <text:p text:style-name="PreformattedText">3. Woni jeho pak wzachu a wubichu jeho a pósłachu jeho prózdneho wot sebje.</text:p>
      <text:p text:style-name="PreformattedText"/>
      <text:p text:style-name="PreformattedText">4. A wón pósła k nim zaso druheho wotročka; na teho woni kamjenje<text:s/>ćiskachu<text:s/>a jemu hłowu zranichu a pósłachu jeho wuhanjeneho zaso preč.</text:p>
      <text:p text:style-name="PreformattedText"/>
      <text:p text:style-name="PreformattedText">5. Wospjet pósła wón druheho, a teho sameho woni zabichu a wjele druhich wjazy; někotrych woni wubichu, někotrych pak<text:s/>zabichu.</text:p>
      <text:p text:style-name="PreformattedText"/>
      <text:p text:style-name="PreformattedText">6. Jako wón pak hišće swojeho jeničkeho Syna měješe, kotryž jemu luby běše, teho wón najposledy tež k nim pósła a dźeše: Woni budźa so před mojim<text:s/>Synom<text:s/>trašić.</text:p>
      <text:p text:style-name="PreformattedText"/>
      <text:p text:style-name="PreformattedText">7. Ale ći sami<text:s/>winicarjo<text:s/>dźachu bjez sobu: To je tón herba; pójće, zabijmy jeho, dha budźe to<text:s/>herbstwo<text:s/>naše. ref((Ps. 2, 8. Mat. 26, 3.))</text:p>
      <text:p text:style-name="PreformattedText"/>
      <text:p text:style-name="PreformattedText">8. A woni jeho wzachu a zabichu a wućisnychu jeho z winicy won. : ref((Hebr. 13, 12.))</text:p>
      <text:p text:style-name="PreformattedText"/>
      <text:p text:style-name="PreformattedText">9. Što budźe teho dla knjez teje winicy činić? Wón budźe přińć a tych winicarjow skóncować, a winicu budźe wón druhim podać.</text:p>
      <text:p text:style-name="PreformattedText"/>
      <text:p text:style-name="PreformattedText">10. Njejsće wy tež lazowali to pismo: Kamjeń, kotryž ćěslojo su zaćisli, tón je k róžknemu kamjenjej sčinjeny? ref((Jez. 28, 16. Mat. 21, 42. Jap. zk. 4, 11. Rom. 9, 33.))</text:p>
      <text:p text:style-name="PreformattedText"/>
      <text:p text:style-name="PreformattedText">11. Wot teho Knjeza je so to stało a je dźiwne před našimaj wočomaj.</text:p>
      <text:p text:style-name="PreformattedText"/>
      <text:p text:style-name="PreformattedText">12. A woni za tym stejachu, kak bychu jeho přijeli (ale bojachu so luda); přetož woni zrozumichu, zo wón na nich to přirunanje běše rěčał, a wostajiwši jeho woteńdźechu. ref((Mat. 14, 5.))</text:p>
      <text:p text:style-name="PreformattedText"/>
      <text:soft-page-break/>
      <text:p text:style-name="PreformattedText">13. Woni pak pósłachu k njemu někotrych wot Pharizejkich a Herodašowych<text:s/>słužownikow, zo bychu jeho<text:s/>popadnyli<text:s/>w słowach. ref((Mat. 22, 15. Luk. 20, 20.))</text:p>
      <text:p text:style-name="PreformattedText"/>
      <text:p text:style-name="PreformattedText">14. A ći<text:s/>přišedši<text:s/>dźachu k njemu: Mištrje, my wěmy, zo ty wěrny sy a njerodźiš wo nikoho; přetož ty njehladaš na čłowjekow paršonu, ale wučiš woprawdźe tón puć Boži. Je prawje, zo my<text:s/>kejžorej<text:s/>dań dawamy abo nic? Mamy jemu dawać abo njedawać?</text:p>
      <text:p text:style-name="PreformattedText"/>
      <text:p text:style-name="PreformattedText">15. Wón pak póznawši jich jebanje dźeše k nim: Što wy mje spytujeće?<text:s/>Přinjesće<text:s/>mi kroš, zo jón wohladam.</text:p>
      <text:p text:style-name="PreformattedText"/>
      <text:p text:style-name="PreformattedText">16. Tuž jón přinjesechu. A wón dźeše k nim:<text:s/>Čeji<text:s/>je tón<text:s/>wobraz<text:s/>a to napismo? Woni dźachu k njemu: Teho kejžora.</text:p>
      <text:p text:style-name="PreformattedText"/>
      <text:p text:style-name="PreformattedText">17. A Jezus wotmołwi a dźeše k nim: Dha dajće<text:s/>kejžorej, štož je<text:s/>kejžorow, a Bohu, štož je Bože. A woni so jemu dźiwachu. ref((Rom. 13, 7.))</text:p>
      <text:p text:style-name="PreformattedText"/>
      <text:p text:style-name="PreformattedText">18. Tež ći Sadduzejzzy přińdźechu k njemu, kotřiž praja, zo njeje<text:s/>horjestawanje; ći woprašachu jeho a dźachu: ref((Mat. 22, 23. Luk. 20, 27.))</text:p>
      <text:p text:style-name="PreformattedText"/>
      <text:soft-page-break/>
      <text:p text:style-name="P82"><text:s/></text:p>
      <text:p text:style-name="P83">%-------------------------------------------------------------------</text:p>
      <text:p text:style-name="PreformattedText"><text:span text:style-name="T84">% https://digital.slub-dresden.de/data/kitodo/BibltojeZ_478590679/BibltojeZ_478590679_tif/jpegs/00001378.tif.large.jpg %-------------------------------------------------------------------</text:span></text:p>
      <text:p text:style-name="PreformattedText"/>
      <text:p text:style-name="PreformattedText">19. Mištrje, Mójzas je nam pisał, hdyž jeneho bratr wumrě a<text:s/>wostaji<text:s/>žonu a nima žane dźěći, zo by jeho bratr tu samu jeho žonu wzał a swojemu bratrej symjo zbudźił. ref((5 Mójz. 25, 5. Mat. 22, 24.))</text:p>
      <text:p text:style-name="PreformattedText"/>
      <text:p text:style-name="PreformattedText">20. Sydom bratřa teho dla su byli. A tón prěni wza sebi žonu a wumrě a njewostaji žane symjo.</text:p>
      <text:p text:style-name="PreformattedText"/>
      <text:p text:style-name="PreformattedText">21. Tuž wza ju tón druhi a wumrě a njewostaji tež žane symjo. A tón třeći teje<text:s/>runosće.</text:p>
      <text:p text:style-name="PreformattedText"/>
      <text:p text:style-name="PreformattedText">22. A wzachu ju tak wšitcy sedmjo a<text:s/>njewostajichu<text:s/>symjenja. Najposledy pak po wšitkich wumrě tež ta žona.</text:p>
      <text:p text:style-name="PreformattedText"/>
      <text:p text:style-name="PreformattedText">23. Teho dla w tym<text:s/>horjestawanju, hdyž woni horje stanu, kotreho tych samych žona wona budźe? Přetož sedmjo su ju za mandźelsku měli.</text:p>
      <text:p text:style-name="PreformattedText"/>
      <text:p text:style-name="PreformattedText">24. Tuž wotmołwi Jezus a dźeše k nim: Njeje teho dla temu tak, zo wy błudźiće a zo njewěsće te pisma ani tu móc Božu?</text:p>
      <text:p text:style-name="PreformattedText"/>
      <text:p text:style-name="PreformattedText">25. Přetož hdyž wot morwych stanyć budźa, njebudźa so ženić ani so wudawać, ale budźa jako jandźeljo w njebjesach. ref((Mat. 22, 30.))</text:p>
      <text:p text:style-name="PreformattedText"/>
      <text:p text:style-name="PreformattedText">26. So pak wot morwych stanyć budźa, njejsće wy lazowali w knihach Mójzasowych, kak z<text:s/>kerka<text:s/>Bóh k njemu rěčeše a dźeše: Ja sym Bóh Abrahama a Bóh<text:s/>Izaaka<text:s/>a Bóh Jakuba? ref((2 Mójz. 3, 6.))</text:p>
      <text:p text:style-name="PreformattedText"/>
      <text:p text:style-name="PreformattedText">27. Bóh pak njeje tych morwych, ale tych žiwych Bóh. Teho dla wy jara błudźiće.</text:p>
      <text:p text:style-name="PreformattedText"/>
      <text:p text:style-name="PreformattedText">28. A k njemu přistupi jedyn tych pismawučenych, kiž běše na nich posłuchał, jako woni so hromadźe<text:s/>rozrěčowachu, a widźeše, zo wón jim derje běše<text:s/>wotmołwił; a wopraša jeho: Kotra je ta najwosebniša kaznja přede wšitkimi? ref((Mat. 22, 35. Luk. 10, 25.))</text:p>
      <text:p text:style-name="PreformattedText"/>
      <text:p text:style-name="PreformattedText">29. Jezus pak jemu wotmołwi: Ta najwosnebiša kaznja přede wšitkimi je ta: Posłuchaj,<text:s/>Israelo, tón Knjez, naš Bóh, je jenički Bóh; ref((5 Mójz. 6, 4. 5.))</text:p>
      <text:p text:style-name="PreformattedText"/>
      <text:p text:style-name="PreformattedText">30. A ty dyrbiš Boha, swojeho Knjeza, lubować z cyłej swojej wutrobu, z cyłej swojej dušu a z cyłej swojej myslu a ze wšitkej swojej<text:s/>móžu. To je ta najwosebniša kaznja. ref((Mat. 22, 37. Luk. 10, 27.))</text:p>
      <text:p text:style-name="PreformattedText"/>
      <text:p text:style-name="PreformattedText">31. A ta druha je tej runa: Ty dyrbiš swojeho<text:s/>blišeho<text:s/>lubować jako sam so. žana wjetša kaznja njeje, dyžli tej. ref((Mat. 22, 30. 3 Mójz. 19, 18. Jan. 13, 34. St. 15, 13. 17. Rom. 13, 9. Gal. 5, 6. 14. St. 6, 2. Eph. 5, 2. 1 Thes. 4, 9. 1 Pětr: 1, 22.))</text:p>
      <text:p text:style-name="PreformattedText"/>
      <text:p text:style-name="PreformattedText">32. A tón pismawučeny dźeše k njemu: Mištrje, ty sy woprawdźe derje rěčał; přetož wón je jedyn Bóh, a njeje žadyn, chiba wón; ref((5 Mójz. 4, 35. St. 6, 4.))</text:p>
      <text:p text:style-name="PreformattedText"/>
      <text:p text:style-name="PreformattedText">33. A teho sameho lubować z cyłej wutrobu a z cyłej myslu a z cyłej dušu a ze wšitkej<text:s/>móžu, a lubować swojeho<text:s/>blišeho<text:s/>jako so sameho, to je wjazy, dyžli wšitke zapalne wopory a druhe wopory.</text:p>
      <text:p text:style-name="PreformattedText"/>
      <text:p text:style-name="PreformattedText">34. Jako pak Jezus widźeše, zo wón rozomnje wotmołwi, dźeše wón k njemu: Ty njejsy daloko wot Božeho kralestwa. A nichtó so<text:s/>njeschrobli<text:s/>jeho wjazy woprašeć.</text:p>
      <text:p text:style-name="PreformattedText"/>
      <text:p text:style-name="PreformattedText">35. A Jezus wotmołwi a dźeše, jako wón wučeše w templu: Kak praja pismawučeni, zo Chrystus je<text:s/><text:soft-page-break/>Dawidowy syn? ref((Mat. 22, 42. Luk. 20, 41.))</text:p>
      <text:p text:style-name="PreformattedText"/>
      <text:p text:style-name="PreformattedText">36. Wón pak, Davit, praji přez swjateho Ducha: Tón Knjez je prajił k mojemu Knjezej:<text:s/>Sydń<text:s/>so k mojej prawicy, hač ja połožu twojich njepřećelow za podnóžki twojich nohow. ref((Ps. 110, 1. Mat. 22, 44.))</text:p>
      <text:p text:style-name="PreformattedText"/>
      <text:p text:style-name="PreformattedText">37. Dha teho dla Dapit sam mjenuje jeho Knjeza; kak dha je wón jeho syn? A wjele luda słyšeše jeho rad.</text:p>
      <text:p text:style-name="PreformattedText"/>
      <text:p text:style-name="PreformattedText">38. A dale wón jich wučeše a dźeše k nim: Hladajće so pismawučenych, kotřiž w dołhich<text:s/>drastach<text:s/>chodźa<text:s/>a dadźa so radźi na torhošćach<text:s/>postrowić, ref((Mat. 23, 3. Luk. 11, 43. St. 20, 46.))</text:p>
      <text:soft-page-break/>
      <text:p text:style-name="P85"><text:s/></text:p>
      <text:p text:style-name="P86">%-------------------------------------------------------------------</text:p>
      <text:p text:style-name="PreformattedText"><text:span text:style-name="T87">% https://digital.slub-dresden.de/data/kitodo/BibltojeZ_478590679/BibltojeZ_478590679_tif/jpegs/00001379.tif.large.jpg %-------------------------------------------------------------------</text:span></text:p>
      <text:p text:style-name="PreformattedText"/>
      <text:p text:style-name="PreformattedText">39. A sydaju radźi wysoko w šulach a za blidom pola wječerjow.</text:p>
      <text:p text:style-name="PreformattedText"/>
      <text:p text:style-name="PreformattedText">40. Woni zežeru tych wudowow domy a wudawaju so z dołhimi modlitwami; ći sami budźa wjetše<text:s/>satamanstwo<text:s/>dostać. ref((Mat. 23, 14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/>
      <text:p text:style-name="PreformattedText">detail((Tekst na 23. njedźelu po swj. Trojicy. IV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41. [A Jezus synu so napřećiwo Božemu kašću a pšihladowaše, kak ludźo do Božeho kašća składowachu. A wjele bohatych składowaše wjele. ref((2 Kral. 12, 9. Luk. 21, 1.))</text:p>
      <text:p text:style-name="PreformattedText"/>
      <text:p text:style-name="PreformattedText">42. A jena chuda wudowa přińdźe a połoži nutř dwě<text:s/>šerpatce; tej<text:s/>sčinitej<text:s/>mały pjenježk.</text:p>
      <text:p text:style-name="PreformattedText"/>
      <text:p text:style-name="PreformattedText">43. Tuž zawoła wón swojich wučomnikow k sebi a dźeše k nim: Zawěrnje, ja praju wam: Ta chuda wudowa je wjazy do Božeho kašća połožiła, dyžli wšitcy, kotřiž su nutř kładli;</text:p>
      <text:p text:style-name="PreformattedText"/>
      <text:p text:style-name="PreformattedText">44. Přetož woni su wšitcy wot swojeho zbytka nutř kładli, ta pak je wot swojeje<text:s/>chudoby<text:s/>wšitko, štož měješe, to je wšitku swoju žiwnosć, nutř połožiła.<text:span text:style-name="T88">]</text:span></text:p>
      <text:p text:style-name="PreformattedText"/>
      <text:p text:style-name="PreformattedText"/>
      <text:p text:style-name="Standard">%-------------------------------------------------------------------</text:p>
      <text:p text:style-name="P89"><text:tab/></text:p>
      <text:p text:style-name="PreformattedText">staw((13. staw))</text:p>
      <text:p text:style-name="PreformattedText"/>
      <text:p text:style-name="PreformattedText">detail((Wo<text:s/>wupusćenju<text:s/>města Jerusalema a kóncu swěta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hdyž wón z templa wuńdźe, dźeše k njemu jeho wučomnikow jedyn: Mištrje, hlaj, kajke kamjenje a kajke twarjenje je to! ref((Mat. 24,1.))</text:p>
      <text:p text:style-name="PreformattedText"/>
      <text:p text:style-name="PreformattedText">2. Tuž wotmołwi Jezus a dźeše k njemu: Widźiš ty to wulke twarjenje? Nic kamjeń na kamjenju njebudźe<text:s/>wostajeny, kotryž by njebył<text:s/>rozłamany. ref((Luk. 19, 44.))</text:p>
      <text:p text:style-name="PreformattedText"/>
      <text:p text:style-name="PreformattedText">3. A jako wón na wolijowej horje sedźeše napřećiwo templu, prašachu jeho wosebje Pětr a Jakub a Jan a Handrij: ref((Łuk. 21, 7.))</text:p>
      <text:p text:style-name="PreformattedText"/>
      <text:p text:style-name="PreformattedText">4. Powjes nam, hdy budźe so to stać? A kotre budźe to znamjo, hdyž to wšitko dyrbi być dokonjane?</text:p>
      <text:p text:style-name="PreformattedText"/>
      <text:p text:style-name="PreformattedText">5. Jezus wotmołwi jim a poča prajić: Hlajće, zo by was nichtó njezawjedł.</text:p>
      <text:p text:style-name="PreformattedText"/>
      <text:p text:style-name="PreformattedText">6. Přetož wjele jich budźe přińć w mojim mjenje a prajić: Ja sym Chrystus; a budźa jich wjele zawjezć. ref((Jer. 14, 14.))</text:p>
      <text:p text:style-name="PreformattedText"/>
      <text:p text:style-name="PreformattedText">7. Hdyž wy pak budźeće słyšeć wot wójnow a zo so wot njeměra rěči, dha wy so njebójće; přetož to<text:s/><text:soft-page-break/>ma so tak stać. Ale kónc hnydom njebudźe.</text:p>
      <text:p text:style-name="PreformattedText"/>
      <text:p text:style-name="PreformattedText">8. Přetož lud budźe přećiwo ludu<text:s/>postanyć<text:s/>a kralestwo přećiwo<text:s/>kralestwu. A budźe zemjerženje tam a sem, a budźe drohi čas a<text:s/>nastróženje. To budźe teje nuzy spočatk.</text:p>
      <text:p text:style-name="PreformattedText"/>
      <text:p text:style-name="PreformattedText">9. Wy pak so hladajće. Přetož woni budźa was podać do radnych<text:s/>chěžow<text:s/>a šulow, a wy budźeće khoztani, a před fěrštow a kralow dyrbiće wy być wjedźeni moje dla, k swědčenju na nich. ref((Mat. 24, 9. Luk. 21, 12. Jan. 16, 2.))</text:p>
      <text:p text:style-name="PreformattedText"/>
      <text:p text:style-name="PreformattedText">10. A to<text:s/>ewangelion<text:s/>dyrbi prjedy prědowane być pola wšitkich<text:s/>pohanow.</text:p>
      <text:p text:style-name="PreformattedText"/>
      <text:p text:style-name="PreformattedText">11. Hdyž teho dla was budźa wodźić a podać, dha<text:s/>njestarajće<text:s/>so, što byšće wy<text:s/>rěčeli, a njewopomńće so prjedy; ale štož wam w tej samej štundźe date budźe, to<text:s/>rěčće; přetož wy njejsće, kiž<text:s/>rěčiće, ale tón swjaty Duch. ref((Mat. 10, 19.))</text:p>
      <text:p text:style-name="PreformattedText"/>
      <text:p text:style-name="PreformattedText">12. Wón budźe pak bratr bratra k smjerći podać a nan syna, a dźěći budźa so swojim staršim<text:s/>přećiwić<text:s/>a budźa jich pomhać morić.</text:p>
      <text:p text:style-name="PreformattedText"/>
      <text:p text:style-name="PreformattedText">13. A budźeće hidźeni wot kóždeho, mojeho mjena dla. Štóž pak do kónca<text:s/>wobsteji, tón budźe zbóžny. ref((Mat. 24, 18.))</text:p>
      <text:p text:style-name="PreformattedText"/>
      <text:p text:style-name="PreformattedText">14. Hdyž wy pak budźeće<text:s/>widźeć<text:s/>tu<text:s/>hroznosć<text:s/>teho<text:s/>wupusćenja, wot kotrejež profeta Daniel je prajił, zo wona steji, hdźež njedyrbi (štóž to lazuje, tón jo zrozy); tehdy kotřiž w<text:s/>židowskim<text:s/>kraju su, ći njech ćeknu na hory. ref((Mat. 24, 15. Dan. 9, 27.))</text:p>
      <text:soft-page-break/>
      <text:p text:style-name="P90"><text:s/></text:p>
      <text:p text:style-name="P91">%-------------------------------------------------------------------</text:p>
      <text:p text:style-name="PreformattedText"><text:span text:style-name="T92">% https://digital.slub-dresden.de/data/kitodo/BibltojeZ_478590679/BibltojeZ_478590679_tif/jpegs/00001380.tif.large.jpg %-------------------------------------------------------------------</text:span></text:p>
      <text:p text:style-name="PreformattedText"/>
      <text:p text:style-name="PreformattedText">15. A štóž na<text:s/>třěše<text:s/>je, tón<text:s/>njelěz<text:s/>dele do chěže a<text:s/>njepřińdź<text:s/>do njeje, zo by sebi něšto wzał ze swojeje chěže. ref((Luk. 17, 31.))</text:p>
      <text:p text:style-name="PreformattedText"/>
      <text:p text:style-name="PreformattedText">16. A štóž na polu je, tón so zaso njewróć k temu<text:s/>wostajenemu, zo by swoju drastu zebrał.</text:p>
      <text:p text:style-name="PreformattedText"/>
      <text:p text:style-name="PreformattedText">17. Běda pak ćežkim a ćěšnym w tym samym času.</text:p>
      <text:p text:style-name="PreformattedText"/>
      <text:p text:style-name="PreformattedText">18. Prošće pak, zo by waše ćěkanje so<text:s/>njestało<text:s/>w zymje.</text:p>
      <text:p text:style-name="PreformattedText"/>
      <text:p text:style-name="PreformattedText">19. Přetož w tych samych dnjach budźe tajka<text:s/>stysknosć, kajkaž njeje była wot spočatka teho stworjenja, kotrež Bóh stworił je, hač nětk, jako tež dale wjazy njebudźe. ref((Dan. 12, 1. Joel. 2, 2.))</text:p>
      <text:p text:style-name="PreformattedText"/>
      <text:p text:style-name="PreformattedText">20. A hdy budźiše tón Knjez te same dny<text:s/>njepřikrótšił, dha by žadyn čłowjek zbóžny njebył; ale tych wuzwolenych dla, kotrychž wón wuzwolił je, je wón te same dny<text:s/>přikrótšił.</text:p>
      <text:p text:style-name="PreformattedText"/>
      <text:p text:style-name="PreformattedText">21. A budźe-li tehdy štó k wam prajić: Hlej, tudy je Chrystus, abo hlaj, tam je wón;<text:s/>njewěrće<text:s/>to wy. ref((Mat. 24, 23. Luk. 17, 23.))</text:p>
      <text:p text:style-name="PreformattedText"/>
      <text:p text:style-name="PreformattedText">22. Přetož falšni<text:s/>Chrystojo<text:s/>a falšni<text:s/>profetojo<text:s/>budźa stanyć a budźa zejchi a dźiwy činić, zo bychu tež tych wuzwolenych zawjedli, hdy by móžno było. ref((5 Mójz. 13, 1. Luk. 21, 8. 2 Thes. 2, 11.))</text:p>
      <text:p text:style-name="PreformattedText"/>
      <text:p text:style-name="PreformattedText">23. Wy pak so hladajće. Hlej, ja sym wam to wšitko prjedy prajił.</text:p>
      <text:p text:style-name="PreformattedText"/>
      <text:p text:style-name="PreformattedText">24. Ale w tym samym času, po tej samej<text:s/>žałosći, budźe słónco so zaćmić a<text:s/>měsac<text:s/>swoje swětło njedać; ref((Jez. 13, 10.))</text:p>
      <text:p text:style-name="PreformattedText"/>
      <text:p text:style-name="PreformattedText">25. A hwězdy budźa z njebjes padać, a mozy tych njebjes budźa so hibać.</text:p>
      <text:p text:style-name="PreformattedText"/>
      <text:p text:style-name="PreformattedText">26. A tehdy budźa woni<text:s/>widźeć<text:s/>přińdźe<text:s/>čłowjeka syna w mróčelach z wulkej<text:s/>móžu<text:s/>a<text:s/>krasnosću. ref((Dan. 7, 13.))</text:p>
      <text:p text:style-name="PreformattedText"/>
      <text:p text:style-name="PreformattedText">27. A tehdy budźe wón won pósłać swojich jandźelow a budźe zhromadźić swojich wuzwolenych wot tych štyrjoch wětrow, wot kónca teje zemje hač k kóncu tych njebjes. ref((Mat. 13, 41.))</text:p>
      <text:p text:style-name="PreformattedText"/>
      <text:p text:style-name="PreformattedText">28. Na<text:s/>figowcu<text:s/>pak zwukńće přirunanje. Hdyž jeho<text:s/>hałuza<text:s/>nětk<text:s/>womłódnje<text:s/>a<text:s/>lišćo<text:s/>pušća, wěsće wy, zo lětny čas blisko je. ref((Mat. 24, 32.))</text:p>
      <text:p text:style-name="PreformattedText"/>
      <text:p text:style-name="PreformattedText">29. Tak tež wy, hdyž to wšitko widźiće, zo so stanje, dha wěsće, zo wone blisko před durjemi je. ref((St. 14.))</text:p>
      <text:p text:style-name="PreformattedText"/>
      <text:p text:style-name="PreformattedText">30. Zawěrnje, ja praju wam: Ta šlachta njebudźe zańć, hač so to wšitko stanje.</text:p>
      <text:p text:style-name="PreformattedText"/>
      <text:p text:style-name="PreformattedText">31. Njebjo a zemja budźe<text:s/>zahinyć, moje słowa pak njebudźa<text:s/>zahinyć.</text:p>
      <text:p text:style-name="PreformattedText"/>
      <text:p text:style-name="PreformattedText">32. Wot teho dnja pak a wot teje štundy njewě nichtó, tež nic jandźeljo w njebjesach, tež tón Syn nic, ale jeno tón Wótc. ref((Mat. 24, 36.))</text:p>
      <text:p text:style-name="PreformattedText"/>
      <text:p text:style-name="PreformattedText">33. Hladajće so teho dla a wachujće a modlće so; přetož wy njewěsće, hdy čas je. ref((Mat. 25,<text:s/><text:soft-page-break/>13. 14. Luk. 12, 40.))</text:p>
      <text:p text:style-name="PreformattedText"/>
      <text:p text:style-name="PreformattedText">34. Runje jako čłowjek, kiž daloko preč ćehnješe a wopušći swój dom a da swojim wotročkam móc a kóždemu swoje dźěło a přikaza tež wrótnikej, zo by wón wachował.</text:p>
      <text:p text:style-name="PreformattedText"/>
      <text:p text:style-name="PreformattedText">35. Wachujće teho dla (přetož wy njewěsće, hdy tón Knjez teje chěže přińdźe, hač wón přińdźe na wječor abo wo<text:s/>połnocy<text:s/>abo hdyž<text:s/>kapony<text:s/>spěwaju abo na ranjo);</text:p>
      <text:p text:style-name="PreformattedText"/>
      <text:p text:style-name="PreformattedText">36. Tak zo by wón nahle<text:s/>njepřišoł<text:s/>a namakał was, hdyž spiće.</text:p>
      <text:p text:style-name="PreformattedText"/>
      <text:p text:style-name="PreformattedText">37. Štož ja pak wam praju, to wam wšitkim praju: Wachujće!</text:p>
      <text:p text:style-name="PreformattedText"/>
      <text:p text:style-name="Standard">%-------------------------------------------------------------------</text:p>
      <text:p text:style-name="P93"><text:tab/></text:p>
      <text:p text:style-name="PreformattedText">staw((14. staw))</text:p>
      <text:p text:style-name="PreformattedText"/>
      <text:p text:style-name="PreformattedText">detail((Chrysta žałbowanje, wustajenje swjateje wječerje, bědźenje w zahrodźe, jastwo, wuznaće před Kajphasom, Pětra hrěšny pad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po dwěmaj dnjomaj běchu jutry a te dny tych słódkich chlěbow. A ći wyši měšnicy a pismawučeni pytachu, kak bychu jeho z<text:s/>lesnosću<text:s/>jimali a morili. ref((Mat: 26, 2. Luk. 22, 1. Jan. 13, 1.))</text:p>
      <text:soft-page-break/>
      <text:p text:style-name="P94"><text:s/></text:p>
      <text:p text:style-name="P95">%-------------------------------------------------------------------</text:p>
      <text:p text:style-name="PreformattedText"><text:span text:style-name="T96">% https://digital.slub-dresden.de/data/kitodo/BibltojeZ_478590679/BibltojeZ_478590679_tif/jpegs/00001381.tif.large.jpg %-------------------------------------------------------------------</text:span></text:p>
      <text:p text:style-name="PreformattedText"/>
      <text:p text:style-name="PreformattedText">2. Woni dźachu pak: Nic na tón |jeho wučomnicy k njemu: Hdźe swjaty čas, zo by so snadź ropot bjez ludom<text:s/>njezběhnył.</text:p>
      <text:p text:style-name="PreformattedText"/>
      <text:p text:style-name="PreformattedText">3. A jako wón w Bethanii běše w chěži<text:s/>Šimana, teho wusadneho, a sedźeše za blidom, přińdźe žónska, kiž měješe škleńcu praweje dobreje a krasneje<text:s/>nadroweje<text:s/>wody; a wona<text:s/>rozbi<text:s/>tu škleńcu a wula ju na jeho hłowu. ref((Mat. 26, 6. Luk. 7, 38. Jan. 12, 3.))</text:p>
      <text:p text:style-name="PreformattedText"/>
      <text:p text:style-name="PreformattedText">4.<text:s/>Někotři<text:s/>pak běchu, ći so při sebi hněwachu a dźachu: K čomu je tajka škoda teje wody so stała? ref((Mat. 26, 8.))</text:p>
      <text:p text:style-name="PreformattedText"/>
      <text:p text:style-name="PreformattedText">5. Přetož wona<text:s/>budźeše<text:s/>dróžšo<text:s/>móhła<text:s/>być<text:s/>předata, dyžli za tři sta krošow, a te pjenjezy chudym ludźom date być. A mórčachu na nju.</text:p>
      <text:p text:style-name="PreformattedText"/>
      <text:p text:style-name="PreformattedText">6. Jezus pak dźeše: Dajće ji pokoj; čoho dla wy ji<text:s/>tyšnosć<text:s/>činiće? Wona je dobry skutk nade mnu činiła.</text:p>
      <text:p text:style-name="PreformattedText"/>
      <text:p text:style-name="PreformattedText">7. Přetož<text:s/>chudych<text:s/>maće wy přeco při sebi, a hdyž chceće, móžeće wy jim dobrotu činić; mje pak wy přeco nimaće. ref((5 Mójz. 15, 11.))</text:p>
      <text:p text:style-name="PreformattedText"/>
      <text:p text:style-name="PreformattedText">8. Štož je<text:s/>móhła, to je wona činiła. Wona je prjedy přišła, zo by moje ćěło žałbowała k pohrjebanju.</text:p>
      <text:p text:style-name="PreformattedText"/>
      <text:p text:style-name="PreformattedText">9. Zawěrnje, ja praju wam: Hdźež tuto<text:s/>ewangelion<text:s/>budźe prědowane po wšěm swěće, tam budźe tež to, štož wona je činiła, prajene k jeje wopomnjenju.</text:p>
      <text:p text:style-name="PreformattedText"/>
      <text:p text:style-name="PreformattedText">10. A<text:s/>Judaš<text:s/>Išarioth, jedyn wot tych dwanaće, woteńdźe k wyšim měšnikam, zo by jeho jim přeradźił. ref((Mat. 26, 14.))</text:p>
      <text:p text:style-name="PreformattedText"/>
      <text:p text:style-name="PreformattedText">11. Jako woni to słyšachu, zwjeselichu so woni a slubichu jemu te pjenjezy dać. A wón pytaše, kak by jeho w sprawnym času přeradźił.</text:p>
      <text:p text:style-name="PreformattedText"/>
      <text:p text:style-name="PreformattedText">12. A prěni dźeń tych słódkich chlěbow, hdyž to jutrowne jehnjo dyrbješe być woprowane, dźachu chceš ty, zo bychmy my šli a<text:s/>přihotowali<text:s/>a ty to jutrowne jehnjo jědł? ref((Mat. 26, 17. Luk. 22, 7.))</text:p>
      <text:p text:style-name="PreformattedText"/>
      <text:p text:style-name="PreformattedText">13. A wón pósła swojich wučomnikow dweju a dźeše k nimaj: Dźitaj do města, a čłowjek budźe waju zetkać, tón njese karan wody; dźitaj za nim. ref((Luk. 22, 8.))</text:p>
      <text:p text:style-name="PreformattedText"/>
      <text:p text:style-name="PreformattedText">14. A hdźež wón nutř dźe, tam rjekńtaj k<text:s/>hospodarjej: Tón mištr da tebi prajić: Hdźe je tón<text:s/>hóstny<text:s/>dom, hdźež ja bych jutrowne jehnjo jědł z mojimi wučomnikami?</text:p>
      <text:p text:style-name="PreformattedText"/>
      <text:p text:style-name="PreformattedText">15. Tuž wón budźe wamaj wulku łubju pokazać, kotraž z kamjenjemi wusadźena a<text:s/>přihotowana<text:s/>je; tam za nas<text:s/>přihotujtaj.</text:p>
      <text:p text:style-name="PreformattedText"/>
      <text:p text:style-name="PreformattedText">16. A jeho wučomnikaj wuńdźeštaj a přińdźeštaj do teho města a namakaštaj, kaž wón jimaj běše prajił, a<text:s/>přihotowaštaj<text:s/>to jutrowne jehnjo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detail((Tekst na zeleny štwórtk. III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7.<text:s/><text:span text:style-name="T97">[</text:span>A jako nětk wječor bu, přińdźe wón z tymi dwanaćimi. ref((Mat. 26, 20. Luk. 22, 14.))</text:p>
      <text:p text:style-name="PreformattedText"/>
      <text:p text:style-name="PreformattedText">18. A jako so nětk k blidu běchu zesydali a<text:s/>jědźachu, dźeše Jezus: Zawěrnje, ja praju wam, jedyn wot was, kotryž zo mnu jě, budźe mje<text:s/>přeradźić.</text:p>
      <text:p text:style-name="PreformattedText"/>
      <text:p text:style-name="PreformattedText">19. A woni buchu zrudni a dźachu k njemu, jedyn za druhim: Sym to ja? A druhi: Sym ja to?</text:p>
      <text:p text:style-name="PreformattedText"/>
      <text:p text:style-name="PreformattedText">20. Wón pak wotmołwi a dźeše k nim: Jedyn z tych dwanaće, kiž zo mnu w škli<text:s/>kusk<text:s/>mača.</text:p>
      <text:p text:style-name="PreformattedText"/>
      <text:p text:style-name="PreformattedText">21.<text:s/>Čłowjeka<text:s/>syn tam derje dźe, jako wot njeho steji pisane; běda pak temu samemu čłowjekej, přez kotrehož čłowjeka syn<text:s/>přeradźeny<text:s/>budźe; lěpje by temu samemu čłowjekej było, zo by wón so nihdy njenarodźił.</text:p>
      <text:p text:style-name="PreformattedText"/>
      <text:p text:style-name="PreformattedText">22. A jako woni běchu pojědli, wza Jezus tón chlěb, dźakowaše so a łamaše a da jim tón a dźeše: Wzmiće, jěsće; to je moje ćěło. ref((Mat. 26, 26. Luk. 22, 19.))</text:p>
      <text:soft-page-break/>
      <text:p text:style-name="P98"><text:s/></text:p>
      <text:p text:style-name="P99">%-------------------------------------------------------------------</text:p>
      <text:p text:style-name="PreformattedText"><text:span text:style-name="T100">% https://digital.slub-dresden.de/data/kitodo/BibltojeZ_478590679/BibltojeZ_478590679_tif/jpegs/00001382.tif.large.jpg %-------------------------------------------------------------------</text:span></text:p>
      <text:p text:style-name="PreformattedText"/>
      <text:p text:style-name="PreformattedText">23. A wza tón<text:s/>keluch<text:s/>a dźakowaše so a da jim tón. A woni pijachu wšitcy z njeho.</text:p>
      <text:p text:style-name="PreformattedText"/>
      <text:p text:style-name="PreformattedText">24. A wón dźeše k nim: To je moja krej teho noweho zakonja, kotraž za jich wjele budźe<text:s/>přelata.</text:p>
      <text:p text:style-name="PreformattedText"/>
      <text:p text:style-name="PreformattedText">25. Zawěrnje, ja praju wam, zo ja wjazy njebudu pić wot teho płoda winoweho<text:s/>pjenka, hač do teho sameho dnja, hdyž ja nowy pić budu w<text:s/>kralestwje<text:s/>Božim.</text:p>
      <text:p text:style-name="PreformattedText"/>
      <text:p text:style-name="PreformattedText">26. A jako woni tón<text:s/>chwalobny<text:s/>kěrluš<text:s/>běchu<text:s/>wuspěwali, wuńdźechu woni na wolijowu horu.<text:span text:style-name="T101">]</text:span><text:s/>ref((Mat. 26, 30. Luk. 22, 39.))</text:p>
      <text:p text:style-name="PreformattedText"/>
      <text:p text:style-name="PreformattedText">27. A Jezus dźeše k nim: Wy budźeće so w tej nocy wšitcy nade mnu pohóršić. Přetož pisane steji: Ja budu pastyrja zbić a wowcy budźa so<text:s/>rozćěkać. ref((Sach. 13, 7. Mat. 26, 31.))</text:p>
      <text:p text:style-name="PreformattedText"/>
      <text:p text:style-name="PreformattedText">28. Ale hdyž ja stanu, póńdu ja prjedy was do Galilejskeje. ref((St. 16, 7. Mat. 26, 32.))</text:p>
      <text:p text:style-name="PreformattedText"/>
      <text:p text:style-name="PreformattedText">29. Pětr pak dźeše k njemu: A hdy bychu runje so tež wšitcy pohóršili, dha ja wšak nic.</text:p>
      <text:p text:style-name="PreformattedText"/>
      <text:p text:style-name="PreformattedText">30. A Jezus dźeše k njemu: Zawěrnje, ja praju tebi: Dźens w tej nocy, prjedy dyžli kapon<text:s/>dwojicy<text:s/>je spěwał, budźeš ty mje tři króć zaprěć. ref((Mat. 26, 34.))</text:p>
      <text:p text:style-name="PreformattedText"/>
      <text:p text:style-name="PreformattedText">31. Wón pak rěčeše hišće dale: Haj hdy bych ja tež z tobu<text:s/>wumrěć<text:s/>dyrbjał, njechał ja će zaprěć. Teho runja woni tež wšitcy dźachu.</text:p>
      <text:p text:style-name="PreformattedText"/>
      <text:p text:style-name="PreformattedText">32. A woni přińdźechu do dwora, kotrehož mjeno běše Gethzemane. A wón dźeše k swojim wučomnikam:<text:s/>Sydńće<text:s/>so tudy, hač ja šedši so k Bohu modlu. ref((Mat. 26, 36. Luk. 22, 39. Jan. 18, 1.))</text:p>
      <text:p text:style-name="PreformattedText"/>
      <text:p text:style-name="PreformattedText">33. A wza k sebi Pětra a Jakuba a Jana a poča tšepjetać a jara styskniwy być,</text:p>
      <text:p text:style-name="PreformattedText"/>
      <text:p text:style-name="PreformattedText">34. A dźeše k nim: Moja duša je zrudna hač do smjerće. Wostańće tudy a wachujće. ref((Mat. 26, 38. Jan. 12, 27.))</text:p>
      <text:p text:style-name="PreformattedText"/>
      <text:p text:style-name="PreformattedText">35. A woteńdźe trochu, padźe na zemju a modleše so tak, hdy by móžno było, zo by ta štunda wot njeho nimo šła.</text:p>
      <text:p text:style-name="PreformattedText"/>
      <text:p text:style-name="PreformattedText">36. A dźeše: Abba, mój Wótče, wšitko je tebi móžno;<text:s/>přezběhń<text:s/>mje teho<text:s/>kelucha. Ale wšak nic kaž ja chcu, ale kaž ty chceš. ref((Luk. 1, 327. Mat. 26, 39. Jan. 6, 38.))</text:p>
      <text:p text:style-name="PreformattedText"/>
      <text:p text:style-name="PreformattedText">37. A přińdźe a namaka jich, zo spachu. A dźeše k Pětrej:<text:s/>Šimanje, spiš ty? Njezamóžeš dha ty tež jenu štundu wachować?</text:p>
      <text:p text:style-name="PreformattedText"/>
      <text:p text:style-name="PreformattedText">38. Wachujće a modlće so, tak zo wy do spytowanja<text:s/>njepřińdźeće. Duch je hotowy, ale mjaso je słabe. ref((Mat. 26, 41.))</text:p>
      <text:p text:style-name="PreformattedText"/>
      <text:p text:style-name="PreformattedText">39. A woteńdźe zaso a modleše so a rěčeše to same słowo.</text:p>
      <text:p text:style-name="PreformattedText"/>
      <text:p text:style-name="PreformattedText">40. A přińdźe zaso a namaka jich, zo zaso spachu; přetož jich woči běchu połne spanja; a<text:s/>njewjedźechu, što bychu jemu<text:s/>wotmołwili.</text:p>
      <text:p text:style-name="PreformattedText"/>
      <text:p text:style-name="PreformattedText">41. A wón přińdźe třeći<text:s/>raz<text:s/>a dźeše k nim: Ach chceće wy nětk spać a wotpočować? Dosć je, ta štunda je přišła; hlaj, čłowjeka syn budźe do tych hrěšnikow jich rukow podaty. ref((Mat. 26,<text:s/><text:soft-page-break/>45.))</text:p>
      <text:p text:style-name="PreformattedText"/>
      <text:p text:style-name="PreformattedText">42. Stańće, pójmy; hlajće, kiž mje přeradźi, je so<text:s/>přibližał. ref((Jan. 14, 31.))</text:p>
      <text:p text:style-name="PreformattedText"/>
      <text:p text:style-name="PreformattedText">43. A na měsće, hdyž wón hišće rěčeše, přińdźe Judaš, tych dwanaće jedyn, a z nim wulka črjóda z mječemi a ze žerdźemi, wot wyšich měšnikow a pismawučenych a staršich. ref((Mat. 26, 47. Luk. 22, 47. Jan. 18, 3.))</text:p>
      <text:p text:style-name="PreformattedText"/>
      <text:p text:style-name="PreformattedText">44. Jeho<text:s/>přeradnik<text:s/>pak běše jim zejch dał a rjeknył: Kotrehož ja budu wokošeć, tón samy je; teho<text:s/>přimńće<text:s/>a wjedźće jeho wěsće.</text:p>
      <text:p text:style-name="PreformattedText"/>
      <text:p text:style-name="PreformattedText">45. A wón<text:s/>přišedši<text:s/>stupi na měsće k njemu a dźeše: Rabbi, rabbi! a wokoša jeho. ref((2 Sam. 20, 9.))</text:p>
      <text:p text:style-name="PreformattedText"/>
      <text:p text:style-name="PreformattedText">46. Woni pak złožichu swojej rucy na njeho a jimachu jeho.</text:p>
      <text:p text:style-name="PreformattedText"/>
      <text:p text:style-name="PreformattedText">47. Jedyn pak wot tych, kiž pódla stejachu, wućahnu swój mječ a dyri teho wyšeho měšnika wotročka a wotća jemu wucho. ref((Mat. 26, 51. Luk. 22, 50.))</text:p>
      <text:soft-page-break/>
      <text:p text:style-name="P102"><text:s/></text:p>
      <text:p text:style-name="P103">%-------------------------------------------------------------------</text:p>
      <text:p text:style-name="PreformattedText"><text:span text:style-name="T104">% https://digital.slub-dresden.de/data/kitodo/BibltojeZ_478590679/BibltojeZ_478590679_tif/jpegs/00001383.tif.large.jpg %-------------------------------------------------------------------</text:span></text:p>
      <text:p text:style-name="PreformattedText"/>
      <text:p text:style-name="PreformattedText">48. A Jezus wotmołwi a dźeše k nim: Wy sće wušli, jako na mordarja, z mječemi a ze žerdźemi, mje jimać;</text:p>
      <text:p text:style-name="PreformattedText"/>
      <text:p text:style-name="PreformattedText">49. Ja sym wšědnje pola was w templu był a sym wučił, a wy mje njejsće přijeli; ale to so nětk stanje, zo by to pismo było dopjelnjene. ref((Ps. 69, 10.))</text:p>
      <text:p text:style-name="PreformattedText"/>
      <text:p text:style-name="PreformattedText">50. A wšitcy wučomnicy wopušćichu jeho a ćeknychu. ref((Hiob. 19, 13.))</text:p>
      <text:p text:style-name="PreformattedText"/>
      <text:p text:style-name="PreformattedText">51. A jedyn<text:s/>młodźenc<text:s/>dźěše za nim, tón běše z rubom na nahim žiwoće<text:s/>wodźěty; a ći<text:s/>młodźency<text:s/>přijachu<text:s/>jeho;</text:p>
      <text:p text:style-name="PreformattedText"/>
      <text:p text:style-name="PreformattedText">52. Wón pak, pušćiwši tón rub, ćekny nahi wot nich.</text:p>
      <text:p text:style-name="PreformattedText"/>
      <text:p text:style-name="PreformattedText">53. A woni wjedźechu Jezusa k<text:s/>wyšemu<text:s/>měšnikej, a hnydom so zeńdźechu wšitcy wyši měšnicy a starši a pismawučeni. ref((Mat. 26, 57. Luk. 22, 54. Jan. 18, 13.))</text:p>
      <text:p text:style-name="PreformattedText"/>
      <text:p text:style-name="PreformattedText">54. Pětr pak dźěše z dala za nim hač do wyšeho měšnika hroda nutř; a wón běše tam, a sedźo pola tych wotročkow wohrěwaše wón so při wohenju.</text:p>
      <text:p text:style-name="PreformattedText"/>
      <text:p text:style-name="PreformattedText">55. Ale wyši měšnik a cyła rada pytachu swědčenje napřećiwo Jezusej, tak zo bychu jeho morili; a njenamakachu ničo. ref((Mat. 26, 59. Jap. zk. 6, 13.))</text:p>
      <text:p text:style-name="PreformattedText"/>
      <text:p text:style-name="PreformattedText">56. Wjele jich pak napřećiwo njemu falšnje swědčeše; ale jich swědčenje njeběše přez jene.</text:p>
      <text:p text:style-name="PreformattedText"/>
      <text:p text:style-name="PreformattedText">57. A<text:s/>někotři<text:s/>stažechu a ryčachu falšne swědčenje napřećiwo njemu a dźachu:</text:p>
      <text:p text:style-name="PreformattedText"/>
      <text:p text:style-name="PreformattedText">58. My smy słyšeli, zo wón dźeše: Ja chcu tón templ, kotryž je z rukomaj sčinjeny,<text:s/>rozłamać<text:s/>a w třoch dnjach druhi natwarić, kiž njeje z rukomaj sčinjeny. ref((Jan. 2, 19.))</text:p>
      <text:p text:style-name="PreformattedText"/>
      <text:p text:style-name="PreformattedText">59. Ale jich swědčenje hišće tak njeběše přez jene.</text:p>
      <text:p text:style-name="PreformattedText"/>
      <text:p text:style-name="PreformattedText">60. A wyši měšnik stanu srjedźa nich, wopraša Jezusa a dźeše: Njewotmołwiš ty ničo? Što je to, štož ći na tebje swědča?</text:p>
      <text:p text:style-name="PreformattedText"/>
      <text:p text:style-name="PreformattedText">61. Wón pak mjelčeše a njewotmołwi ničo. Wospjet wopraša jeho tón wyši měšnik a dźeše k njemu: Sy ty Chrystus, tón Syn teho<text:s/>wysocy<text:s/>chwaleneho? ref((Jez. 53, 8.))</text:p>
      <text:p text:style-name="PreformattedText"/>
      <text:p text:style-name="PreformattedText">62. Jezus pak dźeše: Ja sym; a wy budźeće<text:s/>widźeć<text:s/>čłowjeka syna sedźo na prawicy teje mozy a přińdźo z mróčelemi tych njebjes. ref((Mat. 24, 30. Luk. 22, 69.))</text:p>
      <text:p text:style-name="PreformattedText"/>
      <text:p text:style-name="PreformattedText">63. Tuž<text:s/>roztorha<text:s/>wyši měšnik swoju suknju a dźeše: Što my dale swědčenja potrjebamy? ref((3 Mójz. 10, 6.))</text:p>
      <text:p text:style-name="PreformattedText"/>
      <text:p text:style-name="PreformattedText">64. Wy sće słyšeli to Bože hanjenje; što so wam zda? Woni pak zatamachu jeho wšitcy, zo smjerće je winojty. ref((Jer. 26, 11.))</text:p>
      <text:p text:style-name="PreformattedText"/>
      <text:p text:style-name="PreformattedText">65. A<text:s/>někotři<text:s/>počachu na njeho pluwać a jeho wobličo<text:s/>přikrywać<text:s/>a z<text:s/>pjasćemi<text:s/>jeho bić a k njemu prajić: Wěšć nam. A wosebnje ći<text:s/>wotročcy<text:s/>bijachu jeho do wobliča.</text:p>
      <text:p text:style-name="PreformattedText"/>
      <text:p text:style-name="PreformattedText">66. A Pětr běše delekach w tym hrodźe. Tuž přińdźe jena wot teho wyšeho měšnika dźowkow.</text:p>
      <text:p text:style-name="PreformattedText"/>
      <text:p text:style-name="PreformattedText">67. A jako wona widźeše, zo so Pětr wohrěwaše, pohlada wona na njeho a dźeše: A ty běše tež z tym Jezusom z Nacareta.</text:p>
      <text:p text:style-name="PreformattedText"/>
      <text:p text:style-name="PreformattedText">68. Wón pak zaprě a dźeše: Ja jeho njeznaju, njewěm tež, što ty prajiš.</text:p>
      <text:p text:style-name="PreformattedText"/>
      <text:p text:style-name="PreformattedText">69. A<text:s/>wuńdźe<text:s/>won do dwora, a kapon zaspěwa. A ta dźowka wuhlada jeho zaso a poča tym prajić, kotřiž pódla stejachu: Tón je wot nich. ref((Mat. 26, 71.))</text:p>
      <text:p text:style-name="PreformattedText"/>
      <text:p text:style-name="PreformattedText">70. Wón pak zaso prěješe.<text:s/>A zaso po małej chwili dźachu k Pětrej, kotřiž pódla stejachu: Woprawdźe, ty sy wot tych samych jedyn; přetož ty sy tež Galilejski, a<text:s/>twoja ryč je na Galilejsku ryč podobna.</text:p>
      <text:soft-page-break/>
      <text:p text:style-name="P105"><text:s/></text:p>
      <text:p text:style-name="P106">%-------------------------------------------------------------------</text:p>
      <text:p text:style-name="P107">% https://digital.slub-dresden.de/data/kitodo/BibltojeZ_478590679/BibltojeZ_478590679_tif/jpegs/00001384.tif.large.jpg %-------------------------------------------------------------------</text:p>
      <text:p text:style-name="PreformattedText"/>
      <text:p text:style-name="PreformattedText">71. Wón pak poča so pokleć a so<text:s/>přisahać: Ja teho čłowjeka njeznaju, wot kotrehož wy prajiće.</text:p>
      <text:p text:style-name="PreformattedText"/>
      <text:p text:style-name="PreformattedText">72. A kapon zaso zaspěwa. Tuž spomni Pětr na to słowo, kotrež Jezus k njemu dźeše: So prjedy, dyžli kapon<text:s/>dwojicy<text:s/>zaspěwa, budźeš ty mje tři króć zaprěć. A wón so nahle (z dwora) won da a płakaše. ref((Mat. 26, 34. Luk. 22, 34.))</text:p>
      <text:p text:style-name="PreformattedText"/>
      <text:p text:style-name="Standard">%-------------------------------------------------------------------</text:p>
      <text:p text:style-name="P108"><text:tab/></text:p>
      <text:p text:style-name="PreformattedText">staw((15. staw))</text:p>
      <text:p text:style-name="PreformattedText"/>
      <text:p text:style-name="PreformattedText">detail((Chrysta<text:s/>ćerpjenje<text:s/>před Pilatusom, krónowanje,<text:s/>křižowanje, smjerć a pohrjebanje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hnydom rano zradźichu so wyši měšnicy ze staršimi a z pismawučenymi a z cyłej radu a zwjazachu Jezusa a wuwjedźechu jeho a podachu jeho Pilatusej. ref((Mat. 27, 1.))</text:p>
      <text:p text:style-name="PreformattedText"/>
      <text:p text:style-name="PreformattedText">2. A Pilatus wopraša jeho: Sy ty tych židow kral? Wón pak wotmołwi a dźeše k njemu: Ty to prajiš. ref((Jan. 18, 33.))</text:p>
      <text:p text:style-name="PreformattedText"/>
      <text:p text:style-name="PreformattedText">3. A wyši měšnicy wjele na njeho skoržachu.</text:p>
      <text:p text:style-name="PreformattedText"/>
      <text:p text:style-name="PreformattedText">4. Pilatus pak wopraša jeho zaso a dźeše: Njewotmołwiš ty ničo? Hlej, kak twjerdźe woni će<text:s/>wobskoržuja.</text:p>
      <text:p text:style-name="PreformattedText"/>
      <text:p text:style-name="PreformattedText">5. Jezus pak ničo wjazy njewotmołwi, tak zo so tež Pilatus dźiwaše.</text:p>
      <text:p text:style-name="PreformattedText"/>
      <text:p text:style-name="PreformattedText">6. Na tón róčny čas pak pušćeše wón jim jeneho jateho, kotrehož woni sebi žadachu.</text:p>
      <text:p text:style-name="PreformattedText"/>
      <text:p text:style-name="PreformattedText">7. Wón běše pak někajki, Barabbas mjenowany, zaty ze zwadnikami, kotřiž w tym ropoće mordarstwo běchu wobešli.</text:p>
      <text:p text:style-name="PreformattedText"/>
      <text:p text:style-name="PreformattedText">8. A tón lud dźěše horje a poča prosyć, zo by činił, kaž jim přeco běše činił.</text:p>
      <text:p text:style-name="PreformattedText"/>
      <text:p text:style-name="PreformattedText">9. Pilatus pak wotmołwi jim: Chceće wy, dha chcu ja wam teho krala tych Židow pušćić?</text:p>
      <text:p text:style-name="PreformattedText"/>
      <text:p text:style-name="PreformattedText">10. Přetož wón<text:s/>wjedźeše, zo wyši měšnicy jeho ze zawizću běchu podali.</text:p>
      <text:p text:style-name="PreformattedText"/>
      <text:p text:style-name="PreformattedText">11. Wyši měšnicy pak wabjachu tón lud, zo by jim radšo Barabbasa pušćił.</text:p>
      <text:p text:style-name="PreformattedText"/>
      <text:p text:style-name="PreformattedText">12. Tuž wotmołwi Pilatus zaso a dźeše k nim: Što chceće dha wy, zo bych ja činił temu, kotremuž wy winu dawaće, zo je židow kral? ref((Jan. 18, 38.))</text:p>
      <text:p text:style-name="PreformattedText"/>
      <text:p text:style-name="PreformattedText">13. Woni pak wołachu zaso: Křižuj jeho!</text:p>
      <text:p text:style-name="PreformattedText"/>
      <text:p text:style-name="PreformattedText">14. A Pilatus dźeše k nim: Što je dha wón złeho sčinił? Ale woni čim bóle wołachu: Křižuj jeho!</text:p>
      <text:p text:style-name="PreformattedText"/>
      <text:p text:style-name="PreformattedText">15. Pilatus pak chcyše ludu dosć činić a pušći jim Barabbasa; Jezusa pak krjudowaneho poda wón, zo by<text:s/>křižowany<text:s/>był.</text:p>
      <text:p text:style-name="PreformattedText"/>
      <text:soft-page-break/>
      <text:p text:style-name="PreformattedText">16. Ći<text:s/>wojacy<text:s/>pak wjedźechu jeho nutř na dwór (to je do sudneje chěže) a wołachu hromadu wšitku syłu; ref((Mat. 27, 27. Jan. 19, 1.))</text:p>
      <text:p text:style-name="PreformattedText"/>
      <text:p text:style-name="PreformattedText">17. A woblečechu jeho<text:s/>purpurski<text:s/>kwič<text:s/>a naplećechu ćernjowu krónu a stajichu jemu ju na jeho hłowu;</text:p>
      <text:p text:style-name="PreformattedText"/>
      <text:p text:style-name="PreformattedText">18. A počachu jeho<text:s/>postrowić: Bóh daj ći wjele strowja a zboža, o kralo tych židow!</text:p>
      <text:p text:style-name="PreformattedText"/>
      <text:p text:style-name="PreformattedText">19. A bijachu jemu hłowu ze sćinu a<text:s/>pluwachu<text:s/>na njeho a padachu na kolena a modlachu so před nim. ref((Mat. 26, 67.))</text:p>
      <text:p text:style-name="PreformattedText"/>
      <text:p text:style-name="PreformattedText">20. A hdyž jeho běchu<text:s/>přešpotowali, slečechu woni jemu tón<text:s/>kwič<text:s/>a woblečechu jeho jeho drastu a wjedźechu jeho won, zo bychu jeho křižowali; ref((Mat. 27, 31.))</text:p>
      <text:p text:style-name="PreformattedText"/>
      <text:p text:style-name="PreformattedText">21.<text:s/>A<text:s/>přinućichu někajkeho<text:s/>Šimana, kiž nimo dźěše, z<text:s/>Irena, kotryž z pola přińdźe (a běše Alexandrowy a Ruffowy nan), zo by wón jemu jeho křiž njesł.<text:s/>ref((Mat. 27, 32. Luk. 23, 26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detail((Tekst na ćichi pjatk. IY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22. A přiwjedźechu jeho na město<text:s/>Golgota, to je přełožene: Nopow město. ref((Mat. 27, 33. Jan. 19, 17.))</text:p>
      <text:soft-page-break/>
      <text:p text:style-name="P109"><text:s/></text:p>
      <text:p text:style-name="P110">%-------------------------------------------------------------------</text:p>
      <text:p text:style-name="PreformattedText"><text:span text:style-name="T111">% https://digital.slub-dresden.de/data/kitodo/BibltojeZ_478590679/BibltojeZ_478590679_tif/jpegs/00001385.tif.large.jpg %-------------------------------------------------------------------</text:span></text:p>
      <text:p text:style-name="PreformattedText"/>
      <text:p text:style-name="PreformattedText">23. A dachu jemu z maru změšane wino so napić. Wón pak jo njewza. ref((Ps. 69, 23.))</text:p>
      <text:p text:style-name="PreformattedText"/>
      <text:p text:style-name="PreformattedText">24. A jako jeho běchu křižowali,<text:s/>rozdźělichu<text:s/>woni jeho drastu a<text:s/>losowachu<text:s/>wo nju, što by kóždy dóstał. ref((Ps. 22, 19.<text:s/>Mat 27, 35.<text:s/>Luk.<text:s/>23, 34. Jan. 19,24.))</text:p>
      <text:p text:style-name="PreformattedText"/>
      <text:p text:style-name="PreformattedText">25. A běše wokoło<text:s/>třećeje<text:s/>štundy, hdyž woni jeho křižowachu.</text:p>
      <text:p text:style-name="PreformattedText"/>
      <text:p text:style-name="PreformattedText">26. A<text:s/>horjenkach<text:s/>k jeho hłowje běše napisane, štož jemu winu dawachu: Tón kral tych židow. ref((Mat. 27, 37.))</text:p>
      <text:p text:style-name="PreformattedText"/>
      <text:p text:style-name="PreformattedText">27. A woni křižowachu z nim dweju mordarjow, jeneho k jeho prawicy a jeneho k lěwicy.</text:p>
      <text:p text:style-name="PreformattedText"/>
      <text:p text:style-name="PreformattedText">28. A bě tak to pismo dopjelnjene, kotrež praji: Wón je bjez złóstnikow rachnowany. ref((Jez. 53, 13.))</text:p>
      <text:p text:style-name="PreformattedText"/>
      <text:p text:style-name="PreformattedText">29. A kotřiž nimo dźěchu, swarjachu na njeho a<text:s/>třasechu<text:s/>swoje hłowy a dźachu: Haha!<text:s/>rozłamaš<text:s/>ty tón templ a twariš jón w třoch dnjach? ref((Jan. 2, 19.))</text:p>
      <text:p text:style-name="PreformattedText"/>
      <text:p text:style-name="PreformattedText">30. Pomhaj nětk sam sebi a stup z křiža dele.</text:p>
      <text:p text:style-name="PreformattedText"/>
      <text:p text:style-name="PreformattedText">31. Teho runja tež wyši měšnicy smějachu so jemu bjez sobu z pismawučenymi a dźachu: Wón je druhim pomhał a sam sebi pomhać njemóže.</text:p>
      <text:p text:style-name="PreformattedText"/>
      <text:p text:style-name="PreformattedText">32. Jeli wón Chrystus a kral we<text:s/>Israelu, dha njech nětk stupi z křiža, zo bychmy my<text:s/>widźeli<text:s/>a wěrili. A taj, kotrajž z nim běštaj<text:s/>křižowanaj, jeho tež hanještaj.</text:p>
      <text:p text:style-name="PreformattedText"/>
      <text:p text:style-name="PreformattedText">33. A po<text:s/>šestej<text:s/>štundźe bě ćma po cyłej zemi hač do dźewjateje štundy. ref((Mat. 27, 45. Luk. 23, 44.))</text:p>
      <text:p text:style-name="PreformattedText"/>
      <text:p text:style-name="PreformattedText">34. A w dźewjatej štundźe zawoła Jezus z wulkim hłosom a dźeše: Eli, Eli, lama<text:s/>zabachtani? to je přełožene: Mój Božo, mój Božo, čoho dla sy ty mje wopušćił? ref((Ps. 22, 2. Mat. 27, 46.))</text:p>
      <text:p text:style-name="PreformattedText"/>
      <text:p text:style-name="PreformattedText">35. A<text:s/>někotři, kiž pódla stejachu, jako to słyšachu, dźachu woni: Hlej, wón woła Eliasa.</text:p>
      <text:p text:style-name="PreformattedText"/>
      <text:p text:style-name="PreformattedText">36. Tuž běžeše jedyn a napjelni šwom z kisałom a tyknu jón na sćinu a napowaše jeho a dźeše: Hladajmy wšak, hač Elias přińdźe a jeho dele wozmje. ref((Ps. 69, 23.))</text:p>
      <text:p text:style-name="PreformattedText"/>
      <text:p text:style-name="PreformattedText">37. Ale Jezus zawoła z wulkim hłosom a spušći dušu.) ref((Jan.<text:s/>19; 30.))</text:p>
      <text:p text:style-name="PreformattedText"/>
      <text:p text:style-name="PreformattedText">38. A tón<text:s/>zawěšk<text:s/>w templu<text:s/>roztorže<text:s/>so na dwoje, wot<text:s/>wjercha<text:s/>hač dele. ref((Mat. 27, 51.))</text:p>
      <text:p text:style-name="PreformattedText"/>
      <text:p text:style-name="PreformattedText">39. Tón hejtman pak, kotryž pódla steješe, jemu napřećiwo, a widźeše, zo wón z tajkim wołanjom dušu spušći, dźeše wón: Zawěrnje, tón čłowjek je Boži Syn był. ref((Mat. 27, 54.))</text:p>
      <text:p text:style-name="PreformattedText"/>
      <text:p text:style-name="PreformattedText">40. Wone běchu pak tam tež žónske, kotrež z dala<text:s/>přihladowachu, bjez kotrymiž běše Marja Madlena a Marja, teho małeho Jakuba a<text:s/>Jezusowa<text:s/>mać, a Salome; ref((Mat. 27, 55.))</text:p>
      <text:p text:style-name="PreformattedText"/>
      <text:p text:style-name="PreformattedText">41. Kotrež tež běchu za nim<text:s/>chodźiłe, jako wón w Galilejskej běše, a jemu słužiłe; a wjele druhich, kotrež běchu z nim horje do Jerusalema přišłe. ref((Luk. 8, 2.))</text:p>
      <text:p text:style-name="PreformattedText"/>
      <text:soft-page-break/>
      <text:p text:style-name="PreformattedText">42. A hdyž wječor běše (dokelž běše tón dźeń teho<text:s/>přihotowanja, to je před sabatom),</text:p>
      <text:p text:style-name="PreformattedText"/>
      <text:p text:style-name="PreformattedText">43. Přińdźe<text:s/>Józef<text:s/>z Arimathije,<text:s/>ćěsny<text:s/>radny knjez, kotryž tež na Bože kralestwo wočakowaše; tón so zwaži a dźěše nutř k Pilatej a prošeše pře to ćěło Jezusowe. ref((Mat. 27, 57. Luk. 23, 50. Jan. 19, 38.))</text:p>
      <text:p text:style-name="PreformattedText"/>
      <text:p text:style-name="PreformattedText">44. Pilatus pak dźiwaše so, zo je hižom wumrěł, a zawoła hejtmana a wopraša jeho, hač je dawno wumrěł?</text:p>
      <text:p text:style-name="PreformattedText"/>
      <text:p text:style-name="PreformattedText">45. A jako wón jo zhoni wot teho hejtmana, da wón<text:s/>Józefej<text:s/>to ćěło.</text:p>
      <text:p text:style-name="PreformattedText"/>
      <text:p text:style-name="PreformattedText">46. Wón pak kupi sebi rub, wza jeho dele a zawali jeho do teho ruba a połoži jeho do rowa, kotryž běše ze skały wurubany, a<text:s/>přiwali<text:s/>kamjeń před rowowe durje. ref((Mat. 27, 60.))</text:p>
      <text:p text:style-name="PreformattedText"/>
      <text:p text:style-name="PreformattedText">47. Ale Marja Madlena a Marja<text:s/>Jezusowa<text:s/>hladaštej, hdźe bě połoženy.</text:p>
      <text:soft-page-break/>
      <text:p text:style-name="P112"><text:s/></text:p>
      <text:p text:style-name="P113">%-------------------------------------------------------------------</text:p>
      <text:p text:style-name="PreformattedText"><text:span text:style-name="T114">% https://digital.slub-dresden.de/data/kitodo/BibltojeZ_478590679/BibltojeZ_478590679_tif/jpegs/00001386.tif.large.jpg %-------------------------------------------------------------------</text:span></text:p>
      <text:p text:style-name="PreformattedText"/>
      <text:p text:style-name="Standard">%-------------------------------------------------------------------</text:p>
      <text:p text:style-name="P115"><text:tab/></text:p>
      <text:p text:style-name="PreformattedText">staw((16. staw))</text:p>
      <text:p text:style-name="PreformattedText"/>
      <text:p text:style-name="PreformattedText">detail((Wo Chrystusowym horjestaću a k njebju ztpiću.))</text:p>
      <text:p text:style-name="PreformattedText"/>
      <text:p text:style-name="PreformattedText">detail((Sćenje na jutrowničku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jako so<text:s/>sabat<text:s/>minuł<text:s/>bě, nakupichu Marja Madlena a Marja Jakubowa a Salome<text:s/>wonjace<text:s/>wěcy, zo bychu přišłe a Jezusa žałbowałe. ref((Mat. 28, 1. Luk. 24, 1. Jan. 20, 1.))</text:p>
      <text:p text:style-name="PreformattedText"/>
      <text:p text:style-name="PreformattedText">2. A wone přińdźechu k rowu na prěni dźeń po sabaće jara rano, jako słónco schadźeše.</text:p>
      <text:p text:style-name="PreformattedText"/>
      <text:p text:style-name="PreformattedText">3. A wone dźachu bjez sobu: Štó budźe nam tón kamjeń wot rowowych durjow wotwalić?</text:p>
      <text:p text:style-name="PreformattedText"/>
      <text:p text:style-name="PreformattedText">4. A jako tam pohladachu, pytnychu wone, zo tón kamjeń wotwaleny bě; přetož wón bě jara wulki.</text:p>
      <text:p text:style-name="PreformattedText"/>
      <text:p text:style-name="PreformattedText">5.<text:s/>A wone zańdźechu do rowa a widźachu młodźenca na prawej rucy sedźo, tón běše z dołhej běłej drastu wodźěty; a woni so stróžichu.<text:s/>ref((Mat. 28, 2. 3.<text:s/>Luk. 24, 4. Jan. 20, 12.))</text:p>
      <text:p text:style-name="PreformattedText"/>
      <text:p text:style-name="PreformattedText">6. Wón pak dźeše k nim:<text:s/>Njestróžće<text:s/>so; wy pytaće Jezusa<text:s/>Nacarenskeho, teho<text:s/>křižowaneho; wón je<text:s/>stanył<text:s/>a njeje tudy. Hlaj to město, hdźež jeho běchu połožili. ref((Mat. 28, 5.))</text:p>
      <text:p text:style-name="PreformattedText"/>
      <text:p text:style-name="PreformattedText">7. Dźiće pak a powěsće to jeho wučomnikam a Pětrej, zo wón prjedy was póńdźe do Galilejskeje; tam budźeće jeho widźić, kaž wón wam prajił je.</text:p>
      <text:p text:style-name="PreformattedText"/>
      <text:p text:style-name="PreformattedText">8. A woni wuńdźechu khětzje a ćeknychu wot rowa, přetož strachota a hroza běše na nje přišła; a njeprajachu nikomu<text:s/>ničo, přetož wone so bojachu.</text:p>
      <text:p text:style-name="PreformattedText"/>
      <text:p text:style-name="PreformattedText">9. Jezus pak, jako běše<text:s/>stanył<text:s/>rano na prěnim dnju teho tydźenja, zjewi wón so najprjedy<text:s/>Mariji<text:s/>Madlenje, wot kotrejež wón sydom djabołow běše wuhnał.</text:p>
      <text:p text:style-name="PreformattedText"/>
      <text:p text:style-name="PreformattedText">10. A wona dźěše a<text:s/>připowědźi<text:s/>to tym, kotřiž běchu z nim byli, kiž žarowachu a płakachu.</text:p>
      <text:p text:style-name="PreformattedText"/>
      <text:p text:style-name="PreformattedText">11. A ći sami, jako słyšachu, zo wón je žiwy a zo je wot njeje<text:s/>widźany, njewěrjachu woni.</text:p>
      <text:p text:style-name="PreformattedText"/>
      <text:p text:style-name="PreformattedText">12. Potom pak, jako dwaj wot nich chodźeštaj, zjewi wón so w<text:s/>hinašim<text:s/>štalće, jako wonaj přez polo dźěštaj. ref((Luk. 24, 13.))</text:p>
      <text:p text:style-name="PreformattedText"/>
      <text:p text:style-name="PreformattedText">13. A taj samaj tež woteńdźeštaj a<text:s/>powědaštaj<text:s/>to tym druhim; ale woni tež tymaj njewěrjachu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detail((Sćenje na Bože spěće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4. [Naposledku, jako ći jidnaćo za blidom<text:s/>sedźachu, zjewi wón so jim a naswari jich njewěru a<text:s/><text:soft-page-break/>twjerdu wutrobu, zo njeběchu tym wěrili, kotřiž jeho běchu zbudźeneho<text:s/>widźeli; ref((Luk. 24, 36. Jan. 20, 19. 1 Kor. 15, 5. 7.))</text:p>
      <text:p text:style-name="PreformattedText"/>
      <text:p text:style-name="PreformattedText">15. A dźeše k nim: Dźiće po wšěm swěće a prědujće to<text:s/>ewangelion<text:s/>wšitkemu stworjenju; ref((Mat. 28, 19. Kol. 1, 23.))</text:p>
      <text:p text:style-name="PreformattedText"/>
      <text:p text:style-name="PreformattedText">16. Štóž wěri a křćeny budźe, tón budźe zbóžny; štóž pak njewěri, tón budźe zatamany. ref((Jan. 3, 18. 36. St. 12, 48. Jap. zk. 2, 38.))</text:p>
      <text:p text:style-name="PreformattedText"/>
      <text:p text:style-name="PreformattedText">17. Zejchi pak, kiž<text:s/>wěrjacych<text:s/>budźa<text:s/>přewodźić, su te: W mojim mjenje budźa čertow won honić, z nowymi jazykami rěčeć, ref((Jap. zk. 16, 18. St. 2, 4. 11. St. 10, 46.))</text:p>
      <text:p text:style-name="PreformattedText"/>
      <text:p text:style-name="PreformattedText">18. Hady zahnać; a budźa-li što smjertneho pić, njebudźe to jim<text:s/>škodźeć; na chorych budźa woni rucy kłasć, dha budźe jim lěpje. ref((Luk. 10, 19. Jap. zk. 28, 5. 8.))</text:p>
      <text:p text:style-name="PreformattedText"/>
      <text:p text:style-name="PreformattedText">19. A tón Knjez tak, jako běše z nimi<text:s/>porěčał, bu horje wzaty do njebjes a je so<text:s/>sunył<text:s/>k prawicy Božej. ref((Luk. 24, 51. Jap. zk. 1, 9.))</text:p>
      <text:p text:style-name="PreformattedText"/>
      <text:p text:style-name="PreformattedText">20. Woni pak dźěchu won a prědowachu wšudźom z<text:s/>pomocu<text:s/>teho Knjeza, kiž wobtwjerdźi to słowo přez te zejchi, kotrež činjachu.<text:span text:style-name="T116">]</text:span><text:s/>ref((Jap. zk. 3, 16. St. 14,3. Hěbr.2, 4.)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sb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prechblasentext" style:display-name="Sprechblasentext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4-09-20T10:40:00Z</meta:creation-date>
    <dc:date>2024-10-04T08:30:00Z</dc:date>
    <meta:print-date>2024-09-20T10:44:00Z</meta:print-date>
    <meta:template xlink:href="Normal.dotm" xlink:type="simple"/>
    <meta:editing-cycles>4</meta:editing-cycles>
    <meta:editing-duration>PT0S</meta:editing-duration>
    <meta:document-statistic meta:page-count="60" meta:paragraph-count="197" meta:word-count="14765" meta:character-count="98733" meta:row-count="701" meta:non-whitespace-character-count="84165"/>
  </office:meta>
</office:document-meta>
</file>